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86.34pt"/>
    </style:style>
    <style:style style:name="co4" style:family="table-column">
      <style:table-column-properties fo:break-before="auto" style:column-width="258.75pt"/>
    </style:style>
    <style:style style:name="co5" style:family="table-column">
      <style:table-column-properties fo:break-before="auto" style:column-width="88.7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NfdcFacilities-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LocationID</text:p>
          </table:table-cell>
          <table:table-cell office:value-type="string" calcext:value-type="string">
            <text:p>StateName</text:p>
          </table:table-cell>
          <table:table-cell office:value-type="string" calcext:value-type="string">
            <text:p>FacilityNam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00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ERCER COUNTY</text:p>
          </table:table-cell>
          <table:table-cell office:value-type="float" office:value="41.2486444444444" calcext:value-type="float">
            <text:p>41.2486444444</text:p>
          </table:table-cell>
          <table:table-cell office:value-type="float" office:value="90.7370833333333" calcext:value-type="float">
            <text:p>90.7370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L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T LOUIS RGNL</text:p>
          </table:table-cell>
          <table:table-cell office:value-type="float" office:value="38.8899166666667" calcext:value-type="float">
            <text:p>38.8899166667</text:p>
          </table:table-cell>
          <table:table-cell office:value-type="float" office:value="90.046" calcext:value-type="float">
            <text:p>90.04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K06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REATER BEARDSTOWN</text:p>
          </table:table-cell>
          <table:table-cell office:value-type="float" office:value="39.9733805555556" calcext:value-type="float">
            <text:p>39.9733805556</text:p>
          </table:table-cell>
          <table:table-cell office:value-type="float" office:value="90.4037333333333" calcext:value-type="float">
            <text:p>90.40373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LV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COTT AFB/MIDAMERICA</text:p>
          </table:table-cell>
          <table:table-cell office:value-type="float" office:value="38.5451666666667" calcext:value-type="float">
            <text:p>38.5451666667</text:p>
          </table:table-cell>
          <table:table-cell office:value-type="float" office:value="89.8351944444444" calcext:value-type="float">
            <text:p>89.83519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96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BENTON MUNI</text:p>
          </table:table-cell>
          <table:table-cell office:value-type="float" office:value="38.0085" calcext:value-type="float">
            <text:p>38.0085</text:p>
          </table:table-cell>
          <table:table-cell office:value-type="float" office:value="88.9344444444444" calcext:value-type="float">
            <text:p>88.93444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ENTRAL IL RGNL ARPT AT BLOOMINGTON-NORMAL</text:p>
          </table:table-cell>
          <table:table-cell office:value-type="float" office:value="40.4771111111111" calcext:value-type="float">
            <text:p>40.4771111111</text:p>
          </table:table-cell>
          <table:table-cell office:value-type="float" office:value="88.9159166666667" calcext:value-type="float">
            <text:p>88.9159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C5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BOLINGBROOK'S CLOW INTL</text:p>
          </table:table-cell>
          <table:table-cell office:value-type="float" office:value="41.6959166666667" calcext:value-type="float">
            <text:p>41.6959166667</text:p>
          </table:table-cell>
          <table:table-cell office:value-type="float" office:value="88.1295" calcext:value-type="float">
            <text:p>88.129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PS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T LOUIS DOWNTOWN</text:p>
          </table:table-cell>
          <table:table-cell office:value-type="float" office:value="38.5703611111111" calcext:value-type="float">
            <text:p>38.5703611111</text:p>
          </table:table-cell>
          <table:table-cell office:value-type="float" office:value="90.1550833333333" calcext:value-type="float">
            <text:p>90.1550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I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IRO RGNL</text:p>
          </table:table-cell>
          <table:table-cell office:value-type="float" office:value="37.0641388888889" calcext:value-type="float">
            <text:p>37.0641388889</text:p>
          </table:table-cell>
          <table:table-cell office:value-type="float" office:value="89.2195277777778" calcext:value-type="float">
            <text:p>89.21952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TK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INGERSOLL</text:p>
          </table:table-cell>
          <table:table-cell office:value-type="float" office:value="40.5690833333333" calcext:value-type="float">
            <text:p>40.5690833333</text:p>
          </table:table-cell>
          <table:table-cell office:value-type="float" office:value="90.0748333333333" calcext:value-type="float">
            <text:p>90.07483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DH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OUTHERN ILLINOIS</text:p>
          </table:table-cell>
          <table:table-cell office:value-type="float" office:value="37.7780833333333" calcext:value-type="float">
            <text:p>37.7780833333</text:p>
          </table:table-cell>
          <table:table-cell office:value-type="float" office:value="89.2520277777778" calcext:value-type="float">
            <text:p>89.25202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UL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RMI MUNI</text:p>
          </table:table-cell>
          <table:table-cell office:value-type="float" office:value="38.0894777777778" calcext:value-type="float">
            <text:p>38.0894777778</text:p>
          </table:table-cell>
          <table:table-cell office:value-type="float" office:value="88.1230611111111" calcext:value-type="float">
            <text:p>88.12306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H8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SEY MUNI</text:p>
          </table:table-cell>
          <table:table-cell office:value-type="float" office:value="39.3025083333333" calcext:value-type="float">
            <text:p>39.3025083333</text:p>
          </table:table-cell>
          <table:table-cell office:value-type="float" office:value="88.0040611111111" calcext:value-type="float">
            <text:p>88.00406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ENL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ENTRALIA MUNI</text:p>
          </table:table-cell>
          <table:table-cell office:value-type="float" office:value="38.5150833333333" calcext:value-type="float">
            <text:p>38.5150833333</text:p>
          </table:table-cell>
          <table:table-cell office:value-type="float" office:value="89.0911388888889" calcext:value-type="float">
            <text:p>89.09113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MI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NIVERSITY OF ILLINOIS-WILLARD</text:p>
          </table:table-cell>
          <table:table-cell office:value-type="float" office:value="40.0388333333333" calcext:value-type="float">
            <text:p>40.0388333333</text:p>
          </table:table-cell>
          <table:table-cell office:value-type="float" office:value="88.2778055555556" calcext:value-type="float">
            <text:p>88.2778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DW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HICAGO MIDWAY INTL</text:p>
          </table:table-cell>
          <table:table-cell office:value-type="float" office:value="41.7859722222222" calcext:value-type="float">
            <text:p>41.7859722222</text:p>
          </table:table-cell>
          <table:table-cell office:value-type="float" office:value="87.7524166666667" calcext:value-type="float">
            <text:p>87.7524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RD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HICAGO O'HARE INTL</text:p>
          </table:table-cell>
          <table:table-cell office:value-type="float" office:value="41.9773194444444" calcext:value-type="float">
            <text:p>41.9773194444</text:p>
          </table:table-cell>
          <table:table-cell office:value-type="float" office:value="87.9080055555556" calcext:value-type="float">
            <text:p>87.9080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GQ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LANSING MUNI</text:p>
          </table:table-cell>
          <table:table-cell office:value-type="float" office:value="41.5349166666667" calcext:value-type="float">
            <text:p>41.5349166667</text:p>
          </table:table-cell>
          <table:table-cell office:value-type="float" office:value="87.5295277777778" calcext:value-type="float">
            <text:p>87.52952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R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AURORA MUNI</text:p>
          </table:table-cell>
          <table:table-cell office:value-type="float" office:value="41.7719166666667" calcext:value-type="float">
            <text:p>41.7719166667</text:p>
          </table:table-cell>
          <table:table-cell office:value-type="float" office:value="88.4756666666667" calcext:value-type="float">
            <text:p>88.47566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CK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LAKE IN THE HILLS</text:p>
          </table:table-cell>
          <table:table-cell office:value-type="float" office:value="42.2068083333333" calcext:value-type="float">
            <text:p>42.2068083333</text:p>
          </table:table-cell>
          <table:table-cell office:value-type="float" office:value="88.3229944444445" calcext:value-type="float">
            <text:p>88.32299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WK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HICAGO EXECUTIVE</text:p>
          </table:table-cell>
          <table:table-cell office:value-type="float" office:value="42.1142777777778" calcext:value-type="float">
            <text:p>42.1142777778</text:p>
          </table:table-cell>
          <table:table-cell office:value-type="float" office:value="87.9015277777778" calcext:value-type="float">
            <text:p>87.90152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FD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HICAGO/ROCKFORD INTL</text:p>
          </table:table-cell>
          <table:table-cell office:value-type="float" office:value="42.1953611111111" calcext:value-type="float">
            <text:p>42.1953611111</text:p>
          </table:table-cell>
          <table:table-cell office:value-type="float" office:value="89.0972222222222" calcext:value-type="float">
            <text:p>89.09722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LEWIS UNIVERSITY</text:p>
          </table:table-cell>
          <table:table-cell office:value-type="float" office:value="41.6081111111111" calcext:value-type="float">
            <text:p>41.6081111111</text:p>
          </table:table-cell>
          <table:table-cell office:value-type="float" office:value="88.0961944444444" calcext:value-type="float">
            <text:p>88.0961944444</text:p>
          </table:table-cell>
        </table:table-row>
        <table:table-row table:style-name="ro1">
          <table:table-cell office:value-type="string" calcext:value-type="string">
            <text:p>HELIPORT</text:p>
          </table:table-cell>
          <table:table-cell office:value-type="string" calcext:value-type="string">
            <text:p>4H1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CHAUMBURG MUNI HELISTOP</text:p>
          </table:table-cell>
          <table:table-cell office:value-type="float" office:value="42.0480805555556" calcext:value-type="float">
            <text:p>42.0480805556</text:p>
          </table:table-cell>
          <table:table-cell office:value-type="float" office:value="88.0525694444444" calcext:value-type="float">
            <text:p>88.052569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6C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CHAUMBURG RGNL</text:p>
          </table:table-cell>
          <table:table-cell office:value-type="float" office:value="41.9893388888889" calcext:value-type="float">
            <text:p>41.9893388889</text:p>
          </table:table-cell>
          <table:table-cell office:value-type="float" office:value="88.1012416666667" calcext:value-type="float">
            <text:p>88.1012416667</text:p>
          </table:table-cell>
        </table:table-row>
        <table:table-row table:style-name="ro1">
          <table:table-cell office:value-type="string" calcext:value-type="string">
            <text:p>HELIPORT</text:p>
          </table:table-cell>
          <table:table-cell office:value-type="string" calcext:value-type="string">
            <text:p>TF8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TINLEY PARK HELISTOP</text:p>
          </table:table-cell>
          <table:table-cell office:value-type="float" office:value="41.5591666666667" calcext:value-type="float">
            <text:p>41.5591666667</text:p>
          </table:table-cell>
          <table:table-cell office:value-type="float" office:value="87.8058333333333" calcext:value-type="float">
            <text:p>87.80583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UG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WAUKEGAN RGNL</text:p>
          </table:table-cell>
          <table:table-cell office:value-type="float" office:value="42.4221583333333" calcext:value-type="float">
            <text:p>42.4221583333</text:p>
          </table:table-cell>
          <table:table-cell office:value-type="float" office:value="87.8679055555556" calcext:value-type="float">
            <text:p>87.8679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P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DUPAGE</text:p>
          </table:table-cell>
          <table:table-cell office:value-type="float" office:value="41.9070555555556" calcext:value-type="float">
            <text:p>41.9070555556</text:p>
          </table:table-cell>
          <table:table-cell office:value-type="float" office:value="88.248" calcext:value-type="float">
            <text:p>88.24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49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ACKMAN FIELD</text:p>
          </table:table-cell>
          <table:table-cell office:value-type="float" office:value="38.4523055555556" calcext:value-type="float">
            <text:p>38.4523055556</text:p>
          </table:table-cell>
          <table:table-cell office:value-type="float" office:value="90.2360555555556" calcext:value-type="float">
            <text:p>90.23605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82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BRESSON</text:p>
          </table:table-cell>
          <table:table-cell office:value-type="float" office:value="41.7625277777778" calcext:value-type="float">
            <text:p>41.7625277778</text:p>
          </table:table-cell>
          <table:table-cell office:value-type="float" office:value="89.1014805555556" calcext:value-type="float">
            <text:p>89.101480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NV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VERMILION REGIONAL</text:p>
          </table:table-cell>
          <table:table-cell office:value-type="float" office:value="40.1996944444444" calcext:value-type="float">
            <text:p>40.1996944444</text:p>
          </table:table-cell>
          <table:table-cell office:value-type="float" office:value="87.5955277777778" calcext:value-type="float">
            <text:p>87.59552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KB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DE KALB TAYLOR MUNI</text:p>
          </table:table-cell>
          <table:table-cell office:value-type="float" office:value="41.9338333333333" calcext:value-type="float">
            <text:p>41.9338333333</text:p>
          </table:table-cell>
          <table:table-cell office:value-type="float" office:value="88.7056861111111" calcext:value-type="float">
            <text:p>88.705686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DECATUR</text:p>
          </table:table-cell>
          <table:table-cell office:value-type="float" office:value="39.8345611111111" calcext:value-type="float">
            <text:p>39.8345611111</text:p>
          </table:table-cell>
          <table:table-cell office:value-type="float" office:value="88.8656888888889" calcext:value-type="float">
            <text:p>88.86568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73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DIXON MUNI-CHARLES R WALGREEN FIELD</text:p>
          </table:table-cell>
          <table:table-cell office:value-type="float" office:value="41.8336972222222" calcext:value-type="float">
            <text:p>41.8336972222</text:p>
          </table:table-cell>
          <table:table-cell office:value-type="float" office:value="89.4462111111111" calcext:value-type="float">
            <text:p>89.44621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TG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DWIGHT</text:p>
          </table:table-cell>
          <table:table-cell office:value-type="float" office:value="41.1326194444444" calcext:value-type="float">
            <text:p>41.1326194444</text:p>
          </table:table-cell>
          <table:table-cell office:value-type="float" office:value="88.4386444444445" calcext:value-type="float">
            <text:p>88.43864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H2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FFINGHAM COUNTY MEMORIAL</text:p>
          </table:table-cell>
          <table:table-cell office:value-type="float" office:value="39.0704444444444" calcext:value-type="float">
            <text:p>39.0704444444</text:p>
          </table:table-cell>
          <table:table-cell office:value-type="float" office:value="88.5335277777778" calcext:value-type="float">
            <text:p>88.5335277778</text:p>
          </table:table-cell>
        </table:table-row>
        <table:table-row table:style-name="ro1">
          <table:table-cell office:value-type="string" calcext:value-type="string">
            <text:p>ULTRALIGHT</text:p>
          </table:table-cell>
          <table:table-cell office:value-type="string" calcext:value-type="string">
            <text:p>3H5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RIE AIR PARK</text:p>
          </table:table-cell>
          <table:table-cell office:value-type="float" office:value="41.6824166666667" calcext:value-type="float">
            <text:p>41.6824166667</text:p>
          </table:table-cell>
          <table:table-cell office:value-type="float" office:value="90.0786111111111" calcext:value-type="float">
            <text:p>90.07861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FWC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FAIRFIELD MUNI</text:p>
          </table:table-cell>
          <table:table-cell office:value-type="float" office:value="38.3786305555556" calcext:value-type="float">
            <text:p>38.3786305556</text:p>
          </table:table-cell>
          <table:table-cell office:value-type="float" office:value="88.41265" calcext:value-type="float">
            <text:p>88.4126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FO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FLORA MUNI</text:p>
          </table:table-cell>
          <table:table-cell office:value-type="float" office:value="38.6649888888889" calcext:value-type="float">
            <text:p>38.6649888889</text:p>
          </table:table-cell>
          <table:table-cell office:value-type="float" office:value="88.4531111111111" calcext:value-type="float">
            <text:p>88.45311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FEP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ALBERTUS</text:p>
          </table:table-cell>
          <table:table-cell office:value-type="float" office:value="42.2461138888889" calcext:value-type="float">
            <text:p>42.2461138889</text:p>
          </table:table-cell>
          <table:table-cell office:value-type="float" office:value="89.581975" calcext:value-type="float">
            <text:p>89.58197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FREEPORT/DORNINK</text:p>
          </table:table-cell>
          <table:table-cell office:value-type="float" office:value="42.3777916666667" calcext:value-type="float">
            <text:p>42.3777916667</text:p>
          </table:table-cell>
          <table:table-cell office:value-type="float" office:value="89.5640027777778" calcext:value-type="float">
            <text:p>89.564002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BG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ALESBURG MUNI</text:p>
          </table:table-cell>
          <table:table-cell office:value-type="float" office:value="40.938" calcext:value-type="float">
            <text:p>40.938</text:p>
          </table:table-cell>
          <table:table-cell office:value-type="float" office:value="90.4311222222222" calcext:value-type="float">
            <text:p>90.43112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G8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-AIRPARK</text:p>
          </table:table-cell>
          <table:table-cell office:value-type="float" office:value="41.4397777777778" calcext:value-type="float">
            <text:p>41.4397777778</text:p>
          </table:table-cell>
          <table:table-cell office:value-type="float" office:value="90.1100555555555" calcext:value-type="float">
            <text:p>90.11005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81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MPBELL</text:p>
          </table:table-cell>
          <table:table-cell office:value-type="float" office:value="42.3246111111111" calcext:value-type="float">
            <text:p>42.3246111111</text:p>
          </table:table-cell>
          <table:table-cell office:value-type="float" office:value="88.0740861111111" calcext:value-type="float">
            <text:p>88.074086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RE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REENVILLE</text:p>
          </table:table-cell>
          <table:table-cell office:value-type="float" office:value="38.8362222222222" calcext:value-type="float">
            <text:p>38.8362222222</text:p>
          </table:table-cell>
          <table:table-cell office:value-type="float" office:value="89.3788888888889" calcext:value-type="float">
            <text:p>89.37888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0C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ALT FIELD</text:p>
          </table:table-cell>
          <table:table-cell office:value-type="float" office:value="42.4028888888889" calcext:value-type="float">
            <text:p>42.4028888889</text:p>
          </table:table-cell>
          <table:table-cell office:value-type="float" office:value="88.3751111111111" calcext:value-type="float">
            <text:p>88.37511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SB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HARRISBURG-RALEIGH</text:p>
          </table:table-cell>
          <table:table-cell office:value-type="float" office:value="37.8112555555556" calcext:value-type="float">
            <text:p>37.8112555556</text:p>
          </table:table-cell>
          <table:table-cell office:value-type="float" office:value="88.5502583333333" calcext:value-type="float">
            <text:p>88.550258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C0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DACY</text:p>
          </table:table-cell>
          <table:table-cell office:value-type="float" office:value="42.4024722222222" calcext:value-type="float">
            <text:p>42.4024722222</text:p>
          </table:table-cell>
          <table:table-cell office:value-type="float" office:value="88.6323888888889" calcext:value-type="float">
            <text:p>88.63238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I0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HAVANA RGNL</text:p>
          </table:table-cell>
          <table:table-cell office:value-type="float" office:value="40.2226916666667" calcext:value-type="float">
            <text:p>40.2226916667</text:p>
          </table:table-cell>
          <table:table-cell office:value-type="float" office:value="90.0227805555556" calcext:value-type="float">
            <text:p>90.022780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07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HIGHLAND-WINET</text:p>
          </table:table-cell>
          <table:table-cell office:value-type="float" office:value="38.77925" calcext:value-type="float">
            <text:p>38.77925</text:p>
          </table:table-cell>
          <table:table-cell office:value-type="float" office:value="89.64045" calcext:value-type="float">
            <text:p>89.6404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C2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HINCKLEY</text:p>
          </table:table-cell>
          <table:table-cell office:value-type="float" office:value="41.7708611111111" calcext:value-type="float">
            <text:p>41.7708611111</text:p>
          </table:table-cell>
          <table:table-cell office:value-type="float" office:value="88.7034138888889" calcext:value-type="float">
            <text:p>88.703413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JX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JACKSONVILLE MUNI</text:p>
          </table:table-cell>
          <table:table-cell office:value-type="float" office:value="39.7746111111111" calcext:value-type="float">
            <text:p>39.7746111111</text:p>
          </table:table-cell>
          <table:table-cell office:value-type="float" office:value="90.2382777777778" calcext:value-type="float">
            <text:p>90.23827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JO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JOLIET RGNL</text:p>
          </table:table-cell>
          <table:table-cell office:value-type="float" office:value="41.5176583333333" calcext:value-type="float">
            <text:p>41.5176583333</text:p>
          </table:table-cell>
          <table:table-cell office:value-type="float" office:value="88.1755222222222" calcext:value-type="float">
            <text:p>88.17552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KK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REATER KANKAKEE</text:p>
          </table:table-cell>
          <table:table-cell office:value-type="float" office:value="41.0713888888889" calcext:value-type="float">
            <text:p>41.0713888889</text:p>
          </table:table-cell>
          <table:table-cell office:value-type="float" office:value="87.8462777777778" calcext:value-type="float">
            <text:p>87.84627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KK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KANKAKEE</text:p>
          </table:table-cell>
          <table:table-cell office:value-type="float" office:value="41.1000305555556" calcext:value-type="float">
            <text:p>41.1000305556</text:p>
          </table:table-cell>
          <table:table-cell office:value-type="float" office:value="87.9167083333333" calcext:value-type="float">
            <text:p>87.916708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EZI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KEWANEE MUNI</text:p>
          </table:table-cell>
          <table:table-cell office:value-type="float" office:value="41.2051944444444" calcext:value-type="float">
            <text:p>41.2051944444</text:p>
          </table:table-cell>
          <table:table-cell office:value-type="float" office:value="89.9638611111111" calcext:value-type="float">
            <text:p>89.96386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75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ARSHALL COUNTY</text:p>
          </table:table-cell>
          <table:table-cell office:value-type="float" office:value="41.0188333333333" calcext:value-type="float">
            <text:p>41.0188333333</text:p>
          </table:table-cell>
          <table:table-cell office:value-type="float" office:value="89.3857777777778" calcext:value-type="float">
            <text:p>89.38577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LWV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LAWRENCEVILLE-VINCENNES INTL</text:p>
          </table:table-cell>
          <table:table-cell office:value-type="float" office:value="38.7642777777778" calcext:value-type="float">
            <text:p>38.7642777778</text:p>
          </table:table-cell>
          <table:table-cell office:value-type="float" office:value="87.6055" calcext:value-type="float">
            <text:p>87.605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LOGAN COUNTY</text:p>
          </table:table-cell>
          <table:table-cell office:value-type="float" office:value="40.1586944444444" calcext:value-type="float">
            <text:p>40.1586944444</text:p>
          </table:table-cell>
          <table:table-cell office:value-type="float" office:value="89.3350277777778" calcext:value-type="float">
            <text:p>89.33502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LF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LITCHFIELD MUNI</text:p>
          </table:table-cell>
          <table:table-cell office:value-type="float" office:value="39.1625" calcext:value-type="float">
            <text:p>39.1625</text:p>
          </table:table-cell>
          <table:table-cell office:value-type="float" office:value="89.6746388888889" calcext:value-type="float">
            <text:p>89.67463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V3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HARTENBOWER HECTARES</text:p>
          </table:table-cell>
          <table:table-cell office:value-type="float" office:value="41.1815" calcext:value-type="float">
            <text:p>41.1815</text:p>
          </table:table-cell>
          <table:table-cell office:value-type="float" office:value="89.1466944444445" calcext:value-type="float">
            <text:p>89.14669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QB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ACOMB MUNI</text:p>
          </table:table-cell>
          <table:table-cell office:value-type="float" office:value="40.5200833333333" calcext:value-type="float">
            <text:p>40.5200833333</text:p>
          </table:table-cell>
          <table:table-cell office:value-type="float" office:value="90.6523888888889" calcext:value-type="float">
            <text:p>90.65238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W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WILLIAMSON COUNTY RGNL</text:p>
          </table:table-cell>
          <table:table-cell office:value-type="float" office:value="37.7549722222222" calcext:value-type="float">
            <text:p>37.7549722222</text:p>
          </table:table-cell>
          <table:table-cell office:value-type="float" office:value="89.0110833333333" calcext:value-type="float">
            <text:p>89.0110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TO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OLES COUNTY MEMORIAL</text:p>
          </table:table-cell>
          <table:table-cell office:value-type="float" office:value="39.4778888888889" calcext:value-type="float">
            <text:p>39.4778888889</text:p>
          </table:table-cell>
          <table:table-cell office:value-type="float" office:value="88.2799722222222" calcext:value-type="float">
            <text:p>88.27997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C7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RANDPA'S FARM MENDOTA</text:p>
          </table:table-cell>
          <table:table-cell office:value-type="float" office:value="41.521975" calcext:value-type="float">
            <text:p>41.521975</text:p>
          </table:table-cell>
          <table:table-cell office:value-type="float" office:value="89.1325833333333" calcext:value-type="float">
            <text:p>89.1325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30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ETROPOLIS MUNI</text:p>
          </table:table-cell>
          <table:table-cell office:value-type="float" office:value="37.1829444444444" calcext:value-type="float">
            <text:p>37.1829444444</text:p>
          </table:table-cell>
          <table:table-cell office:value-type="float" office:value="88.7506666666667" calcext:value-type="float">
            <text:p>88.75066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QUAD CITY INTL</text:p>
          </table:table-cell>
          <table:table-cell office:value-type="float" office:value="41.4482777777778" calcext:value-type="float">
            <text:p>41.4482777778</text:p>
          </table:table-cell>
          <table:table-cell office:value-type="float" office:value="90.5075277777778" calcext:value-type="float">
            <text:p>90.5075277778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I04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QUAD-CITY</text:p>
          </table:table-cell>
          <table:table-cell office:value-type="float" office:value="41.4600333333333" calcext:value-type="float">
            <text:p>41.4600333333</text:p>
          </table:table-cell>
          <table:table-cell office:value-type="float" office:value="90.4929083333333" calcext:value-type="float">
            <text:p>90.492908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56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BULT FIELD</text:p>
          </table:table-cell>
          <table:table-cell office:value-type="float" office:value="41.3774166666667" calcext:value-type="float">
            <text:p>41.3774166667</text:p>
          </table:table-cell>
          <table:table-cell office:value-type="float" office:value="87.67975" calcext:value-type="float">
            <text:p>87.6797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66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ONMOUTH MUNI</text:p>
          </table:table-cell>
          <table:table-cell office:value-type="float" office:value="40.9297027777778" calcext:value-type="float">
            <text:p>40.9297027778</text:p>
          </table:table-cell>
          <table:table-cell office:value-type="float" office:value="90.6311055555556" calcext:value-type="float">
            <text:p>90.6311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K0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PIATT COUNTY</text:p>
          </table:table-cell>
          <table:table-cell office:value-type="float" office:value="40.0052777777778" calcext:value-type="float">
            <text:p>40.0052777778</text:p>
          </table:table-cell>
          <table:table-cell office:value-type="float" office:value="88.5585833333333" calcext:value-type="float">
            <text:p>88.5585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ORRIS MUNI - JAMES R WASHBURN FIELD</text:p>
          </table:table-cell>
          <table:table-cell office:value-type="float" office:value="41.4240555555556" calcext:value-type="float">
            <text:p>41.4240555556</text:p>
          </table:table-cell>
          <table:table-cell office:value-type="float" office:value="88.4186388888889" calcext:value-type="float">
            <text:p>88.41863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JG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OUNT CARMEL MUNI</text:p>
          </table:table-cell>
          <table:table-cell office:value-type="float" office:value="38.6065277777778" calcext:value-type="float">
            <text:p>38.6065277778</text:p>
          </table:table-cell>
          <table:table-cell office:value-type="float" office:value="87.7266944444444" calcext:value-type="float">
            <text:p>87.72669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55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OGLE COUNTY</text:p>
          </table:table-cell>
          <table:table-cell office:value-type="float" office:value="42.03725" calcext:value-type="float">
            <text:p>42.03725</text:p>
          </table:table-cell>
          <table:table-cell office:value-type="float" office:value="89.3928833333333" calcext:value-type="float">
            <text:p>89.3928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OUNT STERLING MUNI</text:p>
          </table:table-cell>
          <table:table-cell office:value-type="float" office:value="39.9853888888889" calcext:value-type="float">
            <text:p>39.9853888889</text:p>
          </table:table-cell>
          <table:table-cell office:value-type="float" office:value="90.8041388888889" calcext:value-type="float">
            <text:p>90.80413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V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OUNT VERNON</text:p>
          </table:table-cell>
          <table:table-cell office:value-type="float" office:value="38.3233611111111" calcext:value-type="float">
            <text:p>38.3233611111</text:p>
          </table:table-cell>
          <table:table-cell office:value-type="float" office:value="88.8585" calcext:value-type="float">
            <text:p>88.858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C8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USHING FIELD LTD</text:p>
          </table:table-cell>
          <table:table-cell office:value-type="float" office:value="41.519475" calcext:value-type="float">
            <text:p>41.519475</text:p>
          </table:table-cell>
          <table:table-cell office:value-type="float" office:value="88.6056277777778" calcext:value-type="float">
            <text:p>88.60562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LY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OLNEY-NOBLE</text:p>
          </table:table-cell>
          <table:table-cell office:value-type="float" office:value="38.721825" calcext:value-type="float">
            <text:p>38.721825</text:p>
          </table:table-cell>
          <table:table-cell office:value-type="float" office:value="88.1764305555556" calcext:value-type="float">
            <text:p>88.176430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N2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KYDIVE CHICAGO</text:p>
          </table:table-cell>
          <table:table-cell office:value-type="float" office:value="41.3997777777778" calcext:value-type="float">
            <text:p>41.3997777778</text:p>
          </table:table-cell>
          <table:table-cell office:value-type="float" office:value="88.7939166666667" calcext:value-type="float">
            <text:p>88.7939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ZELMER MEMORIAL AIRPARK INC</text:p>
          </table:table-cell>
          <table:table-cell office:value-type="float" office:value="39.4200472222222" calcext:value-type="float">
            <text:p>39.4200472222</text:p>
          </table:table-cell>
          <table:table-cell office:value-type="float" office:value="89.9912166666667" calcext:value-type="float">
            <text:p>89.9912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RG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DGAR COUNTY</text:p>
          </table:table-cell>
          <table:table-cell office:value-type="float" office:value="39.6996666666667" calcext:value-type="float">
            <text:p>39.6996666667</text:p>
          </table:table-cell>
          <table:table-cell office:value-type="float" office:value="87.6707777777778" calcext:value-type="float">
            <text:p>87.67077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C1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PAXTON</text:p>
          </table:table-cell>
          <table:table-cell office:value-type="float" office:value="40.4489777777778" calcext:value-type="float">
            <text:p>40.4489777778</text:p>
          </table:table-cell>
          <table:table-cell office:value-type="float" office:value="88.1277361111111" calcext:value-type="float">
            <text:p>88.127736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PEKIN MUNI</text:p>
          </table:table-cell>
          <table:table-cell office:value-type="float" office:value="40.4881944444445" calcext:value-type="float">
            <text:p>40.4881944444</text:p>
          </table:table-cell>
          <table:table-cell office:value-type="float" office:value="89.6758888888889" calcext:value-type="float">
            <text:p>89.67588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OWNING - PEORIA INTL</text:p>
          </table:table-cell>
          <table:table-cell office:value-type="float" office:value="40.6641944444444" calcext:value-type="float">
            <text:p>40.6641944444</text:p>
          </table:table-cell>
          <table:table-cell office:value-type="float" office:value="89.69325" calcext:value-type="float">
            <text:p>89.6932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MY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OUNT HAWLEY AUXILIARY</text:p>
          </table:table-cell>
          <table:table-cell office:value-type="float" office:value="40.7958055555556" calcext:value-type="float">
            <text:p>40.7958055556</text:p>
          </table:table-cell>
          <table:table-cell office:value-type="float" office:value="89.6134722222222" calcext:value-type="float">
            <text:p>89.61347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VYS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ILLINOIS VALLEY RGNL-WALTER A DUNCAN FIELD</text:p>
          </table:table-cell>
          <table:table-cell office:value-type="float" office:value="41.3501388888889" calcext:value-type="float">
            <text:p>41.3501388889</text:p>
          </table:table-cell>
          <table:table-cell office:value-type="float" office:value="89.1529444444445" calcext:value-type="float">
            <text:p>89.15294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JY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PINCKNEYVILLE-DU QUOIN</text:p>
          </table:table-cell>
          <table:table-cell office:value-type="float" office:value="37.9778833333333" calcext:value-type="float">
            <text:p>37.9778833333</text:p>
          </table:table-cell>
          <table:table-cell office:value-type="float" office:value="89.3604472222222" calcext:value-type="float">
            <text:p>89.360447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PQ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PITTSFIELD PENSTONE MUNI</text:p>
          </table:table-cell>
          <table:table-cell office:value-type="float" office:value="39.6388888888889" calcext:value-type="float">
            <text:p>39.6388888889</text:p>
          </table:table-cell>
          <table:table-cell office:value-type="float" office:value="90.7785583333333" calcext:value-type="float">
            <text:p>90.778558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N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PONTIAC MUNI</text:p>
          </table:table-cell>
          <table:table-cell office:value-type="float" office:value="40.9244444444444" calcext:value-type="float">
            <text:p>40.9244444444</text:p>
          </table:table-cell>
          <table:table-cell office:value-type="float" office:value="88.6239444444444" calcext:value-type="float">
            <text:p>88.62394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77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POPLAR GROVE</text:p>
          </table:table-cell>
          <table:table-cell office:value-type="float" office:value="42.3228611111111" calcext:value-type="float">
            <text:p>42.3228611111</text:p>
          </table:table-cell>
          <table:table-cell office:value-type="float" office:value="88.8363055555556" calcext:value-type="float">
            <text:p>88.8363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QUINCY RGNL-BALDWIN FIELD</text:p>
          </table:table-cell>
          <table:table-cell office:value-type="float" office:value="39.9430166666667" calcext:value-type="float">
            <text:p>39.9430166667</text:p>
          </table:table-cell>
          <table:table-cell office:value-type="float" office:value="91.1944611111111" calcext:value-type="float">
            <text:p>91.19446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TIP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ANTOUL NATL AVN CNTR-FRANK ELLIOTT FLD</text:p>
          </table:table-cell>
          <table:table-cell office:value-type="float" office:value="40.2935555555556" calcext:value-type="float">
            <text:p>40.2935555556</text:p>
          </table:table-cell>
          <table:table-cell office:value-type="float" office:value="88.1423888888889" calcext:value-type="float">
            <text:p>88.14238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SV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RAWFORD CO</text:p>
          </table:table-cell>
          <table:table-cell office:value-type="float" office:value="39.0160277777778" calcext:value-type="float">
            <text:p>39.0160277778</text:p>
          </table:table-cell>
          <table:table-cell office:value-type="float" office:value="87.6497777777778" calcext:value-type="float">
            <text:p>87.64977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PJ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CHELLE MUNI AIRPORT-KORITZ FIELD</text:p>
          </table:table-cell>
          <table:table-cell office:value-type="float" office:value="41.8926388888889" calcext:value-type="float">
            <text:p>41.8926388889</text:p>
          </table:table-cell>
          <table:table-cell office:value-type="float" office:value="89.0796111111111" calcext:value-type="float">
            <text:p>89.07961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C8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OTTONWOOD</text:p>
          </table:table-cell>
          <table:table-cell office:value-type="float" office:value="42.2916833333333" calcext:value-type="float">
            <text:p>42.2916833333</text:p>
          </table:table-cell>
          <table:table-cell office:value-type="float" office:value="89.1362166666667" calcext:value-type="float">
            <text:p>89.1362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K4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CHUY-RUSH</text:p>
          </table:table-cell>
          <table:table-cell office:value-type="float" office:value="40.1175444444444" calcext:value-type="float">
            <text:p>40.1175444444</text:p>
          </table:table-cell>
          <table:table-cell office:value-type="float" office:value="90.5904027777778" calcext:value-type="float">
            <text:p>90.590402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LO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ALEM-LECKRONE</text:p>
          </table:table-cell>
          <table:table-cell office:value-type="float" office:value="38.6428722222222" calcext:value-type="float">
            <text:p>38.6428722222</text:p>
          </table:table-cell>
          <table:table-cell office:value-type="float" office:value="88.9641833333333" calcext:value-type="float">
            <text:p>88.9641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FY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TRI-TOWNSHIP</text:p>
          </table:table-cell>
          <table:table-cell office:value-type="float" office:value="42.0458333333333" calcext:value-type="float">
            <text:p>42.0458333333</text:p>
          </table:table-cell>
          <table:table-cell office:value-type="float" office:value="90.1079444444444" calcext:value-type="float">
            <text:p>90.10794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H0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HELBY COUNTY</text:p>
          </table:table-cell>
          <table:table-cell office:value-type="float" office:value="39.4106" calcext:value-type="float">
            <text:p>39.4106</text:p>
          </table:table-cell>
          <table:table-cell office:value-type="float" office:value="88.8454222222222" calcext:value-type="float">
            <text:p>88.84542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A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PARTA COMMUNITY-HUNTER FIELD</text:p>
          </table:table-cell>
          <table:table-cell office:value-type="float" office:value="38.1488611111111" calcext:value-type="float">
            <text:p>38.1488611111</text:p>
          </table:table-cell>
          <table:table-cell office:value-type="float" office:value="89.6985027777778" calcext:value-type="float">
            <text:p>89.698502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ABRAHAM LINCOLN CAPITAL</text:p>
          </table:table-cell>
          <table:table-cell office:value-type="float" office:value="39.8442222222222" calcext:value-type="float">
            <text:p>39.8442222222</text:p>
          </table:table-cell>
          <table:table-cell office:value-type="float" office:value="89.6780833333333" calcext:value-type="float">
            <text:p>89.6780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K6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T LOUIS METRO-EAST/SHAFER FIELD</text:p>
          </table:table-cell>
          <table:table-cell office:value-type="float" office:value="38.7329083333333" calcext:value-type="float">
            <text:p>38.7329083333</text:p>
          </table:table-cell>
          <table:table-cell office:value-type="float" office:value="89.8065666666667" calcext:value-type="float">
            <text:p>89.80656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QI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WHITESIDE CO ARPT-JOS H BITTORF FLD</text:p>
          </table:table-cell>
          <table:table-cell office:value-type="float" office:value="41.7428333333333" calcext:value-type="float">
            <text:p>41.7428333333</text:p>
          </table:table-cell>
          <table:table-cell office:value-type="float" office:value="89.6762777777778" calcext:value-type="float">
            <text:p>89.67627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TAZ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TAYLORVILLE MUNI</text:p>
          </table:table-cell>
          <table:table-cell office:value-type="float" office:value="39.5325833333333" calcext:value-type="float">
            <text:p>39.5325833333</text:p>
          </table:table-cell>
          <table:table-cell office:value-type="float" office:value="89.3307055555556" calcext:value-type="float">
            <text:p>89.3307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K96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TUSCOLA</text:p>
          </table:table-cell>
          <table:table-cell office:value-type="float" office:value="39.7811972222222" calcext:value-type="float">
            <text:p>39.7811972222</text:p>
          </table:table-cell>
          <table:table-cell office:value-type="float" office:value="88.3064444444444" calcext:value-type="float">
            <text:p>88.30644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FRASCA FIELD</text:p>
          </table:table-cell>
          <table:table-cell office:value-type="float" office:value="40.1463972222222" calcext:value-type="float">
            <text:p>40.1463972222</text:p>
          </table:table-cell>
          <table:table-cell office:value-type="float" office:value="88.1984861111111" calcext:value-type="float">
            <text:p>88.198486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VL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VANDALIA MUNI</text:p>
          </table:table-cell>
          <table:table-cell office:value-type="float" office:value="38.9913055555556" calcext:value-type="float">
            <text:p>38.9913055556</text:p>
          </table:table-cell>
          <table:table-cell office:value-type="float" office:value="89.1662222222222" calcext:value-type="float">
            <text:p>89.16622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T2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PERCIVAL SPRINGS</text:p>
          </table:table-cell>
          <table:table-cell office:value-type="float" office:value="39.0144444444444" calcext:value-type="float">
            <text:p>39.0144444444</text:p>
          </table:table-cell>
          <table:table-cell office:value-type="float" office:value="88.5392777777778" calcext:value-type="float">
            <text:p>88.53927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C6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TRI-COUNTY</text:p>
          </table:table-cell>
          <table:table-cell office:value-type="float" office:value="40.774" calcext:value-type="float">
            <text:p>40.774</text:p>
          </table:table-cell>
          <table:table-cell office:value-type="float" office:value="90.0744166666667" calcext:value-type="float">
            <text:p>90.0744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ALEXANDRIA</text:p>
          </table:table-cell>
          <table:table-cell office:value-type="float" office:value="40.2325111111111" calcext:value-type="float">
            <text:p>40.2325111111</text:p>
          </table:table-cell>
          <table:table-cell office:value-type="float" office:value="85.6375305555556" calcext:value-type="float">
            <text:p>85.637530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I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ANDERSON MUNI-DARLINGTON FIELD</text:p>
          </table:table-cell>
          <table:table-cell office:value-type="float" office:value="40.1086111111111" calcext:value-type="float">
            <text:p>40.1086111111</text:p>
          </table:table-cell>
          <table:table-cell office:value-type="float" office:value="85.613" calcext:value-type="float">
            <text:p>85.613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CROOKED LAKE</text:p>
          </table:table-cell>
          <table:table-cell office:value-type="float" office:value="41.6724166666667" calcext:value-type="float">
            <text:p>41.6724166667</text:p>
          </table:table-cell>
          <table:table-cell office:value-type="float" office:value="85.0413888888889" calcext:value-type="float">
            <text:p>85.0413888889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01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LAKE JAMES</text:p>
          </table:table-cell>
          <table:table-cell office:value-type="float" office:value="41.7" calcext:value-type="float">
            <text:p>41.7</text:p>
          </table:table-cell>
          <table:table-cell office:value-type="float" office:value="85.0393055555556" calcext:value-type="float">
            <text:p>85.0393055556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C67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LAKE PLEASANT</text:p>
          </table:table-cell>
          <table:table-cell office:value-type="float" office:value="41.757" calcext:value-type="float">
            <text:p>41.757</text:p>
          </table:table-cell>
          <table:table-cell office:value-type="float" office:value="85.0919444444444" calcext:value-type="float">
            <text:p>85.09194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NQ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TRI-STATE STEUBEN COUNTY</text:p>
          </table:table-cell>
          <table:table-cell office:value-type="float" office:value="41.6396972222222" calcext:value-type="float">
            <text:p>41.6396972222</text:p>
          </table:table-cell>
          <table:table-cell office:value-type="float" office:value="85.0834916666667" calcext:value-type="float">
            <text:p>85.083491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WB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DE KALB COUNTY</text:p>
          </table:table-cell>
          <table:table-cell office:value-type="float" office:value="41.3071666666667" calcext:value-type="float">
            <text:p>41.3071666667</text:p>
          </table:table-cell>
          <table:table-cell office:value-type="float" office:value="85.0643611111111" calcext:value-type="float">
            <text:p>85.06436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LB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BATESVILLE</text:p>
          </table:table-cell>
          <table:table-cell office:value-type="float" office:value="39.3431277777778" calcext:value-type="float">
            <text:p>39.3431277778</text:p>
          </table:table-cell>
          <table:table-cell office:value-type="float" office:value="85.258425" calcext:value-type="float">
            <text:p>85.25842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FR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VIRGIL I GRISSOM MUNI</text:p>
          </table:table-cell>
          <table:table-cell office:value-type="float" office:value="38.8400277777778" calcext:value-type="float">
            <text:p>38.8400277778</text:p>
          </table:table-cell>
          <table:table-cell office:value-type="float" office:value="86.4453611111111" calcext:value-type="float">
            <text:p>86.44536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I3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SHAWNEE FIELD</text:p>
          </table:table-cell>
          <table:table-cell office:value-type="float" office:value="39.0427222222222" calcext:value-type="float">
            <text:p>39.0427222222</text:p>
          </table:table-cell>
          <table:table-cell office:value-type="float" office:value="87.00275" calcext:value-type="float">
            <text:p>87.00275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07I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LAKE MONROE</text:p>
          </table:table-cell>
          <table:table-cell office:value-type="float" office:value="39.0613333333333" calcext:value-type="float">
            <text:p>39.0613333333</text:p>
          </table:table-cell>
          <table:table-cell office:value-type="float" office:value="86.4460833333333" calcext:value-type="float">
            <text:p>86.4460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MG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MONROE COUNTY</text:p>
          </table:table-cell>
          <table:table-cell office:value-type="float" office:value="39.1460194444444" calcext:value-type="float">
            <text:p>39.1460194444</text:p>
          </table:table-cell>
          <table:table-cell office:value-type="float" office:value="86.6166777777778" calcext:value-type="float">
            <text:p>86.61667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40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MILLER</text:p>
          </table:table-cell>
          <table:table-cell office:value-type="float" office:value="40.7167111111111" calcext:value-type="float">
            <text:p>40.7167111111</text:p>
          </table:table-cell>
          <table:table-cell office:value-type="float" office:value="85.2499694444444" calcext:value-type="float">
            <text:p>85.249969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BOONVILLE</text:p>
          </table:table-cell>
          <table:table-cell office:value-type="float" office:value="38.0425444444444" calcext:value-type="float">
            <text:p>38.0425444444</text:p>
          </table:table-cell>
          <table:table-cell office:value-type="float" office:value="87.3177833333333" calcext:value-type="float">
            <text:p>87.3177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I2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BRAZIL CLAY COUNTY</text:p>
          </table:table-cell>
          <table:table-cell office:value-type="float" office:value="39.4767333333333" calcext:value-type="float">
            <text:p>39.4767333333</text:p>
          </table:table-cell>
          <table:table-cell office:value-type="float" office:value="87.0997083333333" calcext:value-type="float">
            <text:p>87.0997083333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12I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BROOKVILLE RESERVOIR</text:p>
          </table:table-cell>
          <table:table-cell office:value-type="float" office:value="39.5333055555556" calcext:value-type="float">
            <text:p>39.5333055556</text:p>
          </table:table-cell>
          <table:table-cell office:value-type="float" office:value="85.0005555555556" calcext:value-type="float">
            <text:p>85.0005555556</text:p>
          </table:table-cell>
        </table:table-row>
        <table:table-row table:style-name="ro1">
          <table:table-cell office:value-type="string" calcext:value-type="string">
            <text:p>HELIPORT</text:p>
          </table:table-cell>
          <table:table-cell office:value-type="string" calcext:value-type="string">
            <text:p>1I6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HOLIDAY INN LAKEVIEW</text:p>
          </table:table-cell>
          <table:table-cell office:value-type="float" office:value="38.2834027777778" calcext:value-type="float">
            <text:p>38.2834027778</text:p>
          </table:table-cell>
          <table:table-cell office:value-type="float" office:value="85.7557944444445" calcext:value-type="float">
            <text:p>85.7557944444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57P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CLEAR LAKE</text:p>
          </table:table-cell>
          <table:table-cell office:value-type="float" office:value="41.7356111111111" calcext:value-type="float">
            <text:p>41.7356111111</text:p>
          </table:table-cell>
          <table:table-cell office:value-type="float" office:value="84.8372222222222" calcext:value-type="float">
            <text:p>84.83722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I7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CLINTON</text:p>
          </table:table-cell>
          <table:table-cell office:value-type="float" office:value="39.7120027777778" calcext:value-type="float">
            <text:p>39.7120027778</text:p>
          </table:table-cell>
          <table:table-cell office:value-type="float" office:value="87.4002944444445" calcext:value-type="float">
            <text:p>87.40029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COLUMBUS MUNI</text:p>
          </table:table-cell>
          <table:table-cell office:value-type="float" office:value="39.2619166666667" calcext:value-type="float">
            <text:p>39.2619166667</text:p>
          </table:table-cell>
          <table:table-cell office:value-type="float" office:value="85.8963333333334" calcext:value-type="float">
            <text:p>85.89633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EV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METTEL FIELD</text:p>
          </table:table-cell>
          <table:table-cell office:value-type="float" office:value="39.6981944444444" calcext:value-type="float">
            <text:p>39.6981944444</text:p>
          </table:table-cell>
          <table:table-cell office:value-type="float" office:value="85.1311388888889" calcext:value-type="float">
            <text:p>85.13113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I8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CONVERSE</text:p>
          </table:table-cell>
          <table:table-cell office:value-type="float" office:value="40.5708722222222" calcext:value-type="float">
            <text:p>40.5708722222</text:p>
          </table:table-cell>
          <table:table-cell office:value-type="float" office:value="85.89165" calcext:value-type="float">
            <text:p>85.8916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FJ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CRAWFORDSVILLE MUNI</text:p>
          </table:table-cell>
          <table:table-cell office:value-type="float" office:value="39.9746388888889" calcext:value-type="float">
            <text:p>39.9746388889</text:p>
          </table:table-cell>
          <table:table-cell office:value-type="float" office:value="86.9210833333333" calcext:value-type="float">
            <text:p>86.9210833333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01H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LAKE MAXINKUCKEE</text:p>
          </table:table-cell>
          <table:table-cell office:value-type="float" office:value="41.2061111111111" calcext:value-type="float">
            <text:p>41.2061111111</text:p>
          </table:table-cell>
          <table:table-cell office:value-type="float" office:value="86.4044444444444" calcext:value-type="float">
            <text:p>86.40444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I9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DELPHI MUNI</text:p>
          </table:table-cell>
          <table:table-cell office:value-type="float" office:value="40.543" calcext:value-type="float">
            <text:p>40.543</text:p>
          </table:table-cell>
          <table:table-cell office:value-type="float" office:value="86.6814833333333" calcext:value-type="float">
            <text:p>86.6814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EKM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ELKHART MUNI</text:p>
          </table:table-cell>
          <table:table-cell office:value-type="float" office:value="41.7194055555556" calcext:value-type="float">
            <text:p>41.7194055556</text:p>
          </table:table-cell>
          <table:table-cell office:value-type="float" office:value="86.0032166666667" calcext:value-type="float">
            <text:p>86.0032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C1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MISHAWAKA PILOTS CLUB</text:p>
          </table:table-cell>
          <table:table-cell office:value-type="float" office:value="41.6569916666667" calcext:value-type="float">
            <text:p>41.6569916667</text:p>
          </table:table-cell>
          <table:table-cell office:value-type="float" office:value="86.0347222222222" calcext:value-type="float">
            <text:p>86.03472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8I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PAM'S PLACE</text:p>
          </table:table-cell>
          <table:table-cell office:value-type="float" office:value="39.5016472222222" calcext:value-type="float">
            <text:p>39.5016472222</text:p>
          </table:table-cell>
          <table:table-cell office:value-type="float" office:value="86.6885" calcext:value-type="float">
            <text:p>86.688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EVV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EVANSVILLE RGNL</text:p>
          </table:table-cell>
          <table:table-cell office:value-type="float" office:value="38.0408055555556" calcext:value-type="float">
            <text:p>38.0408055556</text:p>
          </table:table-cell>
          <table:table-cell office:value-type="float" office:value="87.5285" calcext:value-type="float">
            <text:p>87.528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EV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SKYLANE</text:p>
          </table:table-cell>
          <table:table-cell office:value-type="float" office:value="38.0116666666667" calcext:value-type="float">
            <text:p>38.0116666667</text:p>
          </table:table-cell>
          <table:table-cell office:value-type="float" office:value="87.5947222222222" calcext:value-type="float">
            <text:p>87.59472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I2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FLORA MUNI</text:p>
          </table:table-cell>
          <table:table-cell office:value-type="float" office:value="40.5397583333333" calcext:value-type="float">
            <text:p>40.5397583333</text:p>
          </table:table-cell>
          <table:table-cell office:value-type="float" office:value="86.5483305555556" calcext:value-type="float">
            <text:p>86.548330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FW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FORT WAYNE INTL</text:p>
          </table:table-cell>
          <table:table-cell office:value-type="float" office:value="40.9784722222222" calcext:value-type="float">
            <text:p>40.9784722222</text:p>
          </table:table-cell>
          <table:table-cell office:value-type="float" office:value="85.1951666666667" calcext:value-type="float">
            <text:p>85.19516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SMITH FIELD</text:p>
          </table:table-cell>
          <table:table-cell office:value-type="float" office:value="41.1433611111111" calcext:value-type="float">
            <text:p>41.1433611111</text:p>
          </table:table-cell>
          <table:table-cell office:value-type="float" office:value="85.1527777777778" calcext:value-type="float">
            <text:p>85.15277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FKR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FRANKFORT MUNI</text:p>
          </table:table-cell>
          <table:table-cell office:value-type="float" office:value="40.2734305555556" calcext:value-type="float">
            <text:p>40.2734305556</text:p>
          </table:table-cell>
          <table:table-cell office:value-type="float" office:value="86.5621694444444" calcext:value-type="float">
            <text:p>86.562169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FK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FRANKLIN FLYING FIELD</text:p>
          </table:table-cell>
          <table:table-cell office:value-type="float" office:value="39.4264388888889" calcext:value-type="float">
            <text:p>39.4264388889</text:p>
          </table:table-cell>
          <table:table-cell office:value-type="float" office:value="86.0583194444444" calcext:value-type="float">
            <text:p>86.058319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FRH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FRENCH LICK MUNI</text:p>
          </table:table-cell>
          <table:table-cell office:value-type="float" office:value="38.5062222222222" calcext:value-type="float">
            <text:p>38.5062222222</text:p>
          </table:table-cell>
          <table:table-cell office:value-type="float" office:value="86.6369444444445" calcext:value-type="float">
            <text:p>86.6369444444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06I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PATOKA RESERVOIR LANDING AREA</text:p>
          </table:table-cell>
          <table:table-cell office:value-type="float" office:value="38.4333861111111" calcext:value-type="float">
            <text:p>38.4333861111</text:p>
          </table:table-cell>
          <table:table-cell office:value-type="float" office:value="86.6911" calcext:value-type="float">
            <text:p>86.69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I6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GALVESTON</text:p>
          </table:table-cell>
          <table:table-cell office:value-type="float" office:value="40.5842027777778" calcext:value-type="float">
            <text:p>40.5842027778</text:p>
          </table:table-cell>
          <table:table-cell office:value-type="float" office:value="86.2569388888889" calcext:value-type="float">
            <text:p>86.25693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YY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GARY/CHICAGO INTL</text:p>
          </table:table-cell>
          <table:table-cell office:value-type="float" office:value="41.61725" calcext:value-type="float">
            <text:p>41.61725</text:p>
          </table:table-cell>
          <table:table-cell office:value-type="float" office:value="87.4145277777778" calcext:value-type="float">
            <text:p>87.41452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SH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GOSHEN MUNI</text:p>
          </table:table-cell>
          <table:table-cell office:value-type="float" office:value="41.5262638888889" calcext:value-type="float">
            <text:p>41.5262638889</text:p>
          </table:table-cell>
          <table:table-cell office:value-type="float" office:value="85.7941611111111" calcext:value-type="float">
            <text:p>85.79416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PC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PUTNAM COUNTY RGNL</text:p>
          </table:table-cell>
          <table:table-cell office:value-type="float" office:value="39.6335277777778" calcext:value-type="float">
            <text:p>39.6335277778</text:p>
          </table:table-cell>
          <table:table-cell office:value-type="float" office:value="86.8138055555555" calcext:value-type="float">
            <text:p>86.8138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F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POPE FIELD</text:p>
          </table:table-cell>
          <table:table-cell office:value-type="float" office:value="39.7903194444444" calcext:value-type="float">
            <text:p>39.7903194444</text:p>
          </table:table-cell>
          <table:table-cell office:value-type="float" office:value="85.7360861111111" calcext:value-type="float">
            <text:p>85.736086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GREENSBURG MUNICIPAL</text:p>
          </table:table-cell>
          <table:table-cell office:value-type="float" office:value="39.3269111111111" calcext:value-type="float">
            <text:p>39.3269111111</text:p>
          </table:table-cell>
          <table:table-cell office:value-type="float" office:value="85.522525" calcext:value-type="float">
            <text:p>85.52252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5C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GRIFFITH-MERRILLVILLE</text:p>
          </table:table-cell>
          <table:table-cell office:value-type="float" office:value="41.5198388888889" calcext:value-type="float">
            <text:p>41.5198388889</text:p>
          </table:table-cell>
          <table:table-cell office:value-type="float" office:value="87.3995055555556" calcext:value-type="float">
            <text:p>87.3995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HAGERSTOWN</text:p>
          </table:table-cell>
          <table:table-cell office:value-type="float" office:value="39.8891666666667" calcext:value-type="float">
            <text:p>39.8891666667</text:p>
          </table:table-cell>
          <table:table-cell office:value-type="float" office:value="85.1633333333333" calcext:value-type="float">
            <text:p>85.1633333333</text:p>
          </table:table-cell>
        </table:table-row>
        <table:table-row table:style-name="ro1">
          <table:table-cell office:value-type="string" calcext:value-type="string">
            <text:p>HELIPORT</text:p>
          </table:table-cell>
          <table:table-cell office:value-type="string" calcext:value-type="string">
            <text:p>II9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WILBUR WRIGHT BIRTHPLACE</text:p>
          </table:table-cell>
          <table:table-cell office:value-type="float" office:value="39.9541666666667" calcext:value-type="float">
            <text:p>39.9541666667</text:p>
          </table:table-cell>
          <table:table-cell office:value-type="float" office:value="85.2433333333333" calcext:value-type="float">
            <text:p>85.2433333333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01F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HAMILTON LAKE</text:p>
          </table:table-cell>
          <table:table-cell office:value-type="float" office:value="41.5522222222222" calcext:value-type="float">
            <text:p>41.5522222222</text:p>
          </table:table-cell>
          <table:table-cell office:value-type="float" office:value="84.9172222222222" calcext:value-type="float">
            <text:p>84.91722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4I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LEE BOTTOM</text:p>
          </table:table-cell>
          <table:table-cell office:value-type="float" office:value="38.6314416666667" calcext:value-type="float">
            <text:p>38.6314416667</text:p>
          </table:table-cell>
          <table:table-cell office:value-type="float" office:value="85.4434194444444" calcext:value-type="float">
            <text:p>85.443419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HO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HOBART SKY RANCH</text:p>
          </table:table-cell>
          <table:table-cell office:value-type="float" office:value="41.5542027777778" calcext:value-type="float">
            <text:p>41.5542027778</text:p>
          </table:table-cell>
          <table:table-cell office:value-type="float" office:value="87.2625333333333" calcext:value-type="float">
            <text:p>87.26253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NB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HUNTINGBURG</text:p>
          </table:table-cell>
          <table:table-cell office:value-type="float" office:value="38.2490277777778" calcext:value-type="float">
            <text:p>38.2490277778</text:p>
          </table:table-cell>
          <table:table-cell office:value-type="float" office:value="86.9536944444445" calcext:value-type="float">
            <text:p>86.95369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HG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HUNTINGTON MUNI</text:p>
          </table:table-cell>
          <table:table-cell office:value-type="float" office:value="40.8529166666667" calcext:value-type="float">
            <text:p>40.8529166667</text:p>
          </table:table-cell>
          <table:table-cell office:value-type="float" office:value="85.4570555555556" calcext:value-type="float">
            <text:p>85.45705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EAGLE CREEK AIRPARK</text:p>
          </table:table-cell>
          <table:table-cell office:value-type="float" office:value="39.8307166666667" calcext:value-type="float">
            <text:p>39.8307166667</text:p>
          </table:table-cell>
          <table:table-cell office:value-type="float" office:value="86.2943833333333" calcext:value-type="float">
            <text:p>86.2943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FY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GREENWOOD MUNI</text:p>
          </table:table-cell>
          <table:table-cell office:value-type="float" office:value="39.6276111111111" calcext:value-type="float">
            <text:p>39.6276111111</text:p>
          </table:table-cell>
          <table:table-cell office:value-type="float" office:value="86.0880277777778" calcext:value-type="float">
            <text:p>86.08802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R2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HENDRICKS COUNTY-GORDON GRAHAM FLD</text:p>
          </table:table-cell>
          <table:table-cell office:value-type="float" office:value="39.7467777777778" calcext:value-type="float">
            <text:p>39.7467777778</text:p>
          </table:table-cell>
          <table:table-cell office:value-type="float" office:value="86.4751666666667" calcext:value-type="float">
            <text:p>86.4751666667</text:p>
          </table:table-cell>
        </table:table-row>
        <table:table-row table:style-name="ro1">
          <table:table-cell office:value-type="string" calcext:value-type="string">
            <text:p>HELIPORT</text:p>
          </table:table-cell>
          <table:table-cell office:value-type="string" calcext:value-type="string">
            <text:p>8A4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INDIANAPOLIS DOWNTOWN</text:p>
          </table:table-cell>
          <table:table-cell office:value-type="float" office:value="39.765875" calcext:value-type="float">
            <text:p>39.765875</text:p>
          </table:table-cell>
          <table:table-cell office:value-type="float" office:value="86.148875" calcext:value-type="float">
            <text:p>86.14887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TYQ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INDIANAPOLIS EXECUTIVE</text:p>
          </table:table-cell>
          <table:table-cell office:value-type="float" office:value="40.0306666666667" calcext:value-type="float">
            <text:p>40.0306666667</text:p>
          </table:table-cell>
          <table:table-cell office:value-type="float" office:value="86.2514444444444" calcext:value-type="float">
            <text:p>86.25144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INDIANAPOLIS INTL</text:p>
          </table:table-cell>
          <table:table-cell office:value-type="float" office:value="39.7173055555556" calcext:value-type="float">
            <text:p>39.7173055556</text:p>
          </table:table-cell>
          <table:table-cell office:value-type="float" office:value="86.2946388888889" calcext:value-type="float">
            <text:p>86.29463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UMP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INDIANAPOLIS METROPOLITAN</text:p>
          </table:table-cell>
          <table:table-cell office:value-type="float" office:value="39.9353972222222" calcext:value-type="float">
            <text:p>39.9353972222</text:p>
          </table:table-cell>
          <table:table-cell office:value-type="float" office:value="86.0450666666667" calcext:value-type="float">
            <text:p>86.04506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QJ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INDIANAPOLIS RGNL</text:p>
          </table:table-cell>
          <table:table-cell office:value-type="float" office:value="39.8431388888889" calcext:value-type="float">
            <text:p>39.8431388889</text:p>
          </table:table-cell>
          <table:table-cell office:value-type="float" office:value="85.8977222222222" calcext:value-type="float">
            <text:p>85.89772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L8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POST-AIR</text:p>
          </table:table-cell>
          <table:table-cell office:value-type="float" office:value="39.7500416666667" calcext:value-type="float">
            <text:p>39.7500416667</text:p>
          </table:table-cell>
          <table:table-cell office:value-type="float" office:value="86.0138694444444" calcext:value-type="float">
            <text:p>86.013869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JVY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CLARK RGNL</text:p>
          </table:table-cell>
          <table:table-cell office:value-type="float" office:value="38.3654166666667" calcext:value-type="float">
            <text:p>38.3654166667</text:p>
          </table:table-cell>
          <table:table-cell office:value-type="float" office:value="85.7381944444444" calcext:value-type="float">
            <text:p>85.73819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62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KENDALLVILLE MUNI</text:p>
          </table:table-cell>
          <table:table-cell office:value-type="float" office:value="41.4727138888889" calcext:value-type="float">
            <text:p>41.4727138889</text:p>
          </table:table-cell>
          <table:table-cell office:value-type="float" office:value="85.2608083333333" calcext:value-type="float">
            <text:p>85.260808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0I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KENTLAND MUNI</text:p>
          </table:table-cell>
          <table:table-cell office:value-type="float" office:value="40.7587416666667" calcext:value-type="float">
            <text:p>40.7587416667</text:p>
          </table:table-cell>
          <table:table-cell office:value-type="float" office:value="87.429125" calcext:value-type="float">
            <text:p>87.42912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XI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STARKE COUNTY</text:p>
          </table:table-cell>
          <table:table-cell office:value-type="float" office:value="41.3301944444445" calcext:value-type="float">
            <text:p>41.3301944444</text:p>
          </table:table-cell>
          <table:table-cell office:value-type="float" office:value="86.6648055555556" calcext:value-type="float">
            <text:p>86.6648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I3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GLENNDALE</text:p>
          </table:table-cell>
          <table:table-cell office:value-type="float" office:value="40.4333694444444" calcext:value-type="float">
            <text:p>40.4333694444</text:p>
          </table:table-cell>
          <table:table-cell office:value-type="float" office:value="86.203325" calcext:value-type="float">
            <text:p>86.20332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KK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KOKOMO MUNI</text:p>
          </table:table-cell>
          <table:table-cell office:value-type="float" office:value="40.5276555555556" calcext:value-type="float">
            <text:p>40.5276555556</text:p>
          </table:table-cell>
          <table:table-cell office:value-type="float" office:value="86.0597361111111" calcext:value-type="float">
            <text:p>86.059736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PO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LA PORTE MUNI</text:p>
          </table:table-cell>
          <table:table-cell office:value-type="float" office:value="41.5724722222222" calcext:value-type="float">
            <text:p>41.5724722222</text:p>
          </table:table-cell>
          <table:table-cell office:value-type="float" office:value="86.734525" calcext:value-type="float">
            <text:p>86.73452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LAF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PURDUE UNIVERSITY</text:p>
          </table:table-cell>
          <table:table-cell office:value-type="float" office:value="40.4123055555556" calcext:value-type="float">
            <text:p>40.4123055556</text:p>
          </table:table-cell>
          <table:table-cell office:value-type="float" office:value="86.9368888888889" calcext:value-type="float">
            <text:p>86.93688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98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LAKE VILLAGE</text:p>
          </table:table-cell>
          <table:table-cell office:value-type="float" office:value="41.1500333333333" calcext:value-type="float">
            <text:p>41.1500333333</text:p>
          </table:table-cell>
          <table:table-cell office:value-type="float" office:value="87.4625305555556" calcext:value-type="float">
            <text:p>87.462530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I4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BOONE COUNTY</text:p>
          </table:table-cell>
          <table:table-cell office:value-type="float" office:value="40.0072611111111" calcext:value-type="float">
            <text:p>40.0072611111</text:p>
          </table:table-cell>
          <table:table-cell office:value-type="float" office:value="86.4405527777778" calcext:value-type="float">
            <text:p>86.440552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GP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LOGANSPORT/CASS COUNTY</text:p>
          </table:table-cell>
          <table:table-cell office:value-type="float" office:value="40.7112777777778" calcext:value-type="float">
            <text:p>40.7112777778</text:p>
          </table:table-cell>
          <table:table-cell office:value-type="float" office:value="86.3726944444444" calcext:value-type="float">
            <text:p>86.37269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97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LOWELL</text:p>
          </table:table-cell>
          <table:table-cell office:value-type="float" office:value="41.2301388888889" calcext:value-type="float">
            <text:p>41.2301388889</text:p>
          </table:table-cell>
          <table:table-cell office:value-type="float" office:value="87.5076944444444" calcext:value-type="float">
            <text:p>87.50769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MS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MADISON MUNI</text:p>
          </table:table-cell>
          <table:table-cell office:value-type="float" office:value="38.7599166666667" calcext:value-type="float">
            <text:p>38.7599166667</text:p>
          </table:table-cell>
          <table:table-cell office:value-type="float" office:value="85.4646944444444" calcext:value-type="float">
            <text:p>85.46469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ZZ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MARION MUNI</text:p>
          </table:table-cell>
          <table:table-cell office:value-type="float" office:value="40.4899166666667" calcext:value-type="float">
            <text:p>40.4899166667</text:p>
          </table:table-cell>
          <table:table-cell office:value-type="float" office:value="85.6797777777778" calcext:value-type="float">
            <text:p>85.67977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MENTONE</text:p>
          </table:table-cell>
          <table:table-cell office:value-type="float" office:value="41.1500416666667" calcext:value-type="float">
            <text:p>41.1500416667</text:p>
          </table:table-cell>
          <table:table-cell office:value-type="float" office:value="86.0624944444444" calcext:value-type="float">
            <text:p>86.06249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GC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MICHIGAN CITY MUNI-PHILLIPS FIELD</text:p>
          </table:table-cell>
          <table:table-cell office:value-type="float" office:value="41.7033166666667" calcext:value-type="float">
            <text:p>41.7033166667</text:p>
          </table:table-cell>
          <table:table-cell office:value-type="float" office:value="86.8212416666667" calcext:value-type="float">
            <text:p>86.821241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CX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WHITE COUNTY</text:p>
          </table:table-cell>
          <table:table-cell office:value-type="float" office:value="40.7101944444444" calcext:value-type="float">
            <text:p>40.7101944444</text:p>
          </table:table-cell>
          <table:table-cell office:value-type="float" office:value="86.7667916666667" calcext:value-type="float">
            <text:p>86.766791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DELAWARE COUNTY RGNL</text:p>
          </table:table-cell>
          <table:table-cell office:value-type="float" office:value="40.2424722222222" calcext:value-type="float">
            <text:p>40.2424722222</text:p>
          </table:table-cell>
          <table:table-cell office:value-type="float" office:value="85.39575" calcext:value-type="float">
            <text:p>85.3957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I2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REESE</text:p>
          </table:table-cell>
          <table:table-cell office:value-type="float" office:value="40.1542083333333" calcext:value-type="float">
            <text:p>40.1542083333</text:p>
          </table:table-cell>
          <table:table-cell office:value-type="float" office:value="85.3166361111111" calcext:value-type="float">
            <text:p>85.316636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03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NAPPANEE MUNI</text:p>
          </table:table-cell>
          <table:table-cell office:value-type="float" office:value="41.4461555555556" calcext:value-type="float">
            <text:p>41.4461555556</text:p>
          </table:table-cell>
          <table:table-cell office:value-type="float" office:value="85.9360444444445" calcext:value-type="float">
            <text:p>85.93604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UWL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NEW CASTLE-HENRY CO MUNI</text:p>
          </table:table-cell>
          <table:table-cell office:value-type="float" office:value="39.87585" calcext:value-type="float">
            <text:p>39.87585</text:p>
          </table:table-cell>
          <table:table-cell office:value-type="float" office:value="85.3264666666667" calcext:value-type="float">
            <text:p>85.32646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NOBLESVILLE</text:p>
          </table:table-cell>
          <table:table-cell office:value-type="float" office:value="40.0035" calcext:value-type="float">
            <text:p>40.0035</text:p>
          </table:table-cell>
          <table:table-cell office:value-type="float" office:value="85.9645277777778" calcext:value-type="float">
            <text:p>85.96452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VO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NORTH VERNON</text:p>
          </table:table-cell>
          <table:table-cell office:value-type="float" office:value="39.0453333333333" calcext:value-type="float">
            <text:p>39.0453333333</text:p>
          </table:table-cell>
          <table:table-cell office:value-type="float" office:value="85.6056111111111" calcext:value-type="float">
            <text:p>85.60561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ED-AIR</text:p>
          </table:table-cell>
          <table:table-cell office:value-type="float" office:value="38.8514972222222" calcext:value-type="float">
            <text:p>38.8514972222</text:p>
          </table:table-cell>
          <table:table-cell office:value-type="float" office:value="87.4997916666667" calcext:value-type="float">
            <text:p>87.499791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I4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ORLEANS</text:p>
          </table:table-cell>
          <table:table-cell office:value-type="float" office:value="38.6583861111111" calcext:value-type="float">
            <text:p>38.6583861111</text:p>
          </table:table-cell>
          <table:table-cell office:value-type="float" office:value="86.4430416666667" calcext:value-type="float">
            <text:p>86.443041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PAOLI MUNI</text:p>
          </table:table-cell>
          <table:table-cell office:value-type="float" office:value="38.5854583333333" calcext:value-type="float">
            <text:p>38.5854583333</text:p>
          </table:table-cell>
          <table:table-cell office:value-type="float" office:value="86.4646444444444" calcext:value-type="float">
            <text:p>86.46464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US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GRISSOM ARB</text:p>
          </table:table-cell>
          <table:table-cell office:value-type="float" office:value="40.6480916666667" calcext:value-type="float">
            <text:p>40.6480916667</text:p>
          </table:table-cell>
          <table:table-cell office:value-type="float" office:value="86.1521166666667" calcext:value-type="float">
            <text:p>86.1521166667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43I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MISSISSINEWA RESERVOIR LANDING AREA</text:p>
          </table:table-cell>
          <table:table-cell office:value-type="float" office:value="40.7036527777778" calcext:value-type="float">
            <text:p>40.7036527778</text:p>
          </table:table-cell>
          <table:table-cell office:value-type="float" office:value="85.9324861111111" calcext:value-type="float">
            <text:p>85.932486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PERU MUNI</text:p>
          </table:table-cell>
          <table:table-cell office:value-type="float" office:value="40.7857722222222" calcext:value-type="float">
            <text:p>40.7857722222</text:p>
          </table:table-cell>
          <table:table-cell office:value-type="float" office:value="86.1464333333333" calcext:value-type="float">
            <text:p>86.14643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PLYMOUTH MUNI</text:p>
          </table:table-cell>
          <table:table-cell office:value-type="float" office:value="41.3651305555556" calcext:value-type="float">
            <text:p>41.3651305556</text:p>
          </table:table-cell>
          <table:table-cell office:value-type="float" office:value="86.3002555555556" calcext:value-type="float">
            <text:p>86.30025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L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PORTLAND MUNI</text:p>
          </table:table-cell>
          <table:table-cell office:value-type="float" office:value="40.4515833333333" calcext:value-type="float">
            <text:p>40.4515833333</text:p>
          </table:table-cell>
          <table:table-cell office:value-type="float" office:value="84.9890277777778" calcext:value-type="float">
            <text:p>84.98902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ZL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JASPER COUNTY</text:p>
          </table:table-cell>
          <table:table-cell office:value-type="float" office:value="40.9478222222222" calcext:value-type="float">
            <text:p>40.9478222222</text:p>
          </table:table-cell>
          <table:table-cell office:value-type="float" office:value="87.1826472222222" calcext:value-type="float">
            <text:p>87.182647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I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RICHMOND MUNI</text:p>
          </table:table-cell>
          <table:table-cell office:value-type="float" office:value="39.7560833333333" calcext:value-type="float">
            <text:p>39.7560833333</text:p>
          </table:table-cell>
          <table:table-cell office:value-type="float" office:value="84.8426944444444" calcext:value-type="float">
            <text:p>84.84269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CR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FULTON COUNTY</text:p>
          </table:table-cell>
          <table:table-cell office:value-type="float" office:value="41.0655472222222" calcext:value-type="float">
            <text:p>41.0655472222</text:p>
          </table:table-cell>
          <table:table-cell office:value-type="float" office:value="86.1817027777778" calcext:value-type="float">
            <text:p>86.181702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SALEM MUNI</text:p>
          </table:table-cell>
          <table:table-cell office:value-type="float" office:value="38.602" calcext:value-type="float">
            <text:p>38.602</text:p>
          </table:table-cell>
          <table:table-cell office:value-type="float" office:value="86.1399777777778" calcext:value-type="float">
            <text:p>86.13997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R8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SCOTTSBURG</text:p>
          </table:table-cell>
          <table:table-cell office:value-type="float" office:value="38.6572805555555" calcext:value-type="float">
            <text:p>38.6572805556</text:p>
          </table:table-cell>
          <table:table-cell office:value-type="float" office:value="85.7902444444444" calcext:value-type="float">
            <text:p>85.79024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FREEMAN MUNI</text:p>
          </table:table-cell>
          <table:table-cell office:value-type="float" office:value="38.9246972222222" calcext:value-type="float">
            <text:p>38.9246972222</text:p>
          </table:table-cell>
          <table:table-cell office:value-type="float" office:value="85.9083527777778" calcext:value-type="float">
            <text:p>85.908352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EZ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SHELBYVILLE MUNI</text:p>
          </table:table-cell>
          <table:table-cell office:value-type="float" office:value="39.5831388888889" calcext:value-type="float">
            <text:p>39.5831388889</text:p>
          </table:table-cell>
          <table:table-cell office:value-type="float" office:value="85.8048055555556" calcext:value-type="float">
            <text:p>85.8048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I4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SHERIDAN</text:p>
          </table:table-cell>
          <table:table-cell office:value-type="float" office:value="40.177925" calcext:value-type="float">
            <text:p>40.177925</text:p>
          </table:table-cell>
          <table:table-cell office:value-type="float" office:value="86.2172972222222" calcext:value-type="float">
            <text:p>86.217297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B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SOUTH BEND INTL</text:p>
          </table:table-cell>
          <table:table-cell office:value-type="float" office:value="41.7082222222222" calcext:value-type="float">
            <text:p>41.7082222222</text:p>
          </table:table-cell>
          <table:table-cell office:value-type="float" office:value="86.3173333333333" calcext:value-type="float">
            <text:p>86.31733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IV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SULLIVAN COUNTY</text:p>
          </table:table-cell>
          <table:table-cell office:value-type="float" office:value="39.1147111111111" calcext:value-type="float">
            <text:p>39.1147111111</text:p>
          </table:table-cell>
          <table:table-cell office:value-type="float" office:value="87.4483277777778" calcext:value-type="float">
            <text:p>87.4483277778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99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DEWART LAKE</text:p>
          </table:table-cell>
          <table:table-cell office:value-type="float" office:value="41.3719444444445" calcext:value-type="float">
            <text:p>41.3719444444</text:p>
          </table:table-cell>
          <table:table-cell office:value-type="float" office:value="85.7727777777778" calcext:value-type="float">
            <text:p>85.7727777778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01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LAKE WAWASEE</text:p>
          </table:table-cell>
          <table:table-cell office:value-type="float" office:value="41.4036111111111" calcext:value-type="float">
            <text:p>41.4036111111</text:p>
          </table:table-cell>
          <table:table-cell office:value-type="float" office:value="85.7061111111111" calcext:value-type="float">
            <text:p>85.70611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PERRY COUNTY MUNI</text:p>
          </table:table-cell>
          <table:table-cell office:value-type="float" office:value="38.0188611111111" calcext:value-type="float">
            <text:p>38.0188611111</text:p>
          </table:table-cell>
          <table:table-cell office:value-type="float" office:value="86.6924166666667" calcext:value-type="float">
            <text:p>86.6924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I3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SKY KING</text:p>
          </table:table-cell>
          <table:table-cell office:value-type="float" office:value="39.5477861111111" calcext:value-type="float">
            <text:p>39.5477861111</text:p>
          </table:table-cell>
          <table:table-cell office:value-type="float" office:value="87.37735" calcext:value-type="float">
            <text:p>87.3773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UF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TERRE HAUTE INTL-HULMAN FIELD</text:p>
          </table:table-cell>
          <table:table-cell office:value-type="float" office:value="39.4514722222222" calcext:value-type="float">
            <text:p>39.4514722222</text:p>
          </table:table-cell>
          <table:table-cell office:value-type="float" office:value="87.3075833333333" calcext:value-type="float">
            <text:p>87.3075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VPZ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PORTER COUNTY RGNL</text:p>
          </table:table-cell>
          <table:table-cell office:value-type="float" office:value="41.4539722222222" calcext:value-type="float">
            <text:p>41.4539722222</text:p>
          </table:table-cell>
          <table:table-cell office:value-type="float" office:value="87.0070833333333" calcext:value-type="float">
            <text:p>87.0070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I1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ROBINSON</text:p>
          </table:table-cell>
          <table:table-cell office:value-type="float" office:value="38.6945055555555" calcext:value-type="float">
            <text:p>38.6945055556</text:p>
          </table:table-cell>
          <table:table-cell office:value-type="float" office:value="85.1982861111111" calcext:value-type="float">
            <text:p>85.198286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WH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WABASH MUNI</text:p>
          </table:table-cell>
          <table:table-cell office:value-type="float" office:value="40.7619722222222" calcext:value-type="float">
            <text:p>40.7619722222</text:p>
          </table:table-cell>
          <table:table-cell office:value-type="float" office:value="85.79875" calcext:value-type="float">
            <text:p>85.79875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01B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TIPPECANOE</text:p>
          </table:table-cell>
          <table:table-cell office:value-type="float" office:value="41.3330555555556" calcext:value-type="float">
            <text:p>41.3330555556</text:p>
          </table:table-cell>
          <table:table-cell office:value-type="float" office:value="85.7675" calcext:value-type="float">
            <text:p>85.767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SW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WARSAW MUNI</text:p>
          </table:table-cell>
          <table:table-cell office:value-type="float" office:value="41.2746944444444" calcext:value-type="float">
            <text:p>41.2746944444</text:p>
          </table:table-cell>
          <table:table-cell office:value-type="float" office:value="85.8400555555556" calcext:value-type="float">
            <text:p>85.84005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CY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DAVIESS COUNTY</text:p>
          </table:table-cell>
          <table:table-cell office:value-type="float" office:value="38.7004222222222" calcext:value-type="float">
            <text:p>38.7004222222</text:p>
          </table:table-cell>
          <table:table-cell office:value-type="float" office:value="87.1297305555556" calcext:value-type="float">
            <text:p>87.129730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C2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WALKER/ROWE WATERLOO</text:p>
          </table:table-cell>
          <table:table-cell office:value-type="float" office:value="41.4311611111111" calcext:value-type="float">
            <text:p>41.4311611111</text:p>
          </table:table-cell>
          <table:table-cell office:value-type="float" office:value="84.9816305555556" calcext:value-type="float">
            <text:p>84.981630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WESTFIELD</text:p>
          </table:table-cell>
          <table:table-cell office:value-type="float" office:value="40.048925" calcext:value-type="float">
            <text:p>40.048925</text:p>
          </table:table-cell>
          <table:table-cell office:value-type="float" office:value="86.1577666666667" calcext:value-type="float">
            <text:p>86.15776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W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ARENS FIELD</text:p>
          </table:table-cell>
          <table:table-cell office:value-type="float" office:value="41.0922611111111" calcext:value-type="float">
            <text:p>41.0922611111</text:p>
          </table:table-cell>
          <table:table-cell office:value-type="float" office:value="86.6128694444445" calcext:value-type="float">
            <text:p>86.612869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RANDOLPH COUNTY</text:p>
          </table:table-cell>
          <table:table-cell office:value-type="float" office:value="40.1676944444444" calcext:value-type="float">
            <text:p>40.1676944444</text:p>
          </table:table-cell>
          <table:table-cell office:value-type="float" office:value="84.9293888888889" calcext:value-type="float">
            <text:p>84.9293888889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01L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BASS LAKE</text:p>
          </table:table-cell>
          <table:table-cell office:value-type="float" office:value="41.2288888888889" calcext:value-type="float">
            <text:p>41.2288888889</text:p>
          </table:table-cell>
          <table:table-cell office:value-type="float" office:value="86.5816666666667" calcext:value-type="float">
            <text:p>86.5816666667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02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WINONA LAKE</text:p>
          </table:table-cell>
          <table:table-cell office:value-type="float" office:value="41.2230555555556" calcext:value-type="float">
            <text:p>41.2230555556</text:p>
          </table:table-cell>
          <table:table-cell office:value-type="float" office:value="85.8305555555556" calcext:value-type="float">
            <text:p>85.83055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D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LENAWEE COUNTY</text:p>
          </table:table-cell>
          <table:table-cell office:value-type="float" office:value="41.8676722222222" calcext:value-type="float">
            <text:p>41.8676722222</text:p>
          </table:table-cell>
          <table:table-cell office:value-type="float" office:value="84.0773055555556" calcext:value-type="float">
            <text:p>84.0773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5D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PADGHAM FIELD</text:p>
          </table:table-cell>
          <table:table-cell office:value-type="float" office:value="42.5304361111111" calcext:value-type="float">
            <text:p>42.5304361111</text:p>
          </table:table-cell>
          <table:table-cell office:value-type="float" office:value="85.8237777777778" calcext:value-type="float">
            <text:p>85.82377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M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RATIOT COMMUNITY</text:p>
          </table:table-cell>
          <table:table-cell office:value-type="float" office:value="43.3221388888889" calcext:value-type="float">
            <text:p>43.3221388889</text:p>
          </table:table-cell>
          <table:table-cell office:value-type="float" office:value="84.6879444444445" calcext:value-type="float">
            <text:p>84.68794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P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LPENA COUNTY RGNL</text:p>
          </table:table-cell>
          <table:table-cell office:value-type="float" office:value="45.0780833333333" calcext:value-type="float">
            <text:p>45.0780833333</text:p>
          </table:table-cell>
          <table:table-cell office:value-type="float" office:value="83.5603055555556" calcext:value-type="float">
            <text:p>83.5603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RB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NN ARBOR MUNI</text:p>
          </table:table-cell>
          <table:table-cell office:value-type="float" office:value="42.2229833333333" calcext:value-type="float">
            <text:p>42.2229833333</text:p>
          </table:table-cell>
          <table:table-cell office:value-type="float" office:value="83.7456055555556" calcext:value-type="float">
            <text:p>83.7456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93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TLANTA MUNI</text:p>
          </table:table-cell>
          <table:table-cell office:value-type="float" office:value="44.9968944444444" calcext:value-type="float">
            <text:p>44.9968944444</text:p>
          </table:table-cell>
          <table:table-cell office:value-type="float" office:value="84.1272333333333" calcext:value-type="float">
            <text:p>84.12723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9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VOCA</text:p>
          </table:table-cell>
          <table:table-cell office:value-type="float" office:value="43.030025" calcext:value-type="float">
            <text:p>43.030025</text:p>
          </table:table-cell>
          <table:table-cell office:value-type="float" office:value="82.6693666666667" calcext:value-type="float">
            <text:p>82.66936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ENGLER FIELD</text:p>
          </table:table-cell>
          <table:table-cell office:value-type="float" office:value="43.8462333333333" calcext:value-type="float">
            <text:p>43.8462333333</text:p>
          </table:table-cell>
          <table:table-cell office:value-type="float" office:value="83.0467916666667" calcext:value-type="float">
            <text:p>83.046791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AX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URON COUNTY MEMORIAL</text:p>
          </table:table-cell>
          <table:table-cell office:value-type="float" office:value="43.7802222222222" calcext:value-type="float">
            <text:p>43.7802222222</text:p>
          </table:table-cell>
          <table:table-cell office:value-type="float" office:value="82.9854166666667" calcext:value-type="float">
            <text:p>82.9854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D3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BALDWIN MUNI</text:p>
          </table:table-cell>
          <table:table-cell office:value-type="float" office:value="43.8755333333333" calcext:value-type="float">
            <text:p>43.8755333333</text:p>
          </table:table-cell>
          <table:table-cell office:value-type="float" office:value="85.8420805555556" calcext:value-type="float">
            <text:p>85.842080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M4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HADY LAWN FIELD</text:p>
          </table:table-cell>
          <table:table-cell office:value-type="float" office:value="43.1286388888889" calcext:value-type="float">
            <text:p>43.1286388889</text:p>
          </table:table-cell>
          <table:table-cell office:value-type="float" office:value="84.3812638888889" calcext:value-type="float">
            <text:p>84.381263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1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NIVERSITY AIRPARK</text:p>
          </table:table-cell>
          <table:table-cell office:value-type="float" office:value="42.8403111111111" calcext:value-type="float">
            <text:p>42.8403111111</text:p>
          </table:table-cell>
          <table:table-cell office:value-type="float" office:value="84.4791444444445" calcext:value-type="float">
            <text:p>84.47914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TL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 K KELLOGG</text:p>
          </table:table-cell>
          <table:table-cell office:value-type="float" office:value="42.3064722222222" calcext:value-type="float">
            <text:p>42.3064722222</text:p>
          </table:table-cell>
          <table:table-cell office:value-type="float" office:value="85.2500888888889" calcext:value-type="float">
            <text:p>85.25008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CM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JAMES CLEMENTS MUNI</text:p>
          </table:table-cell>
          <table:table-cell office:value-type="float" office:value="43.5469444444444" calcext:value-type="float">
            <text:p>43.5469444444</text:p>
          </table:table-cell>
          <table:table-cell office:value-type="float" office:value="83.8954722222222" calcext:value-type="float">
            <text:p>83.89547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JX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BEAVER ISLAND</text:p>
          </table:table-cell>
          <table:table-cell office:value-type="float" office:value="45.6922222222222" calcext:value-type="float">
            <text:p>45.6922222222</text:p>
          </table:table-cell>
          <table:table-cell office:value-type="float" office:value="85.5666111111111" calcext:value-type="float">
            <text:p>85.56661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Y8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ELKE</text:p>
          </table:table-cell>
          <table:table-cell office:value-type="float" office:value="45.7211611111111" calcext:value-type="float">
            <text:p>45.7211611111</text:p>
          </table:table-cell>
          <table:table-cell office:value-type="float" office:value="85.5203444444445" calcext:value-type="float">
            <text:p>85.52034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CB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NTRIM COUNTY</text:p>
          </table:table-cell>
          <table:table-cell office:value-type="float" office:value="44.9885833333333" calcext:value-type="float">
            <text:p>44.9885833333</text:p>
          </table:table-cell>
          <table:table-cell office:value-type="float" office:value="85.1983611111111" calcext:value-type="float">
            <text:p>85.19836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3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BELLEVILLE</text:p>
          </table:table-cell>
          <table:table-cell office:value-type="float" office:value="42.1767055555556" calcext:value-type="float">
            <text:p>42.1767055556</text:p>
          </table:table-cell>
          <table:table-cell office:value-type="float" office:value="83.5457694444444" calcext:value-type="float">
            <text:p>83.545769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EH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OUTHWEST MICHIGAN RGNL</text:p>
          </table:table-cell>
          <table:table-cell office:value-type="float" office:value="42.1285277777778" calcext:value-type="float">
            <text:p>42.1285277778</text:p>
          </table:table-cell>
          <table:table-cell office:value-type="float" office:value="86.4261333333333" calcext:value-type="float">
            <text:p>86.42613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NDREWS UNIVERSITY AIRPARK</text:p>
          </table:table-cell>
          <table:table-cell office:value-type="float" office:value="41.9510555555556" calcext:value-type="float">
            <text:p>41.9510555556</text:p>
          </table:table-cell>
          <table:table-cell office:value-type="float" office:value="86.3680833333333" calcext:value-type="float">
            <text:p>86.3680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QB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ROBEN-HOOD</text:p>
          </table:table-cell>
          <table:table-cell office:value-type="float" office:value="43.7226388888889" calcext:value-type="float">
            <text:p>43.7226388889</text:p>
          </table:table-cell>
          <table:table-cell office:value-type="float" office:value="85.5040555555556" calcext:value-type="float">
            <text:p>85.50405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4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BETZ</text:p>
          </table:table-cell>
          <table:table-cell office:value-type="float" office:value="41.8556027777778" calcext:value-type="float">
            <text:p>41.8556027778</text:p>
          </table:table-cell>
          <table:table-cell office:value-type="float" office:value="83.8707722222222" calcext:value-type="float">
            <text:p>83.87077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Y1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BOIS BLANC ISLAND</text:p>
          </table:table-cell>
          <table:table-cell office:value-type="float" office:value="45.7662972222222" calcext:value-type="float">
            <text:p>45.7662972222</text:p>
          </table:table-cell>
          <table:table-cell office:value-type="float" office:value="84.5038138888889" calcext:value-type="float">
            <text:p>84.503813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N98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BOYNE CITY MUNI</text:p>
          </table:table-cell>
          <table:table-cell office:value-type="float" office:value="45.2088111111111" calcext:value-type="float">
            <text:p>45.2088111111</text:p>
          </table:table-cell>
          <table:table-cell office:value-type="float" office:value="84.9898833333333" calcext:value-type="float">
            <text:p>84.9898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BOYNE MOUNTAIN</text:p>
          </table:table-cell>
          <table:table-cell office:value-type="float" office:value="45.1658388888889" calcext:value-type="float">
            <text:p>45.1658388889</text:p>
          </table:table-cell>
          <table:table-cell office:value-type="float" office:value="84.9241138888889" calcext:value-type="float">
            <text:p>84.924113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5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BRIGHTON</text:p>
          </table:table-cell>
          <table:table-cell office:value-type="float" office:value="42.5698138888889" calcext:value-type="float">
            <text:p>42.5698138889</text:p>
          </table:table-cell>
          <table:table-cell office:value-type="float" office:value="83.7785277777778" calcext:value-type="float">
            <text:p>83.77852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G8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HAMROCK FLD</text:p>
          </table:table-cell>
          <table:table-cell office:value-type="float" office:value="42.0950388888889" calcext:value-type="float">
            <text:p>42.0950388889</text:p>
          </table:table-cell>
          <table:table-cell office:value-type="float" office:value="84.2407805555556" calcext:value-type="float">
            <text:p>84.240780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EXFORD COUNTY</text:p>
          </table:table-cell>
          <table:table-cell office:value-type="float" office:value="44.2753333333333" calcext:value-type="float">
            <text:p>44.2753333333</text:p>
          </table:table-cell>
          <table:table-cell office:value-type="float" office:value="85.4189166666667" calcext:value-type="float">
            <text:p>85.4189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W87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BUZZWICK</text:p>
          </table:table-cell>
          <table:table-cell office:value-type="float" office:value="42.0174527777778" calcext:value-type="float">
            <text:p>42.0174527778</text:p>
          </table:table-cell>
          <table:table-cell office:value-type="float" office:value="83.3735944444444" calcext:value-type="float">
            <text:p>83.37359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FS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TUSCOLA AREA</text:p>
          </table:table-cell>
          <table:table-cell office:value-type="float" office:value="43.4588611111111" calcext:value-type="float">
            <text:p>43.4588611111</text:p>
          </table:table-cell>
          <table:table-cell office:value-type="float" office:value="83.4454444444445" calcext:value-type="float">
            <text:p>83.44544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VX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HARLEVOIX MUNI</text:p>
          </table:table-cell>
          <table:table-cell office:value-type="float" office:value="45.3048611111111" calcext:value-type="float">
            <text:p>45.3048611111</text:p>
          </table:table-cell>
          <table:table-cell office:value-type="float" office:value="85.2753055555555" calcext:value-type="float">
            <text:p>85.2753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FPK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FITCH H BEACH</text:p>
          </table:table-cell>
          <table:table-cell office:value-type="float" office:value="42.5740833333333" calcext:value-type="float">
            <text:p>42.5740833333</text:p>
          </table:table-cell>
          <table:table-cell office:value-type="float" office:value="84.8121111111111" calcext:value-type="float">
            <text:p>84.81211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9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END VALLEY</text:p>
          </table:table-cell>
          <table:table-cell office:value-type="float" office:value="42.57795" calcext:value-type="float">
            <text:p>42.57795</text:p>
          </table:table-cell>
          <table:table-cell office:value-type="float" office:value="84.9090111111111" calcext:value-type="float">
            <text:p>84.90901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LH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HEBOYGAN COUNTY</text:p>
          </table:table-cell>
          <table:table-cell office:value-type="float" office:value="45.6537861111111" calcext:value-type="float">
            <text:p>45.6537861111</text:p>
          </table:table-cell>
          <table:table-cell office:value-type="float" office:value="84.5193027777778" calcext:value-type="float">
            <text:p>84.519302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M7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OFFMAN'S BLACK MOUNTAIN AERODROME</text:p>
          </table:table-cell>
          <table:table-cell office:value-type="float" office:value="45.5319444444444" calcext:value-type="float">
            <text:p>45.5319444444</text:p>
          </table:table-cell>
          <table:table-cell office:value-type="float" office:value="84.3080555555556" calcext:value-type="float">
            <text:p>84.30805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0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OWARD NIXON MEMORIAL</text:p>
          </table:table-cell>
          <table:table-cell office:value-type="float" office:value="43.181975" calcext:value-type="float">
            <text:p>43.181975</text:p>
          </table:table-cell>
          <table:table-cell office:value-type="float" office:value="84.1332916666667" calcext:value-type="float">
            <text:p>84.133291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8D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LARE MUNI</text:p>
          </table:table-cell>
          <table:table-cell office:value-type="float" office:value="43.8344444444445" calcext:value-type="float">
            <text:p>43.8344444444</text:p>
          </table:table-cell>
          <table:table-cell office:value-type="float" office:value="84.7402222222222" calcext:value-type="float">
            <text:p>84.74022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N4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ONEY ACRES</text:p>
          </table:table-cell>
          <table:table-cell office:value-type="float" office:value="42.0778194444445" calcext:value-type="float">
            <text:p>42.0778194444</text:p>
          </table:table-cell>
          <table:table-cell office:value-type="float" office:value="83.9860527777778" calcext:value-type="float">
            <text:p>83.986052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1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LKAY</text:p>
          </table:table-cell>
          <table:table-cell office:value-type="float" office:value="43.1434444444444" calcext:value-type="float">
            <text:p>43.1434444444</text:p>
          </table:table-cell>
          <table:table-cell office:value-type="float" office:value="83.7969527777778" calcext:value-type="float">
            <text:p>83.796952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EB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BRANCH COUNTY MEMORIAL</text:p>
          </table:table-cell>
          <table:table-cell office:value-type="float" office:value="41.9335666666667" calcext:value-type="float">
            <text:p>41.9335666667</text:p>
          </table:table-cell>
          <table:table-cell office:value-type="float" office:value="85.0522916666667" calcext:value-type="float">
            <text:p>85.052291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6M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ILLSTREAM AIRPARK</text:p>
          </table:table-cell>
          <table:table-cell office:value-type="float" office:value="42.963025" calcext:value-type="float">
            <text:p>42.963025</text:p>
          </table:table-cell>
          <table:table-cell office:value-type="float" office:value="84.0445722222222" calcext:value-type="float">
            <text:p>84.04457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RNOLD FIELD</text:p>
          </table:table-cell>
          <table:table-cell office:value-type="float" office:value="43.2978" calcext:value-type="float">
            <text:p>43.2978</text:p>
          </table:table-cell>
          <table:table-cell office:value-type="float" office:value="82.6078638888889" calcext:value-type="float">
            <text:p>82.607863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0D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IRON COUNTY</text:p>
          </table:table-cell>
          <table:table-cell office:value-type="float" office:value="46.0090777777778" calcext:value-type="float">
            <text:p>46.0090777778</text:p>
          </table:table-cell>
          <table:table-cell office:value-type="float" office:value="88.274025" calcext:value-type="float">
            <text:p>88.27402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G0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THELONE WILLIAMS MEMORIAL</text:p>
          </table:table-cell>
          <table:table-cell office:value-type="float" office:value="43.0291361111111" calcext:value-type="float">
            <text:p>43.0291361111</text:p>
          </table:table-cell>
          <table:table-cell office:value-type="float" office:value="83.5296722222222" calcext:value-type="float">
            <text:p>83.52967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OLEMAN A YOUNG MUNI</text:p>
          </table:table-cell>
          <table:table-cell office:value-type="float" office:value="42.409325" calcext:value-type="float">
            <text:p>42.409325</text:p>
          </table:table-cell>
          <table:table-cell office:value-type="float" office:value="83.0101805555556" calcext:value-type="float">
            <text:p>83.010180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TW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DETROIT METROPOLITAN WAYNE COUNTY</text:p>
          </table:table-cell>
          <table:table-cell office:value-type="float" office:value="42.2124166666667" calcext:value-type="float">
            <text:p>42.2124166667</text:p>
          </table:table-cell>
          <table:table-cell office:value-type="float" office:value="83.3533888888889" calcext:value-type="float">
            <text:p>83.35338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IP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ILLOW RUN</text:p>
          </table:table-cell>
          <table:table-cell office:value-type="float" office:value="42.2400277777778" calcext:value-type="float">
            <text:p>42.2400277778</text:p>
          </table:table-cell>
          <table:table-cell office:value-type="float" office:value="83.5308888888889" calcext:value-type="float">
            <text:p>83.53088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NZ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ROSSE ILE MUNI</text:p>
          </table:table-cell>
          <table:table-cell office:value-type="float" office:value="42.0990777777778" calcext:value-type="float">
            <text:p>42.0990777778</text:p>
          </table:table-cell>
          <table:table-cell office:value-type="float" office:value="83.1614666666667" calcext:value-type="float">
            <text:p>83.16146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style-name="ce1" office:value-type="float" office:value="200000000" calcext:value-type="float">
            <text:p>2.00E+08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ACKLEBERRY</text:p>
          </table:table-cell>
          <table:table-cell office:value-type="float" office:value="42.425125" calcext:value-type="float">
            <text:p>42.425125</text:p>
          </table:table-cell>
          <table:table-cell office:value-type="float" office:value="83.8685416666667" calcext:value-type="float">
            <text:p>83.868541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91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DOWAGIAC MUNI</text:p>
          </table:table-cell>
          <table:table-cell office:value-type="float" office:value="41.9929166666667" calcext:value-type="float">
            <text:p>41.9929166667</text:p>
          </table:table-cell>
          <table:table-cell office:value-type="float" office:value="86.1282777777778" calcext:value-type="float">
            <text:p>86.12827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RM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DRUMMOND ISLAND</text:p>
          </table:table-cell>
          <table:table-cell office:value-type="float" office:value="46.0093111111111" calcext:value-type="float">
            <text:p>46.0093111111</text:p>
          </table:table-cell>
          <table:table-cell office:value-type="float" office:value="83.7439333333333" calcext:value-type="float">
            <text:p>83.7439333333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YACHT HAVEN</text:p>
          </table:table-cell>
          <table:table-cell office:value-type="float" office:value="46.0247944444444" calcext:value-type="float">
            <text:p>46.0247944444</text:p>
          </table:table-cell>
          <table:table-cell office:value-type="float" office:value="83.7525138888889" calcext:value-type="float">
            <text:p>83.752513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9M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AITE FIELD</text:p>
          </table:table-cell>
          <table:table-cell office:value-type="float" office:value="42.8907222222222" calcext:value-type="float">
            <text:p>42.8907222222</text:p>
          </table:table-cell>
          <table:table-cell office:value-type="float" office:value="83.9320416666667" calcext:value-type="float">
            <text:p>83.932041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94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EAST JORDAN CITY</text:p>
          </table:table-cell>
          <table:table-cell office:value-type="float" office:value="45.1301833333333" calcext:value-type="float">
            <text:p>45.1301833333</text:p>
          </table:table-cell>
          <table:table-cell office:value-type="float" office:value="85.1068138888889" calcext:value-type="float">
            <text:p>85.106813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D9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IOSCO COUNTY</text:p>
          </table:table-cell>
          <table:table-cell office:value-type="float" office:value="44.3128333333333" calcext:value-type="float">
            <text:p>44.3128333333</text:p>
          </table:table-cell>
          <table:table-cell office:value-type="float" office:value="83.4223055555556" calcext:value-type="float">
            <text:p>83.4223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9M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TORCHPORT</text:p>
          </table:table-cell>
          <table:table-cell office:value-type="float" office:value="45.0533861111111" calcext:value-type="float">
            <text:p>45.0533861111</text:p>
          </table:table-cell>
          <table:table-cell office:value-type="float" office:value="85.3566805555556" calcext:value-type="float">
            <text:p>85.356680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0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KYWAY ESTATES</text:p>
          </table:table-cell>
          <table:table-cell office:value-type="float" office:value="42.5838083333333" calcext:value-type="float">
            <text:p>42.5838083333</text:p>
          </table:table-cell>
          <table:table-cell office:value-type="float" office:value="84.6514805555556" calcext:value-type="float">
            <text:p>84.651480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4U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YUBA</text:p>
          </table:table-cell>
          <table:table-cell office:value-type="float" office:value="44.8388888888889" calcext:value-type="float">
            <text:p>44.8388888889</text:p>
          </table:table-cell>
          <table:table-cell office:value-type="float" office:value="85.4311805555556" calcext:value-type="float">
            <text:p>85.431180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8R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AMP</text:p>
          </table:table-cell>
          <table:table-cell office:value-type="float" office:value="43.399475" calcext:value-type="float">
            <text:p>43.399475</text:p>
          </table:table-cell>
          <table:table-cell office:value-type="float" office:value="84.8008444444444" calcext:value-type="float">
            <text:p>84.80084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style-name="ce1" office:value-type="float" office:value="200" calcext:value-type="float">
            <text:p>2.00E+02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HARPE'S STRIP</text:p>
          </table:table-cell>
          <table:table-cell office:value-type="float" office:value="42.9516111111111" calcext:value-type="float">
            <text:p>42.9516111111</text:p>
          </table:table-cell>
          <table:table-cell office:value-type="float" office:value="82.7759166666667" calcext:value-type="float">
            <text:p>82.7759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87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EMPIRE</text:p>
          </table:table-cell>
          <table:table-cell office:value-type="float" office:value="44.7905138888889" calcext:value-type="float">
            <text:p>44.7905138889</text:p>
          </table:table-cell>
          <table:table-cell office:value-type="float" office:value="86.0027694444444" calcext:value-type="float">
            <text:p>86.002769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DELTA COUNTY</text:p>
          </table:table-cell>
          <table:table-cell office:value-type="float" office:value="45.7226666666667" calcext:value-type="float">
            <text:p>45.7226666667</text:p>
          </table:table-cell>
          <table:table-cell office:value-type="float" office:value="87.0937222222222" calcext:value-type="float">
            <text:p>87.09372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C8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EVART MUNI</text:p>
          </table:table-cell>
          <table:table-cell office:value-type="float" office:value="43.8948611111111" calcext:value-type="float">
            <text:p>43.8948611111</text:p>
          </table:table-cell>
          <table:table-cell office:value-type="float" office:value="85.28475" calcext:value-type="float">
            <text:p>85.2847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FN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BISHOP INTL</text:p>
          </table:table-cell>
          <table:table-cell office:value-type="float" office:value="42.9654722222222" calcext:value-type="float">
            <text:p>42.9654722222</text:p>
          </table:table-cell>
          <table:table-cell office:value-type="float" office:value="83.74475" calcext:value-type="float">
            <text:p>83.7447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D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DALTON</text:p>
          </table:table-cell>
          <table:table-cell office:value-type="float" office:value="43.0525" calcext:value-type="float">
            <text:p>43.0525</text:p>
          </table:table-cell>
          <table:table-cell office:value-type="float" office:value="83.8048972222222" calcext:value-type="float">
            <text:p>83.804897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5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APLE GROVE</text:p>
          </table:table-cell>
          <table:table-cell office:value-type="float" office:value="42.7172555555556" calcext:value-type="float">
            <text:p>42.7172555556</text:p>
          </table:table-cell>
          <table:table-cell office:value-type="float" office:value="84.0624583333333" calcext:value-type="float">
            <text:p>84.0624583333</text:p>
          </table:table-cell>
        </table:table-row>
        <table:table-row table:style-name="ro1">
          <table:table-cell office:value-type="string" calcext:value-type="string">
            <text:p>HELIPORT</text:p>
          </table:table-cell>
          <table:table-cell office:value-type="string" calcext:value-type="string">
            <text:p>E66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APLE GROVE</text:p>
          </table:table-cell>
          <table:table-cell office:value-type="float" office:value="42.7170833333333" calcext:value-type="float">
            <text:p>42.7170833333</text:p>
          </table:table-cell>
          <table:table-cell office:value-type="float" office:value="84.0619444444444" calcext:value-type="float">
            <text:p>84.06194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6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M 'TINY' ZEHNDER FIELD</text:p>
          </table:table-cell>
          <table:table-cell office:value-type="float" office:value="43.3139111111111" calcext:value-type="float">
            <text:p>43.3139111111</text:p>
          </table:table-cell>
          <table:table-cell office:value-type="float" office:value="83.7096833333333" calcext:value-type="float">
            <text:p>83.7096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FKS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FRANKFORT DOW MEMORIAL FIELD</text:p>
          </table:table-cell>
          <table:table-cell office:value-type="float" office:value="44.6252194444445" calcext:value-type="float">
            <text:p>44.6252194444</text:p>
          </table:table-cell>
          <table:table-cell office:value-type="float" office:value="86.2008083333333" calcext:value-type="float">
            <text:p>86.200808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FFX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FREMONT MUNI</text:p>
          </table:table-cell>
          <table:table-cell office:value-type="float" office:value="43.4393055555556" calcext:value-type="float">
            <text:p>43.4393055556</text:p>
          </table:table-cell>
          <table:table-cell office:value-type="float" office:value="85.9948888888889" calcext:value-type="float">
            <text:p>85.99488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9Z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FLYING-A-RANCH</text:p>
          </table:table-cell>
          <table:table-cell office:value-type="float" office:value="43.1050166666667" calcext:value-type="float">
            <text:p>43.1050166667</text:p>
          </table:table-cell>
          <table:table-cell office:value-type="float" office:value="86.1236611111111" calcext:value-type="float">
            <text:p>86.12366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LR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AYLORD RGNL</text:p>
          </table:table-cell>
          <table:table-cell office:value-type="float" office:value="45.0130277777778" calcext:value-type="float">
            <text:p>45.0130277778</text:p>
          </table:table-cell>
          <table:table-cell office:value-type="float" office:value="84.7034444444445" calcext:value-type="float">
            <text:p>84.70344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Y4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LAKES OF THE NORTH</text:p>
          </table:table-cell>
          <table:table-cell office:value-type="float" office:value="44.9118055555556" calcext:value-type="float">
            <text:p>44.9118055556</text:p>
          </table:table-cell>
          <table:table-cell office:value-type="float" office:value="84.8753388888889" calcext:value-type="float">
            <text:p>84.87533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8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DUFORD FIELD</text:p>
          </table:table-cell>
          <table:table-cell office:value-type="float" office:value="43.125025" calcext:value-type="float">
            <text:p>43.125025</text:p>
          </table:table-cell>
          <table:table-cell office:value-type="float" office:value="83.6263444444444" calcext:value-type="float">
            <text:p>83.62634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DW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LADWIN ZETTEL MEMORIAL</text:p>
          </table:table-cell>
          <table:table-cell office:value-type="float" office:value="43.9705888888889" calcext:value-type="float">
            <text:p>43.9705888889</text:p>
          </table:table-cell>
          <table:table-cell office:value-type="float" office:value="84.4750194444444" calcext:value-type="float">
            <text:p>84.475019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M6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UGAR SPRINGS AIRPARK</text:p>
          </table:table-cell>
          <table:table-cell office:value-type="float" office:value="44.1403694444445" calcext:value-type="float">
            <text:p>44.1403694444</text:p>
          </table:table-cell>
          <table:table-cell office:value-type="float" office:value="84.436975" calcext:value-type="float">
            <text:p>84.43697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GM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RAND HAVEN MEMORIAL AIRPARK</text:p>
          </table:table-cell>
          <table:table-cell office:value-type="float" office:value="43.0340555555556" calcext:value-type="float">
            <text:p>43.0340555556</text:p>
          </table:table-cell>
          <table:table-cell office:value-type="float" office:value="86.1981666666667" calcext:value-type="float">
            <text:p>86.19816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D0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BRAMS MUNI</text:p>
          </table:table-cell>
          <table:table-cell office:value-type="float" office:value="42.7748805555556" calcext:value-type="float">
            <text:p>42.7748805556</text:p>
          </table:table-cell>
          <table:table-cell office:value-type="float" office:value="84.7331361111111" calcext:value-type="float">
            <text:p>84.733136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98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RAND MARAIS</text:p>
          </table:table-cell>
          <table:table-cell office:value-type="float" office:value="46.6203638888889" calcext:value-type="float">
            <text:p>46.6203638889</text:p>
          </table:table-cell>
          <table:table-cell office:value-type="float" office:value="85.9200833333333" calcext:value-type="float">
            <text:p>85.9200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RR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ERALD R FORD INTL</text:p>
          </table:table-cell>
          <table:table-cell office:value-type="float" office:value="42.8808333333333" calcext:value-type="float">
            <text:p>42.8808333333</text:p>
          </table:table-cell>
          <table:table-cell office:value-type="float" office:value="85.5228055555556" calcext:value-type="float">
            <text:p>85.5228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OV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RAYLING AAF</text:p>
          </table:table-cell>
          <table:table-cell office:value-type="float" office:value="44.6803333333333" calcext:value-type="float">
            <text:p>44.6803333333</text:p>
          </table:table-cell>
          <table:table-cell office:value-type="float" office:value="84.7288611111111" calcext:value-type="float">
            <text:p>84.72886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D6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REENVILLE MUNI</text:p>
          </table:table-cell>
          <table:table-cell office:value-type="float" office:value="43.1421388888889" calcext:value-type="float">
            <text:p>43.1421388889</text:p>
          </table:table-cell>
          <table:table-cell office:value-type="float" office:value="85.2538611111111" calcext:value-type="float">
            <text:p>85.25386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9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RICHMOND FIELD</text:p>
          </table:table-cell>
          <table:table-cell office:value-type="float" office:value="42.4417" calcext:value-type="float">
            <text:p>42.4417</text:p>
          </table:table-cell>
          <table:table-cell office:value-type="float" office:value="84.0666166666667" calcext:value-type="float">
            <text:p>84.0666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80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FIELD OF DREAMS</text:p>
          </table:table-cell>
          <table:table-cell office:value-type="float" office:value="44.3646944444444" calcext:value-type="float">
            <text:p>44.3646944444</text:p>
          </table:table-cell>
          <table:table-cell office:value-type="float" office:value="83.7626666666667" calcext:value-type="float">
            <text:p>83.7626666667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M47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AGE LAKE SPB</text:p>
          </table:table-cell>
          <table:table-cell office:value-type="float" office:value="44.35" calcext:value-type="float">
            <text:p>44.35</text:p>
          </table:table-cell>
          <table:table-cell office:value-type="float" office:value="83.9422222222222" calcext:value-type="float">
            <text:p>83.94222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MX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OUGHTON COUNTY MEMORIAL</text:p>
          </table:table-cell>
          <table:table-cell office:value-type="float" office:value="47.1684166666667" calcext:value-type="float">
            <text:p>47.1684166667</text:p>
          </table:table-cell>
          <table:table-cell office:value-type="float" office:value="88.4890583333333" calcext:value-type="float">
            <text:p>88.489058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G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ARBOR SPRINGS</text:p>
          </table:table-cell>
          <table:table-cell office:value-type="float" office:value="45.4254722222222" calcext:value-type="float">
            <text:p>45.4254722222</text:p>
          </table:table-cell>
          <table:table-cell office:value-type="float" office:value="84.9134722222222" calcext:value-type="float">
            <text:p>84.91347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Y9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EAGLES LANDING</text:p>
          </table:table-cell>
          <table:table-cell office:value-type="float" office:value="44.3083361111111" calcext:value-type="float">
            <text:p>44.3083361111</text:p>
          </table:table-cell>
          <table:table-cell office:value-type="float" office:value="85.7722888888889" calcext:value-type="float">
            <text:p>85.77228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0D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LARE COUNTY</text:p>
          </table:table-cell>
          <table:table-cell office:value-type="float" office:value="44.0522777777778" calcext:value-type="float">
            <text:p>44.0522777778</text:p>
          </table:table-cell>
          <table:table-cell office:value-type="float" office:value="84.8131333333333" calcext:value-type="float">
            <text:p>84.81313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Y0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ARRISVILLE</text:p>
          </table:table-cell>
          <table:table-cell office:value-type="float" office:value="44.6682222222222" calcext:value-type="float">
            <text:p>44.6682222222</text:p>
          </table:table-cell>
          <table:table-cell office:value-type="float" office:value="83.3051111111111" calcext:value-type="float">
            <text:p>83.30511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Z92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ARSENS ISLAND</text:p>
          </table:table-cell>
          <table:table-cell office:value-type="float" office:value="42.5894166666667" calcext:value-type="float">
            <text:p>42.5894166667</text:p>
          </table:table-cell>
          <table:table-cell office:value-type="float" office:value="82.5756222222222" calcext:value-type="float">
            <text:p>82.5756222222</text:p>
          </table:table-cell>
        </table:table-row>
        <table:table-row table:style-name="ro1">
          <table:table-cell office:value-type="string" calcext:value-type="string">
            <text:p>HELIPORT</text:p>
          </table:table-cell>
          <table:table-cell office:value-type="string" calcext:value-type="string">
            <text:p>HD6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ARSENS ISLAND</text:p>
          </table:table-cell>
          <table:table-cell office:value-type="float" office:value="42.5922277777778" calcext:value-type="float">
            <text:p>42.5922277778</text:p>
          </table:table-cell>
          <table:table-cell office:value-type="float" office:value="82.57195" calcext:value-type="float">
            <text:p>82.5719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04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OCEANA COUNTY</text:p>
          </table:table-cell>
          <table:table-cell office:value-type="float" office:value="43.6416333333333" calcext:value-type="float">
            <text:p>43.6416333333</text:p>
          </table:table-cell>
          <table:table-cell office:value-type="float" office:value="86.3290638888889" calcext:value-type="float">
            <text:p>86.329063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D9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ASTINGS</text:p>
          </table:table-cell>
          <table:table-cell office:value-type="float" office:value="42.6635472222222" calcext:value-type="float">
            <text:p>42.6635472222</text:p>
          </table:table-cell>
          <table:table-cell office:value-type="float" office:value="85.3462055555556" calcext:value-type="float">
            <text:p>85.3462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Y1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LBERT J LINDBERG</text:p>
          </table:table-cell>
          <table:table-cell office:value-type="float" office:value="46.0358472222222" calcext:value-type="float">
            <text:p>46.0358472222</text:p>
          </table:table-cell>
          <table:table-cell office:value-type="float" office:value="84.4197555555556" calcext:value-type="float">
            <text:p>84.4197555556</text:p>
          </table:table-cell>
        </table:table-row>
        <table:table-row table:style-name="ro1">
          <table:table-cell office:value-type="string" calcext:value-type="string">
            <text:p>HELIPORT</text:p>
          </table:table-cell>
          <table:table-cell office:value-type="string" calcext:value-type="string">
            <text:p>13D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PONDEROSA</text:p>
          </table:table-cell>
          <table:table-cell office:value-type="float" office:value="42.6291666666667" calcext:value-type="float">
            <text:p>42.6291666667</text:p>
          </table:table-cell>
          <table:table-cell office:value-type="float" office:value="83.6830833333334" calcext:value-type="float">
            <text:p>83.6830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95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ILLMAN</text:p>
          </table:table-cell>
          <table:table-cell office:value-type="float" office:value="45.0829277777778" calcext:value-type="float">
            <text:p>45.0829277778</text:p>
          </table:table-cell>
          <table:table-cell office:value-type="float" office:value="83.9340222222222" calcext:value-type="float">
            <text:p>83.93402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JYM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ILLSDALE MUNI</text:p>
          </table:table-cell>
          <table:table-cell office:value-type="float" office:value="41.9213027777778" calcext:value-type="float">
            <text:p>41.9213027778</text:p>
          </table:table-cell>
          <table:table-cell office:value-type="float" office:value="84.5866972222222" calcext:value-type="float">
            <text:p>84.586697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LM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PARK TOWNSHIP</text:p>
          </table:table-cell>
          <table:table-cell office:value-type="float" office:value="42.7959111111111" calcext:value-type="float">
            <text:p>42.7959111111</text:p>
          </table:table-cell>
          <table:table-cell office:value-type="float" office:value="86.1619861111111" calcext:value-type="float">
            <text:p>86.161986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IV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EST MICHIGAN RGNL</text:p>
          </table:table-cell>
          <table:table-cell office:value-type="float" office:value="42.7427777777778" calcext:value-type="float">
            <text:p>42.7427777778</text:p>
          </table:table-cell>
          <table:table-cell office:value-type="float" office:value="86.1078333333333" calcext:value-type="float">
            <text:p>86.10783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TL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ROSCOMMON COUNTY - BLODGETT MEMORIAL</text:p>
          </table:table-cell>
          <table:table-cell office:value-type="float" office:value="44.3598666666667" calcext:value-type="float">
            <text:p>44.3598666667</text:p>
          </table:table-cell>
          <table:table-cell office:value-type="float" office:value="84.6694805555556" calcext:value-type="float">
            <text:p>84.669480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Y2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OUGHTON LAKE STATE</text:p>
          </table:table-cell>
          <table:table-cell office:value-type="float" office:value="44.3291805555556" calcext:value-type="float">
            <text:p>44.3291805556</text:p>
          </table:table-cell>
          <table:table-cell office:value-type="float" office:value="84.7916944444444" calcext:value-type="float">
            <text:p>84.7916944444</text:p>
          </table:table-cell>
        </table:table-row>
        <table:table-row table:style-name="ro1">
          <table:table-cell office:value-type="string" calcext:value-type="string">
            <text:p>BALLOONPORT</text:p>
          </table:table-cell>
          <table:table-cell office:value-type="string" calcext:value-type="string">
            <text:p>13M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ERONUT PARK</text:p>
          </table:table-cell>
          <table:table-cell office:value-type="float" office:value="42.6041666666667" calcext:value-type="float">
            <text:p>42.6041666667</text:p>
          </table:table-cell>
          <table:table-cell office:value-type="float" office:value="83.8586111111111" calcext:value-type="float">
            <text:p>83.85861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ZW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LIVINGSTON COUNTY SPENCER J HARDY</text:p>
          </table:table-cell>
          <table:table-cell office:value-type="float" office:value="42.6294277777778" calcext:value-type="float">
            <text:p>42.6294277778</text:p>
          </table:table-cell>
          <table:table-cell office:value-type="float" office:value="83.9821916666667" calcext:value-type="float">
            <text:p>83.982191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Y1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RAETHER</text:p>
          </table:table-cell>
          <table:table-cell office:value-type="float" office:value="42.5651944444445" calcext:value-type="float">
            <text:p>42.5651944444</text:p>
          </table:table-cell>
          <table:table-cell office:value-type="float" office:value="83.8562916666667" calcext:value-type="float">
            <text:p>83.856291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65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ALVIN CAMPBELL MUNI</text:p>
          </table:table-cell>
          <table:table-cell office:value-type="float" office:value="45.4083444444444" calcext:value-type="float">
            <text:p>45.4083444444</text:p>
          </table:table-cell>
          <table:table-cell office:value-type="float" office:value="84.6000333333333" calcext:value-type="float">
            <text:p>84.60003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88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REEN LAKE</text:p>
          </table:table-cell>
          <table:table-cell office:value-type="float" office:value="44.6057027777778" calcext:value-type="float">
            <text:p>44.6057027778</text:p>
          </table:table-cell>
          <table:table-cell office:value-type="float" office:value="85.7567888888889" calcext:value-type="float">
            <text:p>85.75678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IONIA COUNTY</text:p>
          </table:table-cell>
          <table:table-cell office:value-type="float" office:value="42.9379277777778" calcext:value-type="float">
            <text:p>42.9379277778</text:p>
          </table:table-cell>
          <table:table-cell office:value-type="float" office:value="85.0605722222222" calcext:value-type="float">
            <text:p>85.06057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M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FORD</text:p>
          </table:table-cell>
          <table:table-cell office:value-type="float" office:value="45.8183611111111" calcext:value-type="float">
            <text:p>45.8183611111</text:p>
          </table:table-cell>
          <table:table-cell office:value-type="float" office:value="88.1145555555556" calcext:value-type="float">
            <text:p>88.11455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73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TAMBAUGH</text:p>
          </table:table-cell>
          <table:table-cell office:value-type="float" office:value="46.0787638888889" calcext:value-type="float">
            <text:p>46.0787638889</text:p>
          </table:table-cell>
          <table:table-cell office:value-type="float" office:value="88.6354916666667" calcext:value-type="float">
            <text:p>88.635491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WD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OGEBIC-IRON COUNTY</text:p>
          </table:table-cell>
          <table:table-cell office:value-type="float" office:value="46.5274722222222" calcext:value-type="float">
            <text:p>46.5274722222</text:p>
          </table:table-cell>
          <table:table-cell office:value-type="float" office:value="90.1313888888889" calcext:value-type="float">
            <text:p>90.13138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61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EDWARD F JOHNSON</text:p>
          </table:table-cell>
          <table:table-cell office:value-type="float" office:value="46.3452166666667" calcext:value-type="float">
            <text:p>46.3452166667</text:p>
          </table:table-cell>
          <table:table-cell office:value-type="float" office:value="87.7884666666667" calcext:value-type="float">
            <text:p>87.78846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JX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JACKSON COUNTY-REYNOLDS FIELD</text:p>
          </table:table-cell>
          <table:table-cell office:value-type="float" office:value="42.2604166666667" calcext:value-type="float">
            <text:p>42.2604166667</text:p>
          </table:table-cell>
          <table:table-cell office:value-type="float" office:value="84.4604444444444" calcext:value-type="float">
            <text:p>84.46044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8C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RIVERVIEW</text:p>
          </table:table-cell>
          <table:table-cell office:value-type="float" office:value="42.9367222222222" calcext:value-type="float">
            <text:p>42.9367222222</text:p>
          </table:table-cell>
          <table:table-cell office:value-type="float" office:value="85.80575" calcext:value-type="float">
            <text:p>85.8057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ZO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KALAMAZOO/BATTLE CREEK INTL</text:p>
          </table:table-cell>
          <table:table-cell office:value-type="float" office:value="42.2343888888889" calcext:value-type="float">
            <text:p>42.2343888889</text:p>
          </table:table-cell>
          <table:table-cell office:value-type="float" office:value="85.5515555555555" calcext:value-type="float">
            <text:p>85.55155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N0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EWMAN'S</text:p>
          </table:table-cell>
          <table:table-cell office:value-type="float" office:value="42.288925" calcext:value-type="float">
            <text:p>42.288925</text:p>
          </table:table-cell>
          <table:table-cell office:value-type="float" office:value="85.7500083333333" calcext:value-type="float">
            <text:p>85.750008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89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KALKASKA CITY</text:p>
          </table:table-cell>
          <table:table-cell office:value-type="float" office:value="44.7251833333333" calcext:value-type="float">
            <text:p>44.7251833333</text:p>
          </table:table-cell>
          <table:table-cell office:value-type="float" office:value="85.203125" calcext:value-type="float">
            <text:p>85.20312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ILDERNESS AIRPARK</text:p>
          </table:table-cell>
          <table:table-cell office:value-type="float" office:value="43.2447444444444" calcext:value-type="float">
            <text:p>43.2447444444</text:p>
          </table:table-cell>
          <table:table-cell office:value-type="float" office:value="85.7117083333333" calcext:value-type="float">
            <text:p>85.711708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5W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DENNIS FARMS</text:p>
          </table:table-cell>
          <table:table-cell office:value-type="float" office:value="42.8944166666667" calcext:value-type="float">
            <text:p>42.8944166667</text:p>
          </table:table-cell>
          <table:table-cell office:value-type="float" office:value="84.3922222222222" calcext:value-type="float">
            <text:p>84.39222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91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OME ACRES SKY RANCH</text:p>
          </table:table-cell>
          <table:table-cell office:value-type="float" office:value="44.3202861111111" calcext:value-type="float">
            <text:p>44.3202861111</text:p>
          </table:table-cell>
          <table:table-cell office:value-type="float" office:value="85.1711527777778" calcext:value-type="float">
            <text:p>85.171152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LAKE ISABELLA - CAL BREWER MEMORIAL</text:p>
          </table:table-cell>
          <table:table-cell office:value-type="float" office:value="43.6444722222222" calcext:value-type="float">
            <text:p>43.6444722222</text:p>
          </table:table-cell>
          <table:table-cell office:value-type="float" office:value="84.9819666666667" calcext:value-type="float">
            <text:p>84.98196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3C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LAKEVIEW-GRIFFITH FIELD</text:p>
          </table:table-cell>
          <table:table-cell office:value-type="float" office:value="43.45225" calcext:value-type="float">
            <text:p>43.45225</text:p>
          </table:table-cell>
          <table:table-cell office:value-type="float" office:value="85.2646388888889" calcext:value-type="float">
            <text:p>85.26463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UH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TOLEDO SUBURBAN</text:p>
          </table:table-cell>
          <table:table-cell office:value-type="float" office:value="41.735875" calcext:value-type="float">
            <text:p>41.735875</text:p>
          </table:table-cell>
          <table:table-cell office:value-type="float" office:value="83.6557638888889" calcext:value-type="float">
            <text:p>83.655763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APITAL REGION INTL</text:p>
          </table:table-cell>
          <table:table-cell office:value-type="float" office:value="42.7786388888889" calcext:value-type="float">
            <text:p>42.7786388889</text:p>
          </table:table-cell>
          <table:table-cell office:value-type="float" office:value="84.5861944444444" calcext:value-type="float">
            <text:p>84.58619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95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DUPONT-LAPEER</text:p>
          </table:table-cell>
          <table:table-cell office:value-type="float" office:value="43.0664722222222" calcext:value-type="float">
            <text:p>43.0664722222</text:p>
          </table:table-cell>
          <table:table-cell office:value-type="float" office:value="83.2715555555556" calcext:value-type="float">
            <text:p>83.27155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M8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EAGLE II</text:p>
          </table:table-cell>
          <table:table-cell office:value-type="float" office:value="44.8065277777778" calcext:value-type="float">
            <text:p>44.8065277778</text:p>
          </table:table-cell>
          <table:table-cell office:value-type="float" office:value="84.2761944444444" calcext:value-type="float">
            <text:p>84.27619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MI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FLUGPLATZ</text:p>
          </table:table-cell>
          <table:table-cell office:value-type="float" office:value="43.3417416666667" calcext:value-type="float">
            <text:p>43.3417416667</text:p>
          </table:table-cell>
          <table:table-cell office:value-type="float" office:value="82.5482833333333" calcext:value-type="float">
            <text:p>82.5482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L7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ILWRICK FLYING M</text:p>
          </table:table-cell>
          <table:table-cell office:value-type="float" office:value="44.7383444444444" calcext:value-type="float">
            <text:p>44.7383444444</text:p>
          </table:table-cell>
          <table:table-cell office:value-type="float" office:value="83.3796916666667" calcext:value-type="float">
            <text:p>83.379691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G2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PRICES</text:p>
          </table:table-cell>
          <table:table-cell office:value-type="float" office:value="42.8076111111111" calcext:value-type="float">
            <text:p>42.8076111111</text:p>
          </table:table-cell>
          <table:table-cell office:value-type="float" office:value="83.7689722222222" calcext:value-type="float">
            <text:p>83.76897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4C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LOWELL CITY</text:p>
          </table:table-cell>
          <table:table-cell office:value-type="float" office:value="42.9539194444445" calcext:value-type="float">
            <text:p>42.9539194444</text:p>
          </table:table-cell>
          <table:table-cell office:value-type="float" office:value="85.3439055555556" calcext:value-type="float">
            <text:p>85.3439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LDM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ASON COUNTY</text:p>
          </table:table-cell>
          <table:table-cell office:value-type="float" office:value="43.9625277777778" calcext:value-type="float">
            <text:p>43.9625277778</text:p>
          </table:table-cell>
          <table:table-cell office:value-type="float" office:value="86.4079166666667" calcext:value-type="float">
            <text:p>86.4079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Y4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LOST CREEK</text:p>
          </table:table-cell>
          <table:table-cell office:value-type="float" office:value="44.6600138888889" calcext:value-type="float">
            <text:p>44.6600138889</text:p>
          </table:table-cell>
          <table:table-cell office:value-type="float" office:value="84.2375111111111" calcext:value-type="float">
            <text:p>84.23751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CD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ACKINAC ISLAND</text:p>
          </table:table-cell>
          <table:table-cell office:value-type="float" office:value="45.8649833333333" calcext:value-type="float">
            <text:p>45.8649833333</text:p>
          </table:table-cell>
          <table:table-cell office:value-type="float" office:value="84.6370944444445" calcext:value-type="float">
            <text:p>84.63709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90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ANCELONA MUNI</text:p>
          </table:table-cell>
          <table:table-cell office:value-type="float" office:value="44.9250055555556" calcext:value-type="float">
            <text:p>44.9250055556</text:p>
          </table:table-cell>
          <table:table-cell office:value-type="float" office:value="85.0667166666667" calcext:value-type="float">
            <text:p>85.0667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5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ROSSETTIE</text:p>
          </table:table-cell>
          <table:table-cell office:value-type="float" office:value="42.1950972222222" calcext:value-type="float">
            <text:p>42.1950972222</text:p>
          </table:table-cell>
          <table:table-cell office:value-type="float" office:value="84.0308611111111" calcext:value-type="float">
            <text:p>84.03086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BL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ANISTEE CO-BLACKER</text:p>
          </table:table-cell>
          <table:table-cell office:value-type="float" office:value="44.2724722222222" calcext:value-type="float">
            <text:p>44.2724722222</text:p>
          </table:table-cell>
          <table:table-cell office:value-type="float" office:value="86.2468888888889" calcext:value-type="float">
            <text:p>86.24688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SQ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CHOOLCRAFT COUNTY</text:p>
          </table:table-cell>
          <table:table-cell office:value-type="float" office:value="45.9746388888889" calcext:value-type="float">
            <text:p>45.9746388889</text:p>
          </table:table-cell>
          <table:table-cell office:value-type="float" office:value="86.1718333333333" calcext:value-type="float">
            <text:p>86.17183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6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ARINE CITY</text:p>
          </table:table-cell>
          <table:table-cell office:value-type="float" office:value="42.7213777777778" calcext:value-type="float">
            <text:p>42.7213777778</text:p>
          </table:table-cell>
          <table:table-cell office:value-type="float" office:value="82.5962527777778" calcext:value-type="float">
            <text:p>82.596252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7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ARLETTE</text:p>
          </table:table-cell>
          <table:table-cell office:value-type="float" office:value="43.3118333333333" calcext:value-type="float">
            <text:p>43.3118333333</text:p>
          </table:table-cell>
          <table:table-cell office:value-type="float" office:value="83.0909166666667" calcext:value-type="float">
            <text:p>83.0909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AWYER INTL</text:p>
          </table:table-cell>
          <table:table-cell office:value-type="float" office:value="46.3536388888889" calcext:value-type="float">
            <text:p>46.3536388889</text:p>
          </table:table-cell>
          <table:table-cell office:value-type="float" office:value="87.3953611111111" calcext:value-type="float">
            <text:p>87.39536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MY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BROOKS FIELD</text:p>
          </table:table-cell>
          <table:table-cell office:value-type="float" office:value="42.2511916666667" calcext:value-type="float">
            <text:p>42.2511916667</text:p>
          </table:table-cell>
          <table:table-cell office:value-type="float" office:value="84.9554416666667" calcext:value-type="float">
            <text:p>84.955441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TEW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ASON JEWETT FIELD</text:p>
          </table:table-cell>
          <table:table-cell office:value-type="float" office:value="42.5657777777778" calcext:value-type="float">
            <text:p>42.5657777778</text:p>
          </table:table-cell>
          <table:table-cell office:value-type="float" office:value="84.4231944444445" calcext:value-type="float">
            <text:p>84.42319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C5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ANADIAN LAKES</text:p>
          </table:table-cell>
          <table:table-cell office:value-type="float" office:value="43.5770111111111" calcext:value-type="float">
            <text:p>43.5770111111</text:p>
          </table:table-cell>
          <table:table-cell office:value-type="float" office:value="85.284" calcext:value-type="float">
            <text:p>85.28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7C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ECOSTA MORTON</text:p>
          </table:table-cell>
          <table:table-cell office:value-type="float" office:value="43.6300444444444" calcext:value-type="float">
            <text:p>43.6300444444</text:p>
          </table:table-cell>
          <table:table-cell office:value-type="float" office:value="85.2614888888889" calcext:value-type="float">
            <text:p>85.26148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ENOMINEE-MARINETTE TWIN COUNTY</text:p>
          </table:table-cell>
          <table:table-cell office:value-type="float" office:value="45.1266861111111" calcext:value-type="float">
            <text:p>45.1266861111</text:p>
          </table:table-cell>
          <table:table-cell office:value-type="float" office:value="87.6385416666667" calcext:value-type="float">
            <text:p>87.638541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KW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JACK BARSTOW</text:p>
          </table:table-cell>
          <table:table-cell office:value-type="float" office:value="43.6629166666667" calcext:value-type="float">
            <text:p>43.6629166667</text:p>
          </table:table-cell>
          <table:table-cell office:value-type="float" office:value="84.2613055555556" calcext:value-type="float">
            <text:p>84.2613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1M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OSCODA COUNTY DENNIS KAUFFMAN MEMORIAL</text:p>
          </table:table-cell>
          <table:table-cell office:value-type="float" office:value="44.6748333333333" calcext:value-type="float">
            <text:p>44.6748333333</text:p>
          </table:table-cell>
          <table:table-cell office:value-type="float" office:value="84.1220416666667" calcext:value-type="float">
            <text:p>84.122041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TTF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USTER</text:p>
          </table:table-cell>
          <table:table-cell office:value-type="float" office:value="41.9398888888889" calcext:value-type="float">
            <text:p>41.9398888889</text:p>
          </table:table-cell>
          <table:table-cell office:value-type="float" office:value="83.4346666666667" calcext:value-type="float">
            <text:p>83.43466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Y0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OORESTOWN AIRPARK</text:p>
          </table:table-cell>
          <table:table-cell office:value-type="float" office:value="44.4625111111111" calcext:value-type="float">
            <text:p>44.4625111111</text:p>
          </table:table-cell>
          <table:table-cell office:value-type="float" office:value="84.9958722222222" calcext:value-type="float">
            <text:p>84.99587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OP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OUNT PLEASANT MUNI</text:p>
          </table:table-cell>
          <table:table-cell office:value-type="float" office:value="43.6216388888889" calcext:value-type="float">
            <text:p>43.6216388889</text:p>
          </table:table-cell>
          <table:table-cell office:value-type="float" office:value="84.7373055555556" calcext:value-type="float">
            <text:p>84.7373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Y7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ANLEY FIELD</text:p>
          </table:table-cell>
          <table:table-cell office:value-type="float" office:value="46.3541166666667" calcext:value-type="float">
            <text:p>46.3541166667</text:p>
          </table:table-cell>
          <table:table-cell office:value-type="float" office:value="86.6209888888889" calcext:value-type="float">
            <text:p>86.62098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K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USKEGON COUNTY</text:p>
          </table:table-cell>
          <table:table-cell office:value-type="float" office:value="43.1676694444444" calcext:value-type="float">
            <text:p>43.1676694444</text:p>
          </table:table-cell>
          <table:table-cell office:value-type="float" office:value="86.2354361111111" calcext:value-type="float">
            <text:p>86.235436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NP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APOLEON</text:p>
          </table:table-cell>
          <table:table-cell office:value-type="float" office:value="42.1710027777778" calcext:value-type="float">
            <text:p>42.1710027778</text:p>
          </table:table-cell>
          <table:table-cell office:value-type="float" office:value="84.2593083333333" calcext:value-type="float">
            <text:p>84.259308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H4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VAN WAGNEN</text:p>
          </table:table-cell>
          <table:table-cell office:value-type="float" office:value="42.1557638888889" calcext:value-type="float">
            <text:p>42.1557638889</text:p>
          </table:table-cell>
          <table:table-cell office:value-type="float" office:value="84.3343194444445" calcext:value-type="float">
            <text:p>84.334319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6W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OLF LAKE</text:p>
          </table:table-cell>
          <table:table-cell office:value-type="float" office:value="42.2097222222222" calcext:value-type="float">
            <text:p>42.2097222222</text:p>
          </table:table-cell>
          <table:table-cell office:value-type="float" office:value="84.2316666666667" calcext:value-type="float">
            <text:p>84.23166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47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OAKLAND SOUTHWEST</text:p>
          </table:table-cell>
          <table:table-cell office:value-type="float" office:value="42.5031166666667" calcext:value-type="float">
            <text:p>42.5031166667</text:p>
          </table:table-cell>
          <table:table-cell office:value-type="float" office:value="83.6237166666667" calcext:value-type="float">
            <text:p>83.6237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ERY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LUCE COUNTY</text:p>
          </table:table-cell>
          <table:table-cell office:value-type="float" office:value="46.311" calcext:value-type="float">
            <text:p>46.311</text:p>
          </table:table-cell>
          <table:table-cell office:value-type="float" office:value="85.4571666666667" calcext:value-type="float">
            <text:p>85.45716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TR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JERRY TYLER MEMORIAL</text:p>
          </table:table-cell>
          <table:table-cell office:value-type="float" office:value="41.8358888888889" calcext:value-type="float">
            <text:p>41.8358888889</text:p>
          </table:table-cell>
          <table:table-cell office:value-type="float" office:value="86.2251666666667" calcext:value-type="float">
            <text:p>86.22516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Y3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ORTH FOX ISLAND</text:p>
          </table:table-cell>
          <table:table-cell office:value-type="float" office:value="45.4822694444445" calcext:value-type="float">
            <text:p>45.4822694444</text:p>
          </table:table-cell>
          <table:table-cell office:value-type="float" office:value="85.7804222222222" calcext:value-type="float">
            <text:p>85.78042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D5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OOLSEY MEMORIAL</text:p>
          </table:table-cell>
          <table:table-cell office:value-type="float" office:value="45.1643777777778" calcext:value-type="float">
            <text:p>45.1643777778</text:p>
          </table:table-cell>
          <table:table-cell office:value-type="float" office:value="85.5754972222222" calcext:value-type="float">
            <text:p>85.575497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N7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AT FIELD</text:p>
          </table:table-cell>
          <table:table-cell office:value-type="float" office:value="43.0971888888889" calcext:value-type="float">
            <text:p>43.0971888889</text:p>
          </table:table-cell>
          <table:table-cell office:value-type="float" office:value="86.0946166666667" calcext:value-type="float">
            <text:p>86.0946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3C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JABLONSKI</text:p>
          </table:table-cell>
          <table:table-cell office:value-type="float" office:value="43.0822416666667" calcext:value-type="float">
            <text:p>43.0822416667</text:p>
          </table:table-cell>
          <table:table-cell office:value-type="float" office:value="86.0947722222222" calcext:value-type="float">
            <text:p>86.09477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96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LEO E GOETZ COUNTY</text:p>
          </table:table-cell>
          <table:table-cell office:value-type="float" office:value="45.3708444444444" calcext:value-type="float">
            <text:p>45.3708444444</text:p>
          </table:table-cell>
          <table:table-cell office:value-type="float" office:value="84.2250138888889" calcext:value-type="float">
            <text:p>84.2250138889</text:p>
          </table:table-cell>
        </table:table-row>
        <table:table-row table:style-name="ro1">
          <table:table-cell office:value-type="string" calcext:value-type="string">
            <text:p>HELIPORT</text:p>
          </table:table-cell>
          <table:table-cell office:value-type="string" calcext:value-type="string">
            <text:p>11J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ORILLA</text:p>
          </table:table-cell>
          <table:table-cell office:value-type="float" office:value="42.425" calcext:value-type="float">
            <text:p>42.425</text:p>
          </table:table-cell>
          <table:table-cell office:value-type="float" office:value="84.5780277777778" calcext:value-type="float">
            <text:p>84.57802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GM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ONTONAGON COUNTY - SCHUSTER FIELD</text:p>
          </table:table-cell>
          <table:table-cell office:value-type="float" office:value="46.8454722222222" calcext:value-type="float">
            <text:p>46.8454722222</text:p>
          </table:table-cell>
          <table:table-cell office:value-type="float" office:value="89.3670833333333" calcext:value-type="float">
            <text:p>89.3670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SC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OSCODA-WURTSMITH</text:p>
          </table:table-cell>
          <table:table-cell office:value-type="float" office:value="44.4515277777778" calcext:value-type="float">
            <text:p>44.4515277778</text:p>
          </table:table-cell>
          <table:table-cell office:value-type="float" office:value="83.3941666666667" calcext:value-type="float">
            <text:p>83.39416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OWOSSO COMMUNITY</text:p>
          </table:table-cell>
          <table:table-cell office:value-type="float" office:value="42.9929611111111" calcext:value-type="float">
            <text:p>42.9929611111</text:p>
          </table:table-cell>
          <table:table-cell office:value-type="float" office:value="84.1384833333333" calcext:value-type="float">
            <text:p>84.1384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H4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TRIPLE H</text:p>
          </table:table-cell>
          <table:table-cell office:value-type="float" office:value="42.3654305555556" calcext:value-type="float">
            <text:p>42.3654305556</text:p>
          </table:table-cell>
          <table:table-cell office:value-type="float" office:value="85.5556916666667" calcext:value-type="float">
            <text:p>85.555691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C5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LMENA</text:p>
          </table:table-cell>
          <table:table-cell office:value-type="float" office:value="42.2529833333333" calcext:value-type="float">
            <text:p>42.2529833333</text:p>
          </table:table-cell>
          <table:table-cell office:value-type="float" office:value="85.8516527777778" calcext:value-type="float">
            <text:p>85.851652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L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PELLSTON RGNL AIRPORT OF EMMET COUNTY</text:p>
          </table:table-cell>
          <table:table-cell office:value-type="float" office:value="45.5709166666667" calcext:value-type="float">
            <text:p>45.5709166667</text:p>
          </table:table-cell>
          <table:table-cell office:value-type="float" office:value="84.7967222222222" calcext:value-type="float">
            <text:p>84.79672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8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RADOLPH FLD</text:p>
          </table:table-cell>
          <table:table-cell office:value-type="float" office:value="41.9197666666667" calcext:value-type="float">
            <text:p>41.9197666667</text:p>
          </table:table-cell>
          <table:table-cell office:value-type="float" office:value="83.7349361111111" calcext:value-type="float">
            <text:p>83.734936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2I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ROSS</text:p>
          </table:table-cell>
          <table:table-cell office:value-type="float" office:value="43.8468888888889" calcext:value-type="float">
            <text:p>43.8468888889</text:p>
          </table:table-cell>
          <table:table-cell office:value-type="float" office:value="84.0113888888889" calcext:value-type="float">
            <text:p>84.01138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1D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PLAINWELL MUNI</text:p>
          </table:table-cell>
          <table:table-cell office:value-type="float" office:value="42.4677916666667" calcext:value-type="float">
            <text:p>42.4677916667</text:p>
          </table:table-cell>
          <table:table-cell office:value-type="float" office:value="85.6480444444444" calcext:value-type="float">
            <text:p>85.64804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D2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ANTON-PLYMOUTH-METTETAL</text:p>
          </table:table-cell>
          <table:table-cell office:value-type="float" office:value="42.3481527777778" calcext:value-type="float">
            <text:p>42.3481527778</text:p>
          </table:table-cell>
          <table:table-cell office:value-type="float" office:value="83.4563388888889" calcext:value-type="float">
            <text:p>83.45633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TK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OAKLAND COUNTY INTL</text:p>
          </table:table-cell>
          <table:table-cell office:value-type="float" office:value="42.6656361111111" calcext:value-type="float">
            <text:p>42.6656361111</text:p>
          </table:table-cell>
          <table:table-cell office:value-type="float" office:value="83.4205055555556" calcext:value-type="float">
            <text:p>83.4205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9C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RINDSTONE AIR HARBOR</text:p>
          </table:table-cell>
          <table:table-cell office:value-type="float" office:value="44.0467777777778" calcext:value-type="float">
            <text:p>44.0467777778</text:p>
          </table:table-cell>
          <table:table-cell office:value-type="float" office:value="82.9144166666667" calcext:value-type="float">
            <text:p>82.9144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H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T CLAIR COUNTY INTL</text:p>
          </table:table-cell>
          <table:table-cell office:value-type="float" office:value="42.9109722222222" calcext:value-type="float">
            <text:p>42.9109722222</text:p>
          </table:table-cell>
          <table:table-cell office:value-type="float" office:value="82.5288611111111" calcext:value-type="float">
            <text:p>82.52886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86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ALLE FIELD</text:p>
          </table:table-cell>
          <table:table-cell office:value-type="float" office:value="42.4708611111111" calcext:value-type="float">
            <text:p>42.4708611111</text:p>
          </table:table-cell>
          <table:table-cell office:value-type="float" office:value="86.12725" calcext:value-type="float">
            <text:p>86.1272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7D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RAY COMMUNITY</text:p>
          </table:table-cell>
          <table:table-cell office:value-type="float" office:value="42.73675" calcext:value-type="float">
            <text:p>42.73675</text:p>
          </table:table-cell>
          <table:table-cell office:value-type="float" office:value="82.8888361111111" calcext:value-type="float">
            <text:p>82.888836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C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ARTRON FIELD</text:p>
          </table:table-cell>
          <table:table-cell office:value-type="float" office:value="43.9000138888889" calcext:value-type="float">
            <text:p>43.9000138889</text:p>
          </table:table-cell>
          <table:table-cell office:value-type="float" office:value="85.5167166666667" calcext:value-type="float">
            <text:p>85.5167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Y4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VAN EFFEN FLD</text:p>
          </table:table-cell>
          <table:table-cell office:value-type="float" office:value="46.0520527777778" calcext:value-type="float">
            <text:p>46.0520527778</text:p>
          </table:table-cell>
          <table:table-cell office:value-type="float" office:value="87.2582055555555" calcext:value-type="float">
            <text:p>87.2582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5C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ELLS</text:p>
          </table:table-cell>
          <table:table-cell office:value-type="float" office:value="43.1283611111111" calcext:value-type="float">
            <text:p>43.1283611111</text:p>
          </table:table-cell>
          <table:table-cell office:value-type="float" office:value="85.5053055555556" calcext:value-type="float">
            <text:p>85.5053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ZQ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PRESQUE ISLE COUNTY</text:p>
          </table:table-cell>
          <table:table-cell office:value-type="float" office:value="45.4070833333333" calcext:value-type="float">
            <text:p>45.4070833333</text:p>
          </table:table-cell>
          <table:table-cell office:value-type="float" office:value="83.8128611111111" calcext:value-type="float">
            <text:p>83.81286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98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ROMEO STATE</text:p>
          </table:table-cell>
          <table:table-cell office:value-type="float" office:value="42.7963333333333" calcext:value-type="float">
            <text:p>42.7963333333</text:p>
          </table:table-cell>
          <table:table-cell office:value-type="float" office:value="82.9742583333333" calcext:value-type="float">
            <text:p>82.974258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RC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ROSCOMMON CONSERVATION</text:p>
          </table:table-cell>
          <table:table-cell office:value-type="float" office:value="44.4734083333333" calcext:value-type="float">
            <text:p>44.4734083333</text:p>
          </table:table-cell>
          <table:table-cell office:value-type="float" office:value="84.5668194444444" calcext:value-type="float">
            <text:p>84.566819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BS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BS INTL</text:p>
          </table:table-cell>
          <table:table-cell office:value-type="float" office:value="43.5329166666667" calcext:value-type="float">
            <text:p>43.5329166667</text:p>
          </table:table-cell>
          <table:table-cell office:value-type="float" office:value="84.0796388888889" calcext:value-type="float">
            <text:p>84.07963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YX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AGINAW COUNTY H W BROWNE</text:p>
          </table:table-cell>
          <table:table-cell office:value-type="float" office:value="43.4333611111111" calcext:value-type="float">
            <text:p>43.4333611111</text:p>
          </table:table-cell>
          <table:table-cell office:value-type="float" office:value="83.8623055555556" calcext:value-type="float">
            <text:p>83.8623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6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OWLEY FIELD</text:p>
          </table:table-cell>
          <table:table-cell office:value-type="float" office:value="43.3757222222222" calcext:value-type="float">
            <text:p>43.3757222222</text:p>
          </table:table-cell>
          <table:table-cell office:value-type="float" office:value="82.8188333333333" calcext:value-type="float">
            <text:p>82.81883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83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ANDUSKY CITY</text:p>
          </table:table-cell>
          <table:table-cell office:value-type="float" office:value="43.4556277777778" calcext:value-type="float">
            <text:p>43.4556277778</text:p>
          </table:table-cell>
          <table:table-cell office:value-type="float" office:value="82.8417833333333" calcext:value-type="float">
            <text:p>82.8417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IU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HIPPEWA COUNTY INTL</text:p>
          </table:table-cell>
          <table:table-cell office:value-type="float" office:value="46.25075" calcext:value-type="float">
            <text:p>46.25075</text:p>
          </table:table-cell>
          <table:table-cell office:value-type="float" office:value="84.4723888888889" calcext:value-type="float">
            <text:p>84.47238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NJ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AULT STE MARIE MUNI/SANDERSON FIELD</text:p>
          </table:table-cell>
          <table:table-cell office:value-type="float" office:value="46.4792222222222" calcext:value-type="float">
            <text:p>46.4792222222</text:p>
          </table:table-cell>
          <table:table-cell office:value-type="float" office:value="84.3683888888889" calcext:value-type="float">
            <text:p>84.36838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97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PRAIRIE RONDE</text:p>
          </table:table-cell>
          <table:table-cell office:value-type="float" office:value="42.12375" calcext:value-type="float">
            <text:p>42.12375</text:p>
          </table:table-cell>
          <table:table-cell office:value-type="float" office:value="85.7102777777778" calcext:value-type="float">
            <text:p>85.71027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EBEWAING</text:p>
          </table:table-cell>
          <table:table-cell office:value-type="float" office:value="43.7295083333333" calcext:value-type="float">
            <text:p>43.7295083333</text:p>
          </table:table-cell>
          <table:table-cell office:value-type="float" office:value="83.4636166666667" calcext:value-type="float">
            <text:p>83.4636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Y9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PRICKETT-GROOMS FLD</text:p>
          </table:table-cell>
          <table:table-cell office:value-type="float" office:value="46.5086527777778" calcext:value-type="float">
            <text:p>46.5086527778</text:p>
          </table:table-cell>
          <table:table-cell office:value-type="float" office:value="88.7058472222222" calcext:value-type="float">
            <text:p>88.705847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1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JOHNSON FIELD</text:p>
          </table:table-cell>
          <table:table-cell office:value-type="float" office:value="42.9211388888889" calcext:value-type="float">
            <text:p>42.9211388889</text:p>
          </table:table-cell>
          <table:table-cell office:value-type="float" office:value="82.5854722222222" calcext:value-type="float">
            <text:p>82.58547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LW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OUTH HAVEN AREA RGNL</text:p>
          </table:table-cell>
          <table:table-cell office:value-type="float" office:value="42.3513305555556" calcext:value-type="float">
            <text:p>42.3513305556</text:p>
          </table:table-cell>
          <table:table-cell office:value-type="float" office:value="86.2557416666667" calcext:value-type="float">
            <text:p>86.255741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D4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PAUL C MILLER-SPARTA</text:p>
          </table:table-cell>
          <table:table-cell office:value-type="float" office:value="43.1274361111111" calcext:value-type="float">
            <text:p>43.1274361111</text:p>
          </table:table-cell>
          <table:table-cell office:value-type="float" office:value="85.6791277777778" calcext:value-type="float">
            <text:p>85.67912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Y5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DAVID'S LANDING</text:p>
          </table:table-cell>
          <table:table-cell office:value-type="float" office:value="42.7977777777778" calcext:value-type="float">
            <text:p>42.7977777778</text:p>
          </table:table-cell>
          <table:table-cell office:value-type="float" office:value="82.5364722222222" calcext:value-type="float">
            <text:p>82.53647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Y6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T HELEN</text:p>
          </table:table-cell>
          <table:table-cell office:value-type="float" office:value="44.3680027777778" calcext:value-type="float">
            <text:p>44.3680027778</text:p>
          </table:table-cell>
          <table:table-cell office:value-type="float" office:value="84.4021555555556" calcext:value-type="float">
            <text:p>84.40215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3D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ACKINAC COUNTY</text:p>
          </table:table-cell>
          <table:table-cell office:value-type="float" office:value="45.8914444444445" calcext:value-type="float">
            <text:p>45.8914444444</text:p>
          </table:table-cell>
          <table:table-cell office:value-type="float" office:value="84.7381388888889" calcext:value-type="float">
            <text:p>84.73813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7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LOWACKI</text:p>
          </table:table-cell>
          <table:table-cell office:value-type="float" office:value="43.0000305555556" calcext:value-type="float">
            <text:p>43.0000305556</text:p>
          </table:table-cell>
          <table:table-cell office:value-type="float" office:value="84.5958194444444" calcext:value-type="float">
            <text:p>84.595819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S5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CHIFFER ACRES</text:p>
          </table:table-cell>
          <table:table-cell office:value-type="float" office:value="43.0358611111111" calcext:value-type="float">
            <text:p>43.0358611111</text:p>
          </table:table-cell>
          <table:table-cell office:value-type="float" office:value="84.4338694444445" calcext:value-type="float">
            <text:p>84.433869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9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TRIPP CREEK</text:p>
          </table:table-cell>
          <table:table-cell office:value-type="float" office:value="43.0647527777778" calcext:value-type="float">
            <text:p>43.0647527778</text:p>
          </table:table-cell>
          <table:table-cell office:value-type="float" office:value="84.48915" calcext:value-type="float">
            <text:p>84.4891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8C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AIN FIELD</text:p>
          </table:table-cell>
          <table:table-cell office:value-type="float" office:value="43.5984722222222" calcext:value-type="float">
            <text:p>43.5984722222</text:p>
          </table:table-cell>
          <table:table-cell office:value-type="float" office:value="85.4924722222222" calcext:value-type="float">
            <text:p>85.49247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RS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KIRSCH MUNI</text:p>
          </table:table-cell>
          <table:table-cell office:value-type="float" office:value="41.8132861111111" calcext:value-type="float">
            <text:p>41.8132861111</text:p>
          </table:table-cell>
          <table:table-cell office:value-type="float" office:value="85.4389583333333" calcext:value-type="float">
            <text:p>85.438958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43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IRAM CURE</text:p>
          </table:table-cell>
          <table:table-cell office:value-type="float" office:value="42.7700305555556" calcext:value-type="float">
            <text:p>42.7700305556</text:p>
          </table:table-cell>
          <table:table-cell office:value-type="float" office:value="84.9649555555556" calcext:value-type="float">
            <text:p>84.96495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4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ERILLAT</text:p>
          </table:table-cell>
          <table:table-cell office:value-type="float" office:value="41.9750444444445" calcext:value-type="float">
            <text:p>41.9750444444</text:p>
          </table:table-cell>
          <table:table-cell office:value-type="float" office:value="83.9252166666667" calcext:value-type="float">
            <text:p>83.9252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TE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EYERS-DIVER'S</text:p>
          </table:table-cell>
          <table:table-cell office:value-type="float" office:value="42.0251027777778" calcext:value-type="float">
            <text:p>42.0251027778</text:p>
          </table:table-cell>
          <table:table-cell office:value-type="float" office:value="83.9393" calcext:value-type="float">
            <text:p>83.939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2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TECUMSEH MILLS</text:p>
          </table:table-cell>
          <table:table-cell office:value-type="float" office:value="42.0338472222222" calcext:value-type="float">
            <text:p>42.0338472222</text:p>
          </table:table-cell>
          <table:table-cell office:value-type="float" office:value="83.8783527777778" calcext:value-type="float">
            <text:p>83.8783527778</text:p>
          </table:table-cell>
        </table:table-row>
        <table:table-row table:style-name="ro1">
          <table:table-cell office:value-type="string" calcext:value-type="string">
            <text:p>HELIPORT</text:p>
          </table:table-cell>
          <table:table-cell office:value-type="string" calcext:value-type="string">
            <text:p>2T7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VAN CAMP'S</text:p>
          </table:table-cell>
          <table:table-cell office:value-type="float" office:value="42.0192333333333" calcext:value-type="float">
            <text:p>42.0192333333</text:p>
          </table:table-cell>
          <table:table-cell office:value-type="float" office:value="83.84865" calcext:value-type="float">
            <text:p>83.8486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Y2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THOMPSONVILLE</text:p>
          </table:table-cell>
          <table:table-cell office:value-type="float" office:value="44.5177944444444" calcext:value-type="float">
            <text:p>44.5177944444</text:p>
          </table:table-cell>
          <table:table-cell office:value-type="float" office:value="85.9705666666667" calcext:value-type="float">
            <text:p>85.97056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AI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THREE RIVERS MUNI DR HAINES</text:p>
          </table:table-cell>
          <table:table-cell office:value-type="float" office:value="41.95975" calcext:value-type="float">
            <text:p>41.95975</text:p>
          </table:table-cell>
          <table:table-cell office:value-type="float" office:value="85.5930555555556" calcext:value-type="float">
            <text:p>85.59305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PBEAAYE</text:p>
          </table:table-cell>
          <table:table-cell office:value-type="float" office:value="45.5311194444444" calcext:value-type="float">
            <text:p>45.5311194444</text:p>
          </table:table-cell>
          <table:table-cell office:value-type="float" office:value="84.5569805555556" calcext:value-type="float">
            <text:p>84.556980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TVC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HERRY CAPITAL</text:p>
          </table:table-cell>
          <table:table-cell office:value-type="float" office:value="44.7415833333333" calcext:value-type="float">
            <text:p>44.7415833333</text:p>
          </table:table-cell>
          <table:table-cell office:value-type="float" office:value="85.5817777777778" calcext:value-type="float">
            <text:p>85.58177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M0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LAKE ANN AIRWAY ESTATES</text:p>
          </table:table-cell>
          <table:table-cell office:value-type="float" office:value="44.6961527777778" calcext:value-type="float">
            <text:p>44.6961527778</text:p>
          </table:table-cell>
          <table:table-cell office:value-type="float" office:value="85.9140472222222" calcext:value-type="float">
            <text:p>85.914047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04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UGAR LOAF RESORT</text:p>
          </table:table-cell>
          <table:table-cell office:value-type="float" office:value="44.9124972222222" calcext:value-type="float">
            <text:p>44.9124972222</text:p>
          </table:table-cell>
          <table:table-cell office:value-type="float" office:value="85.813975" calcext:value-type="float">
            <text:p>85.81397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VLL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OAKLAND/TROY</text:p>
          </table:table-cell>
          <table:table-cell office:value-type="float" office:value="42.5429444444444" calcext:value-type="float">
            <text:p>42.5429444444</text:p>
          </table:table-cell>
          <table:table-cell office:value-type="float" office:value="83.1778888888889" calcext:value-type="float">
            <text:p>83.17788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0C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ATERVLIET MUNI</text:p>
          </table:table-cell>
          <table:table-cell office:value-type="float" office:value="42.2000361111111" calcext:value-type="float">
            <text:p>42.2000361111</text:p>
          </table:table-cell>
          <table:table-cell office:value-type="float" office:value="86.2500222222222" calcext:value-type="float">
            <text:p>86.25002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1C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ALKINS FIELD</text:p>
          </table:table-cell>
          <table:table-cell office:value-type="float" office:value="42.6916972222222" calcext:value-type="float">
            <text:p>42.6916972222</text:p>
          </table:table-cell>
          <table:table-cell office:value-type="float" office:value="85.6458527777778" calcext:value-type="float">
            <text:p>85.645852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OJIBWA AIRPARK</text:p>
          </table:table-cell>
          <table:table-cell office:value-type="float" office:value="43.720025" calcext:value-type="float">
            <text:p>43.720025</text:p>
          </table:table-cell>
          <table:table-cell office:value-type="float" office:value="85.0028027777778" calcext:value-type="float">
            <text:p>85.002802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31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EST BRANCH COMMUNITY</text:p>
          </table:table-cell>
          <table:table-cell office:value-type="float" office:value="44.2448111111111" calcext:value-type="float">
            <text:p>44.2448111111</text:p>
          </table:table-cell>
          <table:table-cell office:value-type="float" office:value="84.1798083333334" calcext:value-type="float">
            <text:p>84.179808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F5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FOREST HILL</text:p>
          </table:table-cell>
          <table:table-cell office:value-type="float" office:value="42.9107222222222" calcext:value-type="float">
            <text:p>42.9107222222</text:p>
          </table:table-cell>
          <table:table-cell office:value-type="float" office:value="84.675" calcext:value-type="float">
            <text:p>84.67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2C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HITE CLOUD</text:p>
          </table:table-cell>
          <table:table-cell office:value-type="float" office:value="43.5598472222222" calcext:value-type="float">
            <text:p>43.5598472222</text:p>
          </table:table-cell>
          <table:table-cell office:value-type="float" office:value="85.7741527777778" calcext:value-type="float">
            <text:p>85.774152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9Y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AIDENS</text:p>
          </table:table-cell>
          <table:table-cell office:value-type="float" office:value="42.7338611111111" calcext:value-type="float">
            <text:p>42.7338611111</text:p>
          </table:table-cell>
          <table:table-cell office:value-type="float" office:value="84.3221111111111" calcext:value-type="float">
            <text:p>84.32211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3W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OODRUFF LAKE</text:p>
          </table:table-cell>
          <table:table-cell office:value-type="float" office:value="43.5544722222222" calcext:value-type="float">
            <text:p>43.5544722222</text:p>
          </table:table-cell>
          <table:table-cell office:value-type="float" office:value="84.9785555555556" calcext:value-type="float">
            <text:p>84.97855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AVAGAN FLD</text:p>
          </table:table-cell>
          <table:table-cell office:value-type="float" office:value="43.1034444444444" calcext:value-type="float">
            <text:p>43.1034444444</text:p>
          </table:table-cell>
          <table:table-cell office:value-type="float" office:value="82.8902222222222" calcext:value-type="float">
            <text:p>82.89022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Y8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PARA FIELD</text:p>
          </table:table-cell>
          <table:table-cell office:value-type="float" office:value="43.2022444444444" calcext:value-type="float">
            <text:p>43.2022444444</text:p>
          </table:table-cell>
          <table:table-cell office:value-type="float" office:value="82.7538888888889" calcext:value-type="float">
            <text:p>82.75388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YALE</text:p>
          </table:table-cell>
          <table:table-cell office:value-type="float" office:value="43.112525" calcext:value-type="float">
            <text:p>43.112525</text:p>
          </table:table-cell>
          <table:table-cell office:value-type="float" office:value="82.7874277777778" calcext:value-type="float">
            <text:p>82.78742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Z98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OTTAWA EXECUTIVE</text:p>
          </table:table-cell>
          <table:table-cell office:value-type="float" office:value="42.8172472222222" calcext:value-type="float">
            <text:p>42.8172472222</text:p>
          </table:table-cell>
          <table:table-cell office:value-type="float" office:value="85.9280916666667" calcext:value-type="float">
            <text:p>85.928091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00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NORMAN COUNTY ADA/TWIN VALLEY</text:p>
          </table:table-cell>
          <table:table-cell office:value-type="float" office:value="47.2604666666667" calcext:value-type="float">
            <text:p>47.2604666667</text:p>
          </table:table-cell>
          <table:table-cell office:value-type="float" office:value="96.4002638888889" calcext:value-type="float">
            <text:p>96.400263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AITKIN MUNI-STEVE KURTZ FIELD</text:p>
          </table:table-cell>
          <table:table-cell office:value-type="float" office:value="46.5484611111111" calcext:value-type="float">
            <text:p>46.5484611111</text:p>
          </table:table-cell>
          <table:table-cell office:value-type="float" office:value="93.6766305555556" calcext:value-type="float">
            <text:p>93.676630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EL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ALBERT LEA MUNI</text:p>
          </table:table-cell>
          <table:table-cell office:value-type="float" office:value="43.6813138888889" calcext:value-type="float">
            <text:p>43.6813138889</text:p>
          </table:table-cell>
          <table:table-cell office:value-type="float" office:value="93.3681472222222" calcext:value-type="float">
            <text:p>93.368147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XN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CHANDLER FIELD</text:p>
          </table:table-cell>
          <table:table-cell office:value-type="float" office:value="45.8663055555556" calcext:value-type="float">
            <text:p>45.8663055556</text:p>
          </table:table-cell>
          <table:table-cell office:value-type="float" office:value="95.3946666666667" calcext:value-type="float">
            <text:p>95.39466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QP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APPLETON MUNI</text:p>
          </table:table-cell>
          <table:table-cell office:value-type="float" office:value="45.2275" calcext:value-type="float">
            <text:p>45.2275</text:p>
          </table:table-cell>
          <table:table-cell office:value-type="float" office:value="96.0045277777778" calcext:value-type="float">
            <text:p>96.00452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UM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AUSTIN MUNI</text:p>
          </table:table-cell>
          <table:table-cell office:value-type="float" office:value="43.6626388888889" calcext:value-type="float">
            <text:p>43.6626388889</text:p>
          </table:table-cell>
          <table:table-cell office:value-type="float" office:value="92.9329166666667" calcext:value-type="float">
            <text:p>92.9329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Y3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BACKUS MUNI</text:p>
          </table:table-cell>
          <table:table-cell office:value-type="float" office:value="46.8269027777778" calcext:value-type="float">
            <text:p>46.8269027778</text:p>
          </table:table-cell>
          <table:table-cell office:value-type="float" office:value="94.5072194444444" calcext:value-type="float">
            <text:p>94.507219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Y4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BAGLEY MUNI</text:p>
          </table:table-cell>
          <table:table-cell office:value-type="float" office:value="47.5240305555556" calcext:value-type="float">
            <text:p>47.5240305556</text:p>
          </table:table-cell>
          <table:table-cell office:value-type="float" office:value="95.3637111111111" calcext:value-type="float">
            <text:p>95.36371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DE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BAUDETTE INTL</text:p>
          </table:table-cell>
          <table:table-cell office:value-type="float" office:value="48.7284444444444" calcext:value-type="float">
            <text:p>48.7284444444</text:p>
          </table:table-cell>
          <table:table-cell office:value-type="float" office:value="94.6121944444444" calcext:value-type="float">
            <text:p>94.61219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Y7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A R S SPORT STRIP</text:p>
          </table:table-cell>
          <table:table-cell office:value-type="float" office:value="44.6597222222222" calcext:value-type="float">
            <text:p>44.6597222222</text:p>
          </table:table-cell>
          <table:table-cell office:value-type="float" office:value="93.7787722222222" calcext:value-type="float">
            <text:p>93.77877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JI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BEMIDJI RGNL</text:p>
          </table:table-cell>
          <table:table-cell office:value-type="float" office:value="47.5107222222222" calcext:value-type="float">
            <text:p>47.5107222222</text:p>
          </table:table-cell>
          <table:table-cell office:value-type="float" office:value="94.9347222222222" calcext:value-type="float">
            <text:p>94.9347222222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96M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OBERG AIR BASE</text:p>
          </table:table-cell>
          <table:table-cell office:value-type="float" office:value="47.4996722222222" calcext:value-type="float">
            <text:p>47.4996722222</text:p>
          </table:table-cell>
          <table:table-cell office:value-type="float" office:value="94.9452777777778" calcext:value-type="float">
            <text:p>94.94527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BENSON MUNI</text:p>
          </table:table-cell>
          <table:table-cell office:value-type="float" office:value="45.3319166666667" calcext:value-type="float">
            <text:p>45.3319166667</text:p>
          </table:table-cell>
          <table:table-cell office:value-type="float" office:value="95.6505833333334" calcext:value-type="float">
            <text:p>95.6505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Y9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BIG FALLS MUNI</text:p>
          </table:table-cell>
          <table:table-cell office:value-type="float" office:value="48.2005138888889" calcext:value-type="float">
            <text:p>48.2005138889</text:p>
          </table:table-cell>
          <table:table-cell office:value-type="float" office:value="93.762375" calcext:value-type="float">
            <text:p>93.76237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FOZ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BIGFORK MUNI</text:p>
          </table:table-cell>
          <table:table-cell office:value-type="float" office:value="47.7839333333333" calcext:value-type="float">
            <text:p>47.7839333333</text:p>
          </table:table-cell>
          <table:table-cell office:value-type="float" office:value="93.6509916666667" calcext:value-type="float">
            <text:p>93.650991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BU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BLUE EARTH MUNI</text:p>
          </table:table-cell>
          <table:table-cell office:value-type="float" office:value="43.5953611111111" calcext:value-type="float">
            <text:p>43.5953611111</text:p>
          </table:table-cell>
          <table:table-cell office:value-type="float" office:value="94.0928611111111" calcext:value-type="float">
            <text:p>94.09286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Y0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BOWSTRING</text:p>
          </table:table-cell>
          <table:table-cell office:value-type="float" office:value="47.5582194444444" calcext:value-type="float">
            <text:p>47.5582194444</text:p>
          </table:table-cell>
          <table:table-cell office:value-type="float" office:value="93.8699527777778" calcext:value-type="float">
            <text:p>93.869952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RD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BRAINERD LAKES RGNL</text:p>
          </table:table-cell>
          <table:table-cell office:value-type="float" office:value="46.4042222222222" calcext:value-type="float">
            <text:p>46.4042222222</text:p>
          </table:table-cell>
          <table:table-cell office:value-type="float" office:value="94.1338055555556" calcext:value-type="float">
            <text:p>94.1338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D1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BROOTEN MUNI/JOHN O BOHMER FIELD</text:p>
          </table:table-cell>
          <table:table-cell office:value-type="float" office:value="45.4970472222222" calcext:value-type="float">
            <text:p>45.4970472222</text:p>
          </table:table-cell>
          <table:table-cell office:value-type="float" office:value="95.1042083333333" calcext:value-type="float">
            <text:p>95.104208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FE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BUFFALO MUNI</text:p>
          </table:table-cell>
          <table:table-cell office:value-type="float" office:value="45.1588333333333" calcext:value-type="float">
            <text:p>45.1588333333</text:p>
          </table:table-cell>
          <table:table-cell office:value-type="float" office:value="93.8433055555555" calcext:value-type="float">
            <text:p>93.8433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HOUSTON COUNTY</text:p>
          </table:table-cell>
          <table:table-cell office:value-type="float" office:value="43.5963583333333" calcext:value-type="float">
            <text:p>43.5963583333</text:p>
          </table:table-cell>
          <table:table-cell office:value-type="float" office:value="91.5039444444444" calcext:value-type="float">
            <text:p>91.50394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BG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CAMBRIDGE MUNI</text:p>
          </table:table-cell>
          <table:table-cell office:value-type="float" office:value="45.5574916666667" calcext:value-type="float">
            <text:p>45.5574916667</text:p>
          </table:table-cell>
          <table:table-cell office:value-type="float" office:value="93.2641833333333" calcext:value-type="float">
            <text:p>93.2641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NB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YERS FIELD</text:p>
          </table:table-cell>
          <table:table-cell office:value-type="float" office:value="44.7295" calcext:value-type="float">
            <text:p>44.7295</text:p>
          </table:table-cell>
          <table:table-cell office:value-type="float" office:value="96.2660277777778" calcext:value-type="float">
            <text:p>96.26602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Y5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CLARISSA MUNI</text:p>
          </table:table-cell>
          <table:table-cell office:value-type="float" office:value="46.1130194444444" calcext:value-type="float">
            <text:p>46.1130194444</text:p>
          </table:table-cell>
          <table:table-cell office:value-type="float" office:value="94.9066888888889" calcext:value-type="float">
            <text:p>94.90668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Y6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LEADERS CLEAR LAKE</text:p>
          </table:table-cell>
          <table:table-cell office:value-type="float" office:value="45.4444083333333" calcext:value-type="float">
            <text:p>45.4444083333</text:p>
          </table:table-cell>
          <table:table-cell office:value-type="float" office:value="93.9710916666667" calcext:value-type="float">
            <text:p>93.971091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OQ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CLOQUET CARLTON COUNTY</text:p>
          </table:table-cell>
          <table:table-cell office:value-type="float" office:value="46.7011111111111" calcext:value-type="float">
            <text:p>46.7011111111</text:p>
          </table:table-cell>
          <table:table-cell office:value-type="float" office:value="92.5035555555555" calcext:value-type="float">
            <text:p>92.50355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QM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COOK MUNI</text:p>
          </table:table-cell>
          <table:table-cell office:value-type="float" office:value="47.8220833333333" calcext:value-type="float">
            <text:p>47.8220833333</text:p>
          </table:table-cell>
          <table:table-cell office:value-type="float" office:value="92.6905277777778" calcext:value-type="float">
            <text:p>92.6905277778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COTTS</text:p>
          </table:table-cell>
          <table:table-cell office:value-type="float" office:value="48.2665694444444" calcext:value-type="float">
            <text:p>48.2665694444</text:p>
          </table:table-cell>
          <table:table-cell office:value-type="float" office:value="92.4834888888889" calcext:value-type="float">
            <text:p>92.48348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KN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CROOKSTON MUNI KIRKWOOD FLD</text:p>
          </table:table-cell>
          <table:table-cell office:value-type="float" office:value="47.8416555555556" calcext:value-type="float">
            <text:p>47.8416555556</text:p>
          </table:table-cell>
          <table:table-cell office:value-type="float" office:value="96.6214527777778" calcext:value-type="float">
            <text:p>96.6214527778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M69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BIRCH LAKE</text:p>
          </table:table-cell>
          <table:table-cell office:value-type="float" office:value="46.3696805555556" calcext:value-type="float">
            <text:p>46.3696805556</text:p>
          </table:table-cell>
          <table:table-cell office:value-type="float" office:value="93.8138666666667" calcext:value-type="float">
            <text:p>93.81386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TL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DETROIT LAKES-WETHING FIELD</text:p>
          </table:table-cell>
          <table:table-cell office:value-type="float" office:value="46.8251666666667" calcext:value-type="float">
            <text:p>46.8251666667</text:p>
          </table:table-cell>
          <table:table-cell office:value-type="float" office:value="95.8855833333334" calcext:value-type="float">
            <text:p>95.8855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TOB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DODGE CENTER</text:p>
          </table:table-cell>
          <table:table-cell office:value-type="float" office:value="44.0179944444444" calcext:value-type="float">
            <text:p>44.0179944444</text:p>
          </table:table-cell>
          <table:table-cell office:value-type="float" office:value="92.8316194444444" calcext:value-type="float">
            <text:p>92.831619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LH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DULUTH INTL</text:p>
          </table:table-cell>
          <table:table-cell office:value-type="float" office:value="46.8420833333333" calcext:value-type="float">
            <text:p>46.8420833333</text:p>
          </table:table-cell>
          <table:table-cell office:value-type="float" office:value="92.1936388888889" calcext:value-type="float">
            <text:p>92.1936388889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9M0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NORTH COUNTRY</text:p>
          </table:table-cell>
          <table:table-cell office:value-type="float" office:value="47.0149361111111" calcext:value-type="float">
            <text:p>47.0149361111</text:p>
          </table:table-cell>
          <table:table-cell office:value-type="float" office:value="92.1682416666667" calcext:value-type="float">
            <text:p>92.168241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Y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KY HARBOR</text:p>
          </table:table-cell>
          <table:table-cell office:value-type="float" office:value="46.7218583333333" calcext:value-type="float">
            <text:p>46.7218583333</text:p>
          </table:table-cell>
          <table:table-cell office:value-type="float" office:value="92.0434388888889" calcext:value-type="float">
            <text:p>92.04343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Y2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EAST GULL LAKE</text:p>
          </table:table-cell>
          <table:table-cell office:value-type="float" office:value="46.3838555555556" calcext:value-type="float">
            <text:p>46.3838555556</text:p>
          </table:table-cell>
          <table:table-cell office:value-type="float" office:value="94.3736138888889" calcext:value-type="float">
            <text:p>94.3736138889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TEAM BOAT BAY SEAPLANE BASE</text:p>
          </table:table-cell>
          <table:table-cell office:value-type="float" office:value="46.3978611111111" calcext:value-type="float">
            <text:p>46.3978611111</text:p>
          </table:table-cell>
          <table:table-cell office:value-type="float" office:value="94.371" calcext:value-type="float">
            <text:p>94.37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63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ELBOW LAKE MUNI - PRIDE OF THE PRAIRIE</text:p>
          </table:table-cell>
          <table:table-cell office:value-type="float" office:value="45.9848305555556" calcext:value-type="float">
            <text:p>45.9848305556</text:p>
          </table:table-cell>
          <table:table-cell office:value-type="float" office:value="95.99185" calcext:value-type="float">
            <text:p>95.9918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ELO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ELY MUNI</text:p>
          </table:table-cell>
          <table:table-cell office:value-type="float" office:value="47.8240111111111" calcext:value-type="float">
            <text:p>47.8240111111</text:p>
          </table:table-cell>
          <table:table-cell office:value-type="float" office:value="91.8293194444444" calcext:value-type="float">
            <text:p>91.829319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EVM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EVELETH-VIRGINIA MUNI</text:p>
          </table:table-cell>
          <table:table-cell office:value-type="float" office:value="47.4241666666667" calcext:value-type="float">
            <text:p>47.4241666667</text:p>
          </table:table-cell>
          <table:table-cell office:value-type="float" office:value="92.4965555555556" calcext:value-type="float">
            <text:p>92.4965555556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9Y5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KY HARBOR</text:p>
          </table:table-cell>
          <table:table-cell office:value-type="float" office:value="47.4596472222222" calcext:value-type="float">
            <text:p>47.4596472222</text:p>
          </table:table-cell>
          <table:table-cell office:value-type="float" office:value="92.4765722222222" calcext:value-type="float">
            <text:p>92.47657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FRM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FAIRMONT MUNI</text:p>
          </table:table-cell>
          <table:table-cell office:value-type="float" office:value="43.6439444444445" calcext:value-type="float">
            <text:p>43.6439444444</text:p>
          </table:table-cell>
          <table:table-cell office:value-type="float" office:value="94.4156111111111" calcext:value-type="float">
            <text:p>94.41561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FBL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FARIBAULT MUNI</text:p>
          </table:table-cell>
          <table:table-cell office:value-type="float" office:value="44.3289666666667" calcext:value-type="float">
            <text:p>44.3289666667</text:p>
          </table:table-cell>
          <table:table-cell office:value-type="float" office:value="93.3130722222222" calcext:value-type="float">
            <text:p>93.31307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FFM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FERGUS FALLS MUNI-EINAR MICKELSON FLD</text:p>
          </table:table-cell>
          <table:table-cell office:value-type="float" office:value="46.2843888888889" calcext:value-type="float">
            <text:p>46.2843888889</text:p>
          </table:table-cell>
          <table:table-cell office:value-type="float" office:value="96.1566944444445" calcext:value-type="float">
            <text:p>96.15669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FERTILE MUNI</text:p>
          </table:table-cell>
          <table:table-cell office:value-type="float" office:value="47.5519166666667" calcext:value-type="float">
            <text:p>47.5519166667</text:p>
          </table:table-cell>
          <table:table-cell office:value-type="float" office:value="96.2921944444445" calcext:value-type="float">
            <text:p>96.29219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5D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FOREST LAKE</text:p>
          </table:table-cell>
          <table:table-cell office:value-type="float" office:value="45.2474083333333" calcext:value-type="float">
            <text:p>45.2474083333</text:p>
          </table:table-cell>
          <table:table-cell office:value-type="float" office:value="92.9928527777778" calcext:value-type="float">
            <text:p>92.992852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FSE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FOSSTON MUNI</text:p>
          </table:table-cell>
          <table:table-cell office:value-type="float" office:value="47.5928194444444" calcext:value-type="float">
            <text:p>47.5928194444</text:p>
          </table:table-cell>
          <table:table-cell office:value-type="float" office:value="95.7734972222222" calcext:value-type="float">
            <text:p>95.773497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YL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GLENCOE MUNI</text:p>
          </table:table-cell>
          <table:table-cell office:value-type="float" office:value="44.7560055555556" calcext:value-type="float">
            <text:p>44.7560055556</text:p>
          </table:table-cell>
          <table:table-cell office:value-type="float" office:value="94.0814638888889" calcext:value-type="float">
            <text:p>94.081463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HW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GLENWOOD MUNI</text:p>
          </table:table-cell>
          <table:table-cell office:value-type="float" office:value="45.6438277777778" calcext:value-type="float">
            <text:p>45.6438277778</text:p>
          </table:table-cell>
          <table:table-cell office:value-type="float" office:value="95.3204472222222" calcext:value-type="float">
            <text:p>95.320447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KC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GRAND MARAIS/COOK COUNTY</text:p>
          </table:table-cell>
          <table:table-cell office:value-type="float" office:value="47.8383333333333" calcext:value-type="float">
            <text:p>47.8383333333</text:p>
          </table:table-cell>
          <table:table-cell office:value-type="float" office:value="90.3829444444444" calcext:value-type="float">
            <text:p>90.3829444444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0G5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GRAND MARAIS/COOK COUNTY</text:p>
          </table:table-cell>
          <table:table-cell office:value-type="float" office:value="47.8228333333333" calcext:value-type="float">
            <text:p>47.8228333333</text:p>
          </table:table-cell>
          <table:table-cell office:value-type="float" office:value="90.4073055555556" calcext:value-type="float">
            <text:p>90.4073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PZ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GRAND RAPIDS/ITASCA CO-GORDON NEWSTROM FLD</text:p>
          </table:table-cell>
          <table:table-cell office:value-type="float" office:value="47.2101388888889" calcext:value-type="float">
            <text:p>47.2101388889</text:p>
          </table:table-cell>
          <table:table-cell office:value-type="float" office:value="93.5099166666667" calcext:value-type="float">
            <text:p>93.5099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DB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GRANITE FALLS MUNI/LENZEN-ROE-FAGEN MEMORI</text:p>
          </table:table-cell>
          <table:table-cell office:value-type="float" office:value="44.7524583333333" calcext:value-type="float">
            <text:p>44.7524583333</text:p>
          </table:table-cell>
          <table:table-cell office:value-type="float" office:value="95.5555277777778" calcext:value-type="float">
            <text:p>95.55552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G2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GRYGLA MUNI - MEL WILKENS FIELD</text:p>
          </table:table-cell>
          <table:table-cell office:value-type="float" office:value="48.2940833333333" calcext:value-type="float">
            <text:p>48.2940833333</text:p>
          </table:table-cell>
          <table:table-cell office:value-type="float" office:value="95.6259722222222" calcext:value-type="float">
            <text:p>95.62597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CO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HALLOCK MUNI</text:p>
          </table:table-cell>
          <table:table-cell office:value-type="float" office:value="48.7527305555556" calcext:value-type="float">
            <text:p>48.7527305556</text:p>
          </table:table-cell>
          <table:table-cell office:value-type="float" office:value="96.9430027777778" calcext:value-type="float">
            <text:p>96.943002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4Y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HAWLEY MUNI</text:p>
          </table:table-cell>
          <table:table-cell office:value-type="float" office:value="46.8837777777778" calcext:value-type="float">
            <text:p>46.8837777778</text:p>
          </table:table-cell>
          <table:table-cell office:value-type="float" office:value="96.3506111111111" calcext:value-type="float">
            <text:p>96.35061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HECTOR MUNI</text:p>
          </table:table-cell>
          <table:table-cell office:value-type="float" office:value="44.7312027777778" calcext:value-type="float">
            <text:p>44.7312027778</text:p>
          </table:table-cell>
          <table:table-cell office:value-type="float" office:value="94.7118972222222" calcext:value-type="float">
            <text:p>94.711897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5Y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HENNING MUNI</text:p>
          </table:table-cell>
          <table:table-cell office:value-type="float" office:value="46.30385" calcext:value-type="float">
            <text:p>46.30385</text:p>
          </table:table-cell>
          <table:table-cell office:value-type="float" office:value="95.4394805555556" calcext:value-type="float">
            <text:p>95.439480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6Y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HERMAN MUNI</text:p>
          </table:table-cell>
          <table:table-cell office:value-type="float" office:value="45.8299583333333" calcext:value-type="float">
            <text:p>45.8299583333</text:p>
          </table:table-cell>
          <table:table-cell office:value-type="float" office:value="96.1606138888889" calcext:value-type="float">
            <text:p>96.160613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IB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RANGE RGNL</text:p>
          </table:table-cell>
          <table:table-cell office:value-type="float" office:value="47.3865833333333" calcext:value-type="float">
            <text:p>47.3865833333</text:p>
          </table:table-cell>
          <table:table-cell office:value-type="float" office:value="92.8389722222222" calcext:value-type="float">
            <text:p>92.83897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7Y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HILL CITY-QUADNA MOUNTAIN</text:p>
          </table:table-cell>
          <table:table-cell office:value-type="float" office:value="46.9558944444445" calcext:value-type="float">
            <text:p>46.9558944444</text:p>
          </table:table-cell>
          <table:table-cell office:value-type="float" office:value="93.5974416666667" calcext:value-type="float">
            <text:p>93.597441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4W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FIELD OF DREAMS</text:p>
          </table:table-cell>
          <table:table-cell office:value-type="float" office:value="46.0228666666667" calcext:value-type="float">
            <text:p>46.0228666667</text:p>
          </table:table-cell>
          <table:table-cell office:value-type="float" office:value="92.8951722222222" calcext:value-type="float">
            <text:p>92.89517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CD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HUTCHINSON MUNI-BUTLER FIELD</text:p>
          </table:table-cell>
          <table:table-cell office:value-type="float" office:value="44.8598888888889" calcext:value-type="float">
            <text:p>44.8598888889</text:p>
          </table:table-cell>
          <table:table-cell office:value-type="float" office:value="94.3825" calcext:value-type="float">
            <text:p>94.382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NL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FALLS INTL-EINARSON FIELD</text:p>
          </table:table-cell>
          <table:table-cell office:value-type="float" office:value="48.5655833333333" calcext:value-type="float">
            <text:p>48.5655833333</text:p>
          </table:table-cell>
          <table:table-cell office:value-type="float" office:value="93.4021666666667" calcext:value-type="float">
            <text:p>93.4021666667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09I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INTERNATIONAL FALLS</text:p>
          </table:table-cell>
          <table:table-cell office:value-type="float" office:value="48.6058333333333" calcext:value-type="float">
            <text:p>48.6058333333</text:p>
          </table:table-cell>
          <table:table-cell office:value-type="float" office:value="93.3708333333333" calcext:value-type="float">
            <text:p>93.3708333333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09Y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WIPLINE</text:p>
          </table:table-cell>
          <table:table-cell office:value-type="float" office:value="44.8275555555556" calcext:value-type="float">
            <text:p>44.8275555556</text:p>
          </table:table-cell>
          <table:table-cell office:value-type="float" office:value="93.0087222222222" calcext:value-type="float">
            <text:p>93.00872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JQ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JACKSON MUNI</text:p>
          </table:table-cell>
          <table:table-cell office:value-type="float" office:value="43.6501416666667" calcext:value-type="float">
            <text:p>43.6501416667</text:p>
          </table:table-cell>
          <table:table-cell office:value-type="float" office:value="94.9865722222222" calcext:value-type="float">
            <text:p>94.98657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3D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KARLSTAD MUNI</text:p>
          </table:table-cell>
          <table:table-cell office:value-type="float" office:value="48.5776" calcext:value-type="float">
            <text:p>48.5776</text:p>
          </table:table-cell>
          <table:table-cell office:value-type="float" office:value="96.5412666666667" calcext:value-type="float">
            <text:p>96.54126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2Y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LE SUEUR MUNI</text:p>
          </table:table-cell>
          <table:table-cell office:value-type="float" office:value="44.4408861111111" calcext:value-type="float">
            <text:p>44.4408861111</text:p>
          </table:table-cell>
          <table:table-cell office:value-type="float" office:value="93.9158472222222" calcext:value-type="float">
            <text:p>93.9158472222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8Y4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URFSIDE</text:p>
          </table:table-cell>
          <table:table-cell office:value-type="float" office:value="45.1499638888889" calcext:value-type="float">
            <text:p>45.1499638889</text:p>
          </table:table-cell>
          <table:table-cell office:value-type="float" office:value="93.1168888888889" calcext:value-type="float">
            <text:p>93.11688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LJF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LITCHFIELD MUNI</text:p>
          </table:table-cell>
          <table:table-cell office:value-type="float" office:value="45.0971388888889" calcext:value-type="float">
            <text:p>45.0971388889</text:p>
          </table:table-cell>
          <table:table-cell office:value-type="float" office:value="94.50725" calcext:value-type="float">
            <text:p>94.5072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LXL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LITTLE FALLS/MORRISON COUNTY-LINDBERGH FLD</text:p>
          </table:table-cell>
          <table:table-cell office:value-type="float" office:value="45.9494166666667" calcext:value-type="float">
            <text:p>45.9494166667</text:p>
          </table:table-cell>
          <table:table-cell office:value-type="float" office:value="94.3470555555556" calcext:value-type="float">
            <text:p>94.34705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3Y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LITTLEFORK MUNI/HANOVER</text:p>
          </table:table-cell>
          <table:table-cell office:value-type="float" office:value="48.4082777777778" calcext:value-type="float">
            <text:p>48.4082777778</text:p>
          </table:table-cell>
          <table:table-cell office:value-type="float" office:value="93.579425" calcext:value-type="float">
            <text:p>93.57942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4Y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TODD FIELD</text:p>
          </table:table-cell>
          <table:table-cell office:value-type="float" office:value="45.89825" calcext:value-type="float">
            <text:p>45.89825</text:p>
          </table:table-cell>
          <table:table-cell office:value-type="float" office:value="94.8738611111111" calcext:value-type="float">
            <text:p>94.87386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XVG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LONGVILLE MUNI</text:p>
          </table:table-cell>
          <table:table-cell office:value-type="float" office:value="46.9899166666667" calcext:value-type="float">
            <text:p>46.9899166667</text:p>
          </table:table-cell>
          <table:table-cell office:value-type="float" office:value="94.2036388888889" calcext:value-type="float">
            <text:p>94.20363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LYV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QUENTIN AANENSON FIELD</text:p>
          </table:table-cell>
          <table:table-cell office:value-type="float" office:value="43.6167666666667" calcext:value-type="float">
            <text:p>43.6167666667</text:p>
          </table:table-cell>
          <table:table-cell office:value-type="float" office:value="96.2177361111111" calcext:value-type="float">
            <text:p>96.217736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XX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LAC QUI PARLE COUNTY</text:p>
          </table:table-cell>
          <table:table-cell office:value-type="float" office:value="44.9864333333333" calcext:value-type="float">
            <text:p>44.9864333333</text:p>
          </table:table-cell>
          <table:table-cell office:value-type="float" office:value="96.1778583333333" calcext:value-type="float">
            <text:p>96.177858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N8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AHNOMEN COUNTY</text:p>
          </table:table-cell>
          <table:table-cell office:value-type="float" office:value="47.2605027777778" calcext:value-type="float">
            <text:p>47.2605027778</text:p>
          </table:table-cell>
          <table:table-cell office:value-type="float" office:value="95.9280861111111" calcext:value-type="float">
            <text:p>95.928086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K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ANKATO RGNL</text:p>
          </table:table-cell>
          <table:table-cell office:value-type="float" office:value="44.2227777777778" calcext:value-type="float">
            <text:p>44.2227777778</text:p>
          </table:table-cell>
          <table:table-cell office:value-type="float" office:value="93.9193055555556" calcext:value-type="float">
            <text:p>93.9193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GG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APLE LAKE MUNI-BILL MAVENCAMP SR FLD</text:p>
          </table:table-cell>
          <table:table-cell office:value-type="float" office:value="45.2359916666667" calcext:value-type="float">
            <text:p>45.2359916667</text:p>
          </table:table-cell>
          <table:table-cell office:value-type="float" office:value="93.9855888888889" calcext:value-type="float">
            <text:p>93.98558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ML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OUTHWEST MINNESOTA RGNL MARSHALL/RYAN FLD</text:p>
          </table:table-cell>
          <table:table-cell office:value-type="float" office:value="44.4517222222222" calcext:value-type="float">
            <text:p>44.4517222222</text:p>
          </table:table-cell>
          <table:table-cell office:value-type="float" office:value="95.8244166666667" calcext:value-type="float">
            <text:p>95.8244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ZX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ISEDOR IVERSON</text:p>
          </table:table-cell>
          <table:table-cell office:value-type="float" office:value="46.6187972222222" calcext:value-type="float">
            <text:p>46.6187972222</text:p>
          </table:table-cell>
          <table:table-cell office:value-type="float" office:value="93.3098111111111" calcext:value-type="float">
            <text:p>93.30981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8Y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ILACA MUNI</text:p>
          </table:table-cell>
          <table:table-cell office:value-type="float" office:value="45.7724638888889" calcext:value-type="float">
            <text:p>45.7724638889</text:p>
          </table:table-cell>
          <table:table-cell office:value-type="float" office:value="93.6321833333333" calcext:value-type="float">
            <text:p>93.6321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LVN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AIRLAKE</text:p>
          </table:table-cell>
          <table:table-cell office:value-type="float" office:value="44.6278611111111" calcext:value-type="float">
            <text:p>44.6278611111</text:p>
          </table:table-cell>
          <table:table-cell office:value-type="float" office:value="93.2280833333333" calcext:value-type="float">
            <text:p>93.2280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NE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ANOKA COUNTY-BLAINE ARPT (JANES FIELD)</text:p>
          </table:table-cell>
          <table:table-cell office:value-type="float" office:value="45.1448888888889" calcext:value-type="float">
            <text:p>45.1448888889</text:p>
          </table:table-cell>
          <table:table-cell office:value-type="float" office:value="93.2101944444445" calcext:value-type="float">
            <text:p>93.21019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CRYSTAL</text:p>
          </table:table-cell>
          <table:table-cell office:value-type="float" office:value="45.062" calcext:value-type="float">
            <text:p>45.062</text:p>
          </table:table-cell>
          <table:table-cell office:value-type="float" office:value="93.3539444444444" calcext:value-type="float">
            <text:p>93.35394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FCM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FLYING CLOUD</text:p>
          </table:table-cell>
          <table:table-cell office:value-type="float" office:value="44.8275" calcext:value-type="float">
            <text:p>44.8275</text:p>
          </table:table-cell>
          <table:table-cell office:value-type="float" office:value="93.4585833333333" calcext:value-type="float">
            <text:p>93.4585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SP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INNEAPOLIS-ST PAUL INTL/WOLD-CHAMBERLAIN</text:p>
          </table:table-cell>
          <table:table-cell office:value-type="float" office:value="44.8819722222222" calcext:value-type="float">
            <text:p>44.8819722222</text:p>
          </table:table-cell>
          <table:table-cell office:value-type="float" office:value="93.2217777777778" calcext:value-type="float">
            <text:p>93.22177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VE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ONTEVIDEO-CHIPPEWA COUNTY</text:p>
          </table:table-cell>
          <table:table-cell office:value-type="float" office:value="44.9691944444445" calcext:value-type="float">
            <text:p>44.9691944444</text:p>
          </table:table-cell>
          <table:table-cell office:value-type="float" office:value="95.7103888888889" calcext:value-type="float">
            <text:p>95.71038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JKJ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OORHEAD MUNI</text:p>
          </table:table-cell>
          <table:table-cell office:value-type="float" office:value="46.8392777777778" calcext:value-type="float">
            <text:p>46.8392777778</text:p>
          </table:table-cell>
          <table:table-cell office:value-type="float" office:value="96.6640277777778" calcext:value-type="float">
            <text:p>96.66402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ZH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OOSE LAKE CARLTON COUNTY</text:p>
          </table:table-cell>
          <table:table-cell office:value-type="float" office:value="46.4186111111111" calcext:value-type="float">
            <text:p>46.4186111111</text:p>
          </table:table-cell>
          <table:table-cell office:value-type="float" office:value="92.8047777777778" calcext:value-type="float">
            <text:p>92.80477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JMR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ORA MUNI</text:p>
          </table:table-cell>
          <table:table-cell office:value-type="float" office:value="45.8892222222222" calcext:value-type="float">
            <text:p>45.8892222222</text:p>
          </table:table-cell>
          <table:table-cell office:value-type="float" office:value="93.2711666666667" calcext:value-type="float">
            <text:p>93.27116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OX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ORRIS MUNI - CHARLIE SCHMIDT FLD</text:p>
          </table:table-cell>
          <table:table-cell office:value-type="float" office:value="45.5659666666667" calcext:value-type="float">
            <text:p>45.5659666667</text:p>
          </table:table-cell>
          <table:table-cell office:value-type="float" office:value="95.9671861111111" calcext:value-type="float">
            <text:p>95.967186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2Y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OREY'S</text:p>
          </table:table-cell>
          <table:table-cell office:value-type="float" office:value="46.323575" calcext:value-type="float">
            <text:p>46.323575</text:p>
          </table:table-cell>
          <table:table-cell office:value-type="float" office:value="94.6386222222222" calcext:value-type="float">
            <text:p>94.63862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3Y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URDOCK MUNI</text:p>
          </table:table-cell>
          <table:table-cell office:value-type="float" office:value="45.2221805555556" calcext:value-type="float">
            <text:p>45.2221805556</text:p>
          </table:table-cell>
          <table:table-cell office:value-type="float" office:value="95.4011333333333" calcext:value-type="float">
            <text:p>95.40113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C3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NARY NATIONAL-SHEFLAND FIELD</text:p>
          </table:table-cell>
          <table:table-cell office:value-type="float" office:value="47.3753888888889" calcext:value-type="float">
            <text:p>47.3753888889</text:p>
          </table:table-cell>
          <table:table-cell office:value-type="float" office:value="94.79875" calcext:value-type="float">
            <text:p>94.7987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ULM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NEW ULM MUNI</text:p>
          </table:table-cell>
          <table:table-cell office:value-type="float" office:value="44.3183861111111" calcext:value-type="float">
            <text:p>44.3183861111</text:p>
          </table:table-cell>
          <table:table-cell office:value-type="float" office:value="94.5016416666667" calcext:value-type="float">
            <text:p>94.501641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3Y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NORTHOME MUNI</text:p>
          </table:table-cell>
          <table:table-cell office:value-type="float" office:value="47.8880944444444" calcext:value-type="float">
            <text:p>47.8880944444</text:p>
          </table:table-cell>
          <table:table-cell office:value-type="float" office:value="94.258275" calcext:value-type="float">
            <text:p>94.25827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VL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OLIVIA RGNL</text:p>
          </table:table-cell>
          <table:table-cell office:value-type="float" office:value="44.7785694444444" calcext:value-type="float">
            <text:p>44.7785694444</text:p>
          </table:table-cell>
          <table:table-cell office:value-type="float" office:value="95.0327777777778" calcext:value-type="float">
            <text:p>95.03277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ORR RGNL</text:p>
          </table:table-cell>
          <table:table-cell office:value-type="float" office:value="48.0159166666667" calcext:value-type="float">
            <text:p>48.0159166667</text:p>
          </table:table-cell>
          <table:table-cell office:value-type="float" office:value="92.8560555555556" calcext:value-type="float">
            <text:p>92.85605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VVV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ORTONVILLE MUNI-MARTINSON FIELD</text:p>
          </table:table-cell>
          <table:table-cell office:value-type="float" office:value="45.3041277777778" calcext:value-type="float">
            <text:p>45.3041277778</text:p>
          </table:table-cell>
          <table:table-cell office:value-type="float" office:value="96.4246083333333" calcext:value-type="float">
            <text:p>96.424608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W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OWATONNA DEGNER RGNL</text:p>
          </table:table-cell>
          <table:table-cell office:value-type="float" office:value="44.12295" calcext:value-type="float">
            <text:p>44.12295</text:p>
          </table:table-cell>
          <table:table-cell office:value-type="float" office:value="93.258825" calcext:value-type="float">
            <text:p>93.25882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KD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PARK RAPIDS MUNI-KONSHOK FIELD</text:p>
          </table:table-cell>
          <table:table-cell office:value-type="float" office:value="46.9012027777778" calcext:value-type="float">
            <text:p>46.9012027778</text:p>
          </table:table-cell>
          <table:table-cell office:value-type="float" office:value="95.0731055555556" calcext:value-type="float">
            <text:p>95.0731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EX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PAYNESVILLE MUNI</text:p>
          </table:table-cell>
          <table:table-cell office:value-type="float" office:value="45.3720611111111" calcext:value-type="float">
            <text:p>45.3720611111</text:p>
          </table:table-cell>
          <table:table-cell office:value-type="float" office:value="94.744725" calcext:value-type="float">
            <text:p>94.74472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7Y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PELICAN RAPIDS MUNI-LYON'S FIELD</text:p>
          </table:table-cell>
          <table:table-cell office:value-type="float" office:value="46.641625" calcext:value-type="float">
            <text:p>46.641625</text:p>
          </table:table-cell>
          <table:table-cell office:value-type="float" office:value="96.1045" calcext:value-type="float">
            <text:p>96.104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6D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PERHAM MUNI</text:p>
          </table:table-cell>
          <table:table-cell office:value-type="float" office:value="46.6109722222222" calcext:value-type="float">
            <text:p>46.6109722222</text:p>
          </table:table-cell>
          <table:table-cell office:value-type="float" office:value="95.6061111111111" calcext:value-type="float">
            <text:p>95.60611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WC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PINE RIVER RGNL</text:p>
          </table:table-cell>
          <table:table-cell office:value-type="float" office:value="46.7247861111111" calcext:value-type="float">
            <text:p>46.7247861111</text:p>
          </table:table-cell>
          <table:table-cell office:value-type="float" office:value="94.3817" calcext:value-type="float">
            <text:p>94.381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8Y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PINEY PINECREEK BORDER</text:p>
          </table:table-cell>
          <table:table-cell office:value-type="float" office:value="48.9989722222222" calcext:value-type="float">
            <text:p>48.9989722222</text:p>
          </table:table-cell>
          <table:table-cell office:value-type="float" office:value="95.9820861111111" calcext:value-type="float">
            <text:p>95.982086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QN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PIPESTONE MUNI</text:p>
          </table:table-cell>
          <table:table-cell office:value-type="float" office:value="43.9821305555556" calcext:value-type="float">
            <text:p>43.9821305556</text:p>
          </table:table-cell>
          <table:table-cell office:value-type="float" office:value="96.3004055555556" calcext:value-type="float">
            <text:p>96.3004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FK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FILLMORE COUNTY</text:p>
          </table:table-cell>
          <table:table-cell office:value-type="float" office:value="43.67675" calcext:value-type="float">
            <text:p>43.67675</text:p>
          </table:table-cell>
          <table:table-cell office:value-type="float" office:value="92.17975" calcext:value-type="float">
            <text:p>92.1797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NM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PRINCETON MUNI</text:p>
          </table:table-cell>
          <table:table-cell office:value-type="float" office:value="45.5598611111111" calcext:value-type="float">
            <text:p>45.5598611111</text:p>
          </table:table-cell>
          <table:table-cell office:value-type="float" office:value="93.6082222222222" calcext:value-type="float">
            <text:p>93.60822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81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RED LAKE FALLS MUNI</text:p>
          </table:table-cell>
          <table:table-cell office:value-type="float" office:value="47.8249666666667" calcext:value-type="float">
            <text:p>47.8249666667</text:p>
          </table:table-cell>
          <table:table-cell office:value-type="float" office:value="96.257825" calcext:value-type="float">
            <text:p>96.25782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GK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RED WING RGNL</text:p>
          </table:table-cell>
          <table:table-cell office:value-type="float" office:value="44.5893611111111" calcext:value-type="float">
            <text:p>44.5893611111</text:p>
          </table:table-cell>
          <table:table-cell office:value-type="float" office:value="92.4849722222222" calcext:value-type="float">
            <text:p>92.48497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WF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REDWOOD FALLS MUNI</text:p>
          </table:table-cell>
          <table:table-cell office:value-type="float" office:value="44.5468888888889" calcext:value-type="float">
            <text:p>44.5468888889</text:p>
          </table:table-cell>
          <table:table-cell office:value-type="float" office:value="95.082" calcext:value-type="float">
            <text:p>95.08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2Y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REMER MUNI</text:p>
          </table:table-cell>
          <table:table-cell office:value-type="float" office:value="47.0680083333333" calcext:value-type="float">
            <text:p>47.0680083333</text:p>
          </table:table-cell>
          <table:table-cell office:value-type="float" office:value="93.9141222222222" calcext:value-type="float">
            <text:p>93.91412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ROCHESTER INTL</text:p>
          </table:table-cell>
          <table:table-cell office:value-type="float" office:value="43.9082777777778" calcext:value-type="float">
            <text:p>43.9082777778</text:p>
          </table:table-cell>
          <table:table-cell office:value-type="float" office:value="92.5000277777778" calcext:value-type="float">
            <text:p>92.50002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OX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ROSEAU MUNI/RUDY BILLBERG FIELD</text:p>
          </table:table-cell>
          <table:table-cell office:value-type="float" office:value="48.85625" calcext:value-type="float">
            <text:p>48.85625</text:p>
          </table:table-cell>
          <table:table-cell office:value-type="float" office:value="95.6969444444445" calcext:value-type="float">
            <text:p>95.69694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RUSH CITY RGNL</text:p>
          </table:table-cell>
          <table:table-cell office:value-type="float" office:value="45.6971388888889" calcext:value-type="float">
            <text:p>45.6971388889</text:p>
          </table:table-cell>
          <table:table-cell office:value-type="float" office:value="92.9521666666667" calcext:value-type="float">
            <text:p>92.95216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5Y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RUSHFORD MUNI</text:p>
          </table:table-cell>
          <table:table-cell office:value-type="float" office:value="43.815825" calcext:value-type="float">
            <text:p>43.815825</text:p>
          </table:table-cell>
          <table:table-cell office:value-type="float" office:value="91.8300944444444" calcext:value-type="float">
            <text:p>91.83009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AUK CENTRE MUNI</text:p>
          </table:table-cell>
          <table:table-cell office:value-type="float" office:value="45.7066" calcext:value-type="float">
            <text:p>45.7066</text:p>
          </table:table-cell>
          <table:table-cell office:value-type="float" office:value="94.9332444444445" calcext:value-type="float">
            <text:p>94.93324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FW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ILVER BAY MUNI</text:p>
          </table:table-cell>
          <table:table-cell office:value-type="float" office:value="47.2490277777778" calcext:value-type="float">
            <text:p>47.2490277778</text:p>
          </table:table-cell>
          <table:table-cell office:value-type="float" office:value="91.4155833333333" calcext:value-type="float">
            <text:p>91.4155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VP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LAYTON MUNI</text:p>
          </table:table-cell>
          <table:table-cell office:value-type="float" office:value="43.9867916666667" calcext:value-type="float">
            <text:p>43.9867916667</text:p>
          </table:table-cell>
          <table:table-cell office:value-type="float" office:value="95.7826111111111" calcext:value-type="float">
            <text:p>95.78261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58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LEEPY EYE MUNI</text:p>
          </table:table-cell>
          <table:table-cell office:value-type="float" office:value="44.2499583333333" calcext:value-type="float">
            <text:p>44.2499583333</text:p>
          </table:table-cell>
          <table:table-cell office:value-type="float" office:value="94.716925" calcext:value-type="float">
            <text:p>94.71692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GS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OUTH ST PAUL MUNI-RICHARD E FLEMING FLD</text:p>
          </table:table-cell>
          <table:table-cell office:value-type="float" office:value="44.8571388888889" calcext:value-type="float">
            <text:p>44.8571388889</text:p>
          </table:table-cell>
          <table:table-cell office:value-type="float" office:value="93.0328611111111" calcext:value-type="float">
            <text:p>93.03286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PRINGFIELD MUNI</text:p>
          </table:table-cell>
          <table:table-cell office:value-type="float" office:value="44.2310555555556" calcext:value-type="float">
            <text:p>44.2310555556</text:p>
          </table:table-cell>
          <table:table-cell office:value-type="float" office:value="94.9989166666667" calcext:value-type="float">
            <text:p>94.9989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T CLOUD RGNL</text:p>
          </table:table-cell>
          <table:table-cell office:value-type="float" office:value="45.5465555555556" calcext:value-type="float">
            <text:p>45.5465555556</text:p>
          </table:table-cell>
          <table:table-cell office:value-type="float" office:value="94.0598888888889" calcext:value-type="float">
            <text:p>94.05988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JYG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T JAMES MUNI</text:p>
          </table:table-cell>
          <table:table-cell office:value-type="float" office:value="43.9863527777778" calcext:value-type="float">
            <text:p>43.9863527778</text:p>
          </table:table-cell>
          <table:table-cell office:value-type="float" office:value="94.5579722222222" calcext:value-type="float">
            <text:p>94.55797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1D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LAKE ELMO</text:p>
          </table:table-cell>
          <table:table-cell office:value-type="float" office:value="44.9974916666667" calcext:value-type="float">
            <text:p>44.9974916667</text:p>
          </table:table-cell>
          <table:table-cell office:value-type="float" office:value="92.8556805555555" calcext:value-type="float">
            <text:p>92.855680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T PAUL DOWNTOWN HOLMAN FLD</text:p>
          </table:table-cell>
          <table:table-cell office:value-type="float" office:value="44.9346222222222" calcext:value-type="float">
            <text:p>44.9346222222</text:p>
          </table:table-cell>
          <table:table-cell office:value-type="float" office:value="93.0603416666667" calcext:value-type="float">
            <text:p>93.060341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TANTON AIRFIELD</text:p>
          </table:table-cell>
          <table:table-cell office:value-type="float" office:value="44.4755222222222" calcext:value-type="float">
            <text:p>44.4755222222</text:p>
          </table:table-cell>
          <table:table-cell office:value-type="float" office:value="93.0163194444445" calcext:value-type="float">
            <text:p>93.016319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AZ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TAPLES MUNI</text:p>
          </table:table-cell>
          <table:table-cell office:value-type="float" office:value="46.3808777777778" calcext:value-type="float">
            <text:p>46.3808777778</text:p>
          </table:table-cell>
          <table:table-cell office:value-type="float" office:value="94.8066" calcext:value-type="float">
            <text:p>94.806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TARBUCK MUNI</text:p>
          </table:table-cell>
          <table:table-cell office:value-type="float" office:value="45.5991611111111" calcext:value-type="float">
            <text:p>45.5991611111</text:p>
          </table:table-cell>
          <table:table-cell office:value-type="float" office:value="95.5361527777778" calcext:value-type="float">
            <text:p>95.536152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TEPHEN MUNI</text:p>
          </table:table-cell>
          <table:table-cell office:value-type="float" office:value="48.4583111111111" calcext:value-type="float">
            <text:p>48.4583111111</text:p>
          </table:table-cell>
          <table:table-cell office:value-type="float" office:value="96.8628388888889" calcext:value-type="float">
            <text:p>96.86283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TVF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THIEF RIVER FALLS RGNL</text:p>
          </table:table-cell>
          <table:table-cell office:value-type="float" office:value="48.0656666666667" calcext:value-type="float">
            <text:p>48.0656666667</text:p>
          </table:table-cell>
          <table:table-cell office:value-type="float" office:value="96.185" calcext:value-type="float">
            <text:p>96.18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2D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TOWER MUNI</text:p>
          </table:table-cell>
          <table:table-cell office:value-type="float" office:value="47.8181555555556" calcext:value-type="float">
            <text:p>47.8181555556</text:p>
          </table:table-cell>
          <table:table-cell office:value-type="float" office:value="92.2860666666667" calcext:value-type="float">
            <text:p>92.28606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TKC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TRACY MUNI</text:p>
          </table:table-cell>
          <table:table-cell office:value-type="float" office:value="44.2494805555556" calcext:value-type="float">
            <text:p>44.2494805556</text:p>
          </table:table-cell>
          <table:table-cell office:value-type="float" office:value="95.6073694444445" calcext:value-type="float">
            <text:p>95.607369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TWM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RICHARD B HELGESON</text:p>
          </table:table-cell>
          <table:table-cell office:value-type="float" office:value="47.0491388888889" calcext:value-type="float">
            <text:p>47.0491388889</text:p>
          </table:table-cell>
          <table:table-cell office:value-type="float" office:value="91.7452222222222" calcext:value-type="float">
            <text:p>91.74522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3Y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TYLER MUNI</text:p>
          </table:table-cell>
          <table:table-cell office:value-type="float" office:value="44.2916305555556" calcext:value-type="float">
            <text:p>44.2916305556</text:p>
          </table:table-cell>
          <table:table-cell office:value-type="float" office:value="96.1503111111111" calcext:value-type="float">
            <text:p>96.15031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WADENA MUNI</text:p>
          </table:table-cell>
          <table:table-cell office:value-type="float" office:value="46.4499444444444" calcext:value-type="float">
            <text:p>46.4499444444</text:p>
          </table:table-cell>
          <table:table-cell office:value-type="float" office:value="95.2108305555556" calcext:value-type="float">
            <text:p>95.210830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49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WALKER MUNI</text:p>
          </table:table-cell>
          <table:table-cell office:value-type="float" office:value="47.1594805555556" calcext:value-type="float">
            <text:p>47.1594805556</text:p>
          </table:table-cell>
          <table:table-cell office:value-type="float" office:value="94.6453444444444" calcext:value-type="float">
            <text:p>94.64534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WARREN MUNI</text:p>
          </table:table-cell>
          <table:table-cell office:value-type="float" office:value="48.1911666666667" calcext:value-type="float">
            <text:p>48.1911666667</text:p>
          </table:table-cell>
          <table:table-cell office:value-type="float" office:value="96.7113055555556" calcext:value-type="float">
            <text:p>96.7113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WARROAD INTL MEMORIAL</text:p>
          </table:table-cell>
          <table:table-cell office:value-type="float" office:value="48.9414722222222" calcext:value-type="float">
            <text:p>48.9414722222</text:p>
          </table:table-cell>
          <table:table-cell office:value-type="float" office:value="95.3484722222222" calcext:value-type="float">
            <text:p>95.34847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WASECA MUNI</text:p>
          </table:table-cell>
          <table:table-cell office:value-type="float" office:value="44.0734638888889" calcext:value-type="float">
            <text:p>44.0734638889</text:p>
          </table:table-cell>
          <table:table-cell office:value-type="float" office:value="93.5529416666667" calcext:value-type="float">
            <text:p>93.552941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VWU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WASKISH MUNI</text:p>
          </table:table-cell>
          <table:table-cell office:value-type="float" office:value="48.1475638888889" calcext:value-type="float">
            <text:p>48.1475638889</text:p>
          </table:table-cell>
          <table:table-cell office:value-type="float" office:value="94.5174722222222" calcext:value-type="float">
            <text:p>94.5174722222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M49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JOLLY FISHERMAN</text:p>
          </table:table-cell>
          <table:table-cell office:value-type="float" office:value="47.1430138888889" calcext:value-type="float">
            <text:p>47.1430138889</text:p>
          </table:table-cell>
          <table:table-cell office:value-type="float" office:value="95.5289166666667" calcext:value-type="float">
            <text:p>95.5289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8Y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WELLS MUNI</text:p>
          </table:table-cell>
          <table:table-cell office:value-type="float" office:value="43.7332861111111" calcext:value-type="float">
            <text:p>43.7332861111</text:p>
          </table:table-cell>
          <table:table-cell office:value-type="float" office:value="93.7835583333333" calcext:value-type="float">
            <text:p>93.783558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WHEATON MUNI</text:p>
          </table:table-cell>
          <table:table-cell office:value-type="float" office:value="45.7805055555556" calcext:value-type="float">
            <text:p>45.7805055556</text:p>
          </table:table-cell>
          <table:table-cell office:value-type="float" office:value="96.5437972222222" calcext:value-type="float">
            <text:p>96.543797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DH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WILLMAR MUNI-JOHN L RICE FIELD</text:p>
          </table:table-cell>
          <table:table-cell office:value-type="float" office:value="45.1170277777778" calcext:value-type="float">
            <text:p>45.1170277778</text:p>
          </table:table-cell>
          <table:table-cell office:value-type="float" office:value="95.1293333333333" calcext:value-type="float">
            <text:p>95.12933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WM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WINDOM MUNI</text:p>
          </table:table-cell>
          <table:table-cell office:value-type="float" office:value="43.9134166666667" calcext:value-type="float">
            <text:p>43.9134166667</text:p>
          </table:table-cell>
          <table:table-cell office:value-type="float" office:value="95.1093888888889" calcext:value-type="float">
            <text:p>95.10938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N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WINONA MUNI-MAX CONRAD FLD</text:p>
          </table:table-cell>
          <table:table-cell office:value-type="float" office:value="44.0775444444444" calcext:value-type="float">
            <text:p>44.0775444444</text:p>
          </table:table-cell>
          <table:table-cell office:value-type="float" office:value="91.7090277777778" calcext:value-type="float">
            <text:p>91.70902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WINSTED MUNI</text:p>
          </table:table-cell>
          <table:table-cell office:value-type="float" office:value="44.9499611111111" calcext:value-type="float">
            <text:p>44.9499611111</text:p>
          </table:table-cell>
          <table:table-cell office:value-type="float" office:value="94.0669166666667" calcext:value-type="float">
            <text:p>94.0669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TG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WORTHINGTON MUNI</text:p>
          </table:table-cell>
          <table:table-cell office:value-type="float" office:value="43.6550555555556" calcext:value-type="float">
            <text:p>43.6550555556</text:p>
          </table:table-cell>
          <table:table-cell office:value-type="float" office:value="95.5791944444444" calcext:value-type="float">
            <text:p>95.57919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A2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ARTHUR</text:p>
          </table:table-cell>
          <table:table-cell office:value-type="float" office:value="47.1126361111111" calcext:value-type="float">
            <text:p>47.1126361111</text:p>
          </table:table-cell>
          <table:table-cell office:value-type="float" office:value="97.2081472222222" calcext:value-type="float">
            <text:p>97.208147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SY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ASHLEY MUNI</text:p>
          </table:table-cell>
          <table:table-cell office:value-type="float" office:value="46.0230944444445" calcext:value-type="float">
            <text:p>46.0230944444</text:p>
          </table:table-cell>
          <table:table-cell office:value-type="float" office:value="99.3526472222222" calcext:value-type="float">
            <text:p>99.352647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0U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BEACH</text:p>
          </table:table-cell>
          <table:table-cell office:value-type="float" office:value="46.9251666666667" calcext:value-type="float">
            <text:p>46.9251666667</text:p>
          </table:table-cell>
          <table:table-cell office:value-type="float" office:value="103.982055555556" calcext:value-type="float">
            <text:p>103.98205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5D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BEULAH</text:p>
          </table:table-cell>
          <table:table-cell office:value-type="float" office:value="47.2508388888889" calcext:value-type="float">
            <text:p>47.2508388889</text:p>
          </table:table-cell>
          <table:table-cell office:value-type="float" office:value="101.814055555556" calcext:value-type="float">
            <text:p>101.81405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BISMARCK MUNI</text:p>
          </table:table-cell>
          <table:table-cell office:value-type="float" office:value="46.7727222222222" calcext:value-type="float">
            <text:p>46.7727222222</text:p>
          </table:table-cell>
          <table:table-cell office:value-type="float" office:value="100.74575" calcext:value-type="float">
            <text:p>100.7457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09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BOTTINEAU MUNI</text:p>
          </table:table-cell>
          <table:table-cell office:value-type="float" office:value="48.8304722222222" calcext:value-type="float">
            <text:p>48.8304722222</text:p>
          </table:table-cell>
          <table:table-cell office:value-type="float" office:value="100.417305555556" calcext:value-type="float">
            <text:p>100.4173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B4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BOWBELLS MUNI</text:p>
          </table:table-cell>
          <table:table-cell office:value-type="float" office:value="48.8097472222222" calcext:value-type="float">
            <text:p>48.8097472222</text:p>
          </table:table-cell>
          <table:table-cell office:value-type="float" office:value="102.245444444444" calcext:value-type="float">
            <text:p>102.24544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WW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BOWMAN RGNL</text:p>
          </table:table-cell>
          <table:table-cell office:value-type="float" office:value="46.1655166666667" calcext:value-type="float">
            <text:p>46.1655166667</text:p>
          </table:table-cell>
          <table:table-cell office:value-type="float" office:value="103.30075" calcext:value-type="float">
            <text:p>103.3007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D7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CANDO MUNI</text:p>
          </table:table-cell>
          <table:table-cell office:value-type="float" office:value="48.4800277777778" calcext:value-type="float">
            <text:p>48.4800277778</text:p>
          </table:table-cell>
          <table:table-cell office:value-type="float" office:value="99.2363888888889" calcext:value-type="float">
            <text:p>99.23638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6D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CARRINGTON MUNI</text:p>
          </table:table-cell>
          <table:table-cell office:value-type="float" office:value="47.4511111111111" calcext:value-type="float">
            <text:p>47.4511111111</text:p>
          </table:table-cell>
          <table:table-cell office:value-type="float" office:value="99.1513333333333" calcext:value-type="float">
            <text:p>99.15133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N8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CASSELTON ROBERT MILLER RGNL</text:p>
          </table:table-cell>
          <table:table-cell office:value-type="float" office:value="46.8539444444444" calcext:value-type="float">
            <text:p>46.8539444444</text:p>
          </table:table-cell>
          <table:table-cell office:value-type="float" office:value="97.2078611111111" calcext:value-type="float">
            <text:p>97.20786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C8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CAVALIER MUNI</text:p>
          </table:table-cell>
          <table:table-cell office:value-type="float" office:value="48.7837222222222" calcext:value-type="float">
            <text:p>48.7837222222</text:p>
          </table:table-cell>
          <table:table-cell office:value-type="float" office:value="97.6319722222222" calcext:value-type="float">
            <text:p>97.63197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COLUMBUS MUNI</text:p>
          </table:table-cell>
          <table:table-cell office:value-type="float" office:value="48.8994111111111" calcext:value-type="float">
            <text:p>48.8994111111</text:p>
          </table:table-cell>
          <table:table-cell office:value-type="float" office:value="102.792288888889" calcext:value-type="float">
            <text:p>102.79228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COOPERSTOWN MUNI</text:p>
          </table:table-cell>
          <table:table-cell office:value-type="float" office:value="47.4227722222222" calcext:value-type="float">
            <text:p>47.4227722222</text:p>
          </table:table-cell>
          <table:table-cell office:value-type="float" office:value="98.1058694444444" calcext:value-type="float">
            <text:p>98.105869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CROSBY MUNI</text:p>
          </table:table-cell>
          <table:table-cell office:value-type="float" office:value="48.9282972222222" calcext:value-type="float">
            <text:p>48.9282972222</text:p>
          </table:table-cell>
          <table:table-cell office:value-type="float" office:value="103.297580555556" calcext:value-type="float">
            <text:p>103.297580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VL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DEVILS LAKE RGNL</text:p>
          </table:table-cell>
          <table:table-cell office:value-type="float" office:value="48.1165833333333" calcext:value-type="float">
            <text:p>48.1165833333</text:p>
          </table:table-cell>
          <table:table-cell office:value-type="float" office:value="98.91" calcext:value-type="float">
            <text:p>98.9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IK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DICKINSON - THEODORE ROOSEVELT RGNL</text:p>
          </table:table-cell>
          <table:table-cell office:value-type="float" office:value="46.7973333333333" calcext:value-type="float">
            <text:p>46.7973333333</text:p>
          </table:table-cell>
          <table:table-cell office:value-type="float" office:value="102.801861111111" calcext:value-type="float">
            <text:p>102.80186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DRAYTON MUNI</text:p>
          </table:table-cell>
          <table:table-cell office:value-type="float" office:value="48.6185138888889" calcext:value-type="float">
            <text:p>48.6185138889</text:p>
          </table:table-cell>
          <table:table-cell office:value-type="float" office:value="97.1758972222222" calcext:value-type="float">
            <text:p>97.175897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28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INTL PEACE GARDEN</text:p>
          </table:table-cell>
          <table:table-cell office:value-type="float" office:value="48.9977805555556" calcext:value-type="float">
            <text:p>48.9977805556</text:p>
          </table:table-cell>
          <table:table-cell office:value-type="float" office:value="100.043458333333" calcext:value-type="float">
            <text:p>100.043458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1D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EDGELEY MUNI</text:p>
          </table:table-cell>
          <table:table-cell office:value-type="float" office:value="46.3496944444445" calcext:value-type="float">
            <text:p>46.3496944444</text:p>
          </table:table-cell>
          <table:table-cell office:value-type="float" office:value="98.735" calcext:value-type="float">
            <text:p>98.73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71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ELGIN MUNI</text:p>
          </table:table-cell>
          <table:table-cell office:value-type="float" office:value="46.3827527777778" calcext:value-type="float">
            <text:p>46.3827527778</text:p>
          </table:table-cell>
          <table:table-cell office:value-type="float" office:value="101.844902777778" calcext:value-type="float">
            <text:p>101.844902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style-name="ce1" office:value-type="float" office:value="40000000" calcext:value-type="float">
            <text:p>4.00E+07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ELLENDALE MUNI</text:p>
          </table:table-cell>
          <table:table-cell office:value-type="float" office:value="46.0163333333333" calcext:value-type="float">
            <text:p>46.0163333333</text:p>
          </table:table-cell>
          <table:table-cell office:value-type="float" office:value="98.5156944444445" calcext:value-type="float">
            <text:p>98.51569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N4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SKY HAVEN</text:p>
          </table:table-cell>
          <table:table-cell office:value-type="float" office:value="46.6268611111111" calcext:value-type="float">
            <text:p>46.6268611111</text:p>
          </table:table-cell>
          <table:table-cell office:value-type="float" office:value="97.6202305555556" calcext:value-type="float">
            <text:p>97.620230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HECTOR INTL</text:p>
          </table:table-cell>
          <table:table-cell office:value-type="float" office:value="46.92065" calcext:value-type="float">
            <text:p>46.92065</text:p>
          </table:table-cell>
          <table:table-cell office:value-type="float" office:value="96.8157638888889" calcext:value-type="float">
            <text:p>96.815763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WEST FARGO MUNI</text:p>
          </table:table-cell>
          <table:table-cell office:value-type="float" office:value="46.9008" calcext:value-type="float">
            <text:p>46.9008</text:p>
          </table:table-cell>
          <table:table-cell office:value-type="float" office:value="96.9186944444445" calcext:value-type="float">
            <text:p>96.91869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FESSENDEN-STREIBEL MUNI</text:p>
          </table:table-cell>
          <table:table-cell office:value-type="float" office:value="47.6597222222222" calcext:value-type="float">
            <text:p>47.6597222222</text:p>
          </table:table-cell>
          <table:table-cell office:value-type="float" office:value="99.6609555555556" calcext:value-type="float">
            <text:p>99.66095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27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STANDING ROCK</text:p>
          </table:table-cell>
          <table:table-cell office:value-type="float" office:value="46.0668833333333" calcext:value-type="float">
            <text:p>46.0668833333</text:p>
          </table:table-cell>
          <table:table-cell office:value-type="float" office:value="100.632777777778" calcext:value-type="float">
            <text:p>100.63277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G9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GACKLE MUNI</text:p>
          </table:table-cell>
          <table:table-cell office:value-type="float" office:value="46.6215638888889" calcext:value-type="float">
            <text:p>46.6215638889</text:p>
          </table:table-cell>
          <table:table-cell office:value-type="float" office:value="99.1644638888889" calcext:value-type="float">
            <text:p>99.164463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05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GARRISON MUNI</text:p>
          </table:table-cell>
          <table:table-cell office:value-type="float" office:value="47.6559583333333" calcext:value-type="float">
            <text:p>47.6559583333</text:p>
          </table:table-cell>
          <table:table-cell office:value-type="float" office:value="101.436930555556" calcext:value-type="float">
            <text:p>101.436930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GLEN ULLIN RGNL</text:p>
          </table:table-cell>
          <table:table-cell office:value-type="float" office:value="46.8143" calcext:value-type="float">
            <text:p>46.8143</text:p>
          </table:table-cell>
          <table:table-cell office:value-type="float" office:value="101.865191666667" calcext:value-type="float">
            <text:p>101.865191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AF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HUTSON FIELD</text:p>
          </table:table-cell>
          <table:table-cell office:value-type="float" office:value="48.4047222222222" calcext:value-type="float">
            <text:p>48.4047222222</text:p>
          </table:table-cell>
          <table:table-cell office:value-type="float" office:value="97.3709444444444" calcext:value-type="float">
            <text:p>97.37094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FK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GRAND FORKS INTL</text:p>
          </table:table-cell>
          <table:table-cell office:value-type="float" office:value="47.9472777777778" calcext:value-type="float">
            <text:p>47.9472777778</text:p>
          </table:table-cell>
          <table:table-cell office:value-type="float" office:value="97.1737777777778" calcext:value-type="float">
            <text:p>97.17377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WR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GWINNER-ROGER MELROE FIELD</text:p>
          </table:table-cell>
          <table:table-cell office:value-type="float" office:value="46.2182777777778" calcext:value-type="float">
            <text:p>46.2182777778</text:p>
          </table:table-cell>
          <table:table-cell office:value-type="float" office:value="97.6433611111111" calcext:value-type="float">
            <text:p>97.64336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H4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HARVEY MUNI</text:p>
          </table:table-cell>
          <table:table-cell office:value-type="float" office:value="47.7912222222222" calcext:value-type="float">
            <text:p>47.7912222222</text:p>
          </table:table-cell>
          <table:table-cell office:value-type="float" office:value="99.93175" calcext:value-type="float">
            <text:p>99.9317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H8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HAZELTON MUNI</text:p>
          </table:table-cell>
          <table:table-cell office:value-type="float" office:value="46.4822166666667" calcext:value-type="float">
            <text:p>46.4822166667</text:p>
          </table:table-cell>
          <table:table-cell office:value-type="float" office:value="100.263733333333" calcext:value-type="float">
            <text:p>100.26373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ZE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MERCER COUNTY RGNL</text:p>
          </table:table-cell>
          <table:table-cell office:value-type="float" office:value="47.2899444444444" calcext:value-type="float">
            <text:p>47.2899444444</text:p>
          </table:table-cell>
          <table:table-cell office:value-type="float" office:value="101.580972222222" calcext:value-type="float">
            <text:p>101.58097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EI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HETTINGER MUNI</text:p>
          </table:table-cell>
          <table:table-cell office:value-type="float" office:value="46.0148888888889" calcext:value-type="float">
            <text:p>46.0148888889</text:p>
          </table:table-cell>
          <table:table-cell office:value-type="float" office:value="102.656" calcext:value-type="float">
            <text:p>102.6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H4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HILLSBORO MUNI</text:p>
          </table:table-cell>
          <table:table-cell office:value-type="float" office:value="47.3594055555556" calcext:value-type="float">
            <text:p>47.3594055556</text:p>
          </table:table-cell>
          <table:table-cell office:value-type="float" office:value="97.0604138888889" calcext:value-type="float">
            <text:p>97.060413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JMS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JAMESTOWN RGNL</text:p>
          </table:table-cell>
          <table:table-cell office:value-type="float" office:value="46.9297222222222" calcext:value-type="float">
            <text:p>46.9297222222</text:p>
          </table:table-cell>
          <table:table-cell office:value-type="float" office:value="98.6781944444445" calcext:value-type="float">
            <text:p>98.67819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K5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KENMARE MUNI</text:p>
          </table:table-cell>
          <table:table-cell office:value-type="float" office:value="48.6676111111111" calcext:value-type="float">
            <text:p>48.6676111111</text:p>
          </table:table-cell>
          <table:table-cell office:value-type="float" office:value="102.048002777778" calcext:value-type="float">
            <text:p>102.048002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Y1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DUNN COUNTY WEYDAHL FIELD</text:p>
          </table:table-cell>
          <table:table-cell office:value-type="float" office:value="47.3913305555556" calcext:value-type="float">
            <text:p>47.3913305556</text:p>
          </table:table-cell>
          <table:table-cell office:value-type="float" office:value="102.771811111111" calcext:value-type="float">
            <text:p>102.77181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K74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ROBERT ODEGAARD FIELD</text:p>
          </table:table-cell>
          <table:table-cell office:value-type="float" office:value="46.6487305555556" calcext:value-type="float">
            <text:p>46.6487305556</text:p>
          </table:table-cell>
          <table:table-cell office:value-type="float" office:value="96.9990083333333" calcext:value-type="float">
            <text:p>96.999008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03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KULM MUNI</text:p>
          </table:table-cell>
          <table:table-cell office:value-type="float" office:value="46.3067638888889" calcext:value-type="float">
            <text:p>46.3067638889</text:p>
          </table:table-cell>
          <table:table-cell office:value-type="float" office:value="98.9388333333333" calcext:value-type="float">
            <text:p>98.93883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F9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LA MOURE ROTT MUNI</text:p>
          </table:table-cell>
          <table:table-cell office:value-type="float" office:value="46.3472805555556" calcext:value-type="float">
            <text:p>46.3472805556</text:p>
          </table:table-cell>
          <table:table-cell office:value-type="float" office:value="98.2814861111111" calcext:value-type="float">
            <text:p>98.281486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L0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LAKOTA MUNI</text:p>
          </table:table-cell>
          <table:table-cell office:value-type="float" office:value="48.0289166666667" calcext:value-type="float">
            <text:p>48.0289166667</text:p>
          </table:table-cell>
          <table:table-cell office:value-type="float" office:value="98.32575" calcext:value-type="float">
            <text:p>98.3257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ROBERTSON FIELD</text:p>
          </table:table-cell>
          <table:table-cell office:value-type="float" office:value="48.7531305555556" calcext:value-type="float">
            <text:p>48.7531305556</text:p>
          </table:table-cell>
          <table:table-cell office:value-type="float" office:value="98.3937666666667" calcext:value-type="float">
            <text:p>98.39376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L1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LARIMORE MUNI</text:p>
          </table:table-cell>
          <table:table-cell office:value-type="float" office:value="47.9067138888889" calcext:value-type="float">
            <text:p>47.9067138889</text:p>
          </table:table-cell>
          <table:table-cell office:value-type="float" office:value="97.6409722222222" calcext:value-type="float">
            <text:p>97.64097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LEEDS MUNI</text:p>
          </table:table-cell>
          <table:table-cell office:value-type="float" office:value="48.2849972222222" calcext:value-type="float">
            <text:p>48.2849972222</text:p>
          </table:table-cell>
          <table:table-cell office:value-type="float" office:value="99.4034666666667" calcext:value-type="float">
            <text:p>99.40346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N4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LIDGERWOOD MUNI</text:p>
          </table:table-cell>
          <table:table-cell office:value-type="float" office:value="46.0891833333333" calcext:value-type="float">
            <text:p>46.0891833333</text:p>
          </table:table-cell>
          <table:table-cell office:value-type="float" office:value="97.1661333333333" calcext:value-type="float">
            <text:p>97.16613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L2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LINTON MUNI</text:p>
          </table:table-cell>
          <table:table-cell office:value-type="float" office:value="46.2206388888889" calcext:value-type="float">
            <text:p>46.2206388889</text:p>
          </table:table-cell>
          <table:table-cell office:value-type="float" office:value="100.245622222222" calcext:value-type="float">
            <text:p>100.24562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L3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LISBON MUNI</text:p>
          </table:table-cell>
          <table:table-cell office:value-type="float" office:value="46.4469722222222" calcext:value-type="float">
            <text:p>46.4469722222</text:p>
          </table:table-cell>
          <table:table-cell office:value-type="float" office:value="97.7282138888889" calcext:value-type="float">
            <text:p>97.728213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D3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MADDOCK MUNI</text:p>
          </table:table-cell>
          <table:table-cell office:value-type="float" office:value="47.9802611111111" calcext:value-type="float">
            <text:p>47.9802611111</text:p>
          </table:table-cell>
          <table:table-cell office:value-type="float" office:value="99.5269583333333" calcext:value-type="float">
            <text:p>99.526958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19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MANDAN MUNI</text:p>
          </table:table-cell>
          <table:table-cell office:value-type="float" office:value="46.7679722222222" calcext:value-type="float">
            <text:p>46.7679722222</text:p>
          </table:table-cell>
          <table:table-cell office:value-type="float" office:value="100.894361111111" calcext:value-type="float">
            <text:p>100.89436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MAYVILLE MUNI</text:p>
          </table:table-cell>
          <table:table-cell office:value-type="float" office:value="47.4768416666667" calcext:value-type="float">
            <text:p>47.4768416667</text:p>
          </table:table-cell>
          <table:table-cell office:value-type="float" office:value="97.3280805555556" calcext:value-type="float">
            <text:p>97.328080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G2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MC CLUSKY MUNI</text:p>
          </table:table-cell>
          <table:table-cell office:value-type="float" office:value="47.4620472222222" calcext:value-type="float">
            <text:p>47.4620472222</text:p>
          </table:table-cell>
          <table:table-cell office:value-type="float" office:value="100.487227777778" calcext:value-type="float">
            <text:p>100.48722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M6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MC VILLE MUNI</text:p>
          </table:table-cell>
          <table:table-cell office:value-type="float" office:value="47.7703166666667" calcext:value-type="float">
            <text:p>47.7703166667</text:p>
          </table:table-cell>
          <table:table-cell office:value-type="float" office:value="98.1849138888889" calcext:value-type="float">
            <text:p>98.184913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R6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MILNOR MUNI</text:p>
          </table:table-cell>
          <table:table-cell office:value-type="float" office:value="46.2582916666667" calcext:value-type="float">
            <text:p>46.2582916667</text:p>
          </table:table-cell>
          <table:table-cell office:value-type="float" office:value="97.4378666666667" calcext:value-type="float">
            <text:p>97.43786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MINOT INTL</text:p>
          </table:table-cell>
          <table:table-cell office:value-type="float" office:value="48.2576388888889" calcext:value-type="float">
            <text:p>48.2576388889</text:p>
          </table:table-cell>
          <table:table-cell office:value-type="float" office:value="101.278027777778" calcext:value-type="float">
            <text:p>101.27802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06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MINTO MUNI</text:p>
          </table:table-cell>
          <table:table-cell office:value-type="float" office:value="48.2926027777778" calcext:value-type="float">
            <text:p>48.2926027778</text:p>
          </table:table-cell>
          <table:table-cell office:value-type="float" office:value="97.3940222222222" calcext:value-type="float">
            <text:p>97.39402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BC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MOHALL MUNI</text:p>
          </table:table-cell>
          <table:table-cell office:value-type="float" office:value="48.7683833333333" calcext:value-type="float">
            <text:p>48.7683833333</text:p>
          </table:table-cell>
          <table:table-cell office:value-type="float" office:value="101.536994444444" calcext:value-type="float">
            <text:p>101.53699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P3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MOTT MUNI</text:p>
          </table:table-cell>
          <table:table-cell office:value-type="float" office:value="46.3591638888889" calcext:value-type="float">
            <text:p>46.3591638889</text:p>
          </table:table-cell>
          <table:table-cell office:value-type="float" office:value="102.328244444444" calcext:value-type="float">
            <text:p>102.32824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B5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NAPOLEON MUNI</text:p>
          </table:table-cell>
          <table:table-cell office:value-type="float" office:value="46.4942111111111" calcext:value-type="float">
            <text:p>46.4942111111</text:p>
          </table:table-cell>
          <table:table-cell office:value-type="float" office:value="99.7593694444445" calcext:value-type="float">
            <text:p>99.759369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J7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TOMLINSON FIELD</text:p>
          </table:table-cell>
          <table:table-cell office:value-type="float" office:value="47.6963861111111" calcext:value-type="float">
            <text:p>47.6963861111</text:p>
          </table:table-cell>
          <table:table-cell office:value-type="float" office:value="99.1312277777778" calcext:value-type="float">
            <text:p>99.13122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5D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NEW TOWN MUNI</text:p>
          </table:table-cell>
          <table:table-cell office:value-type="float" office:value="47.9678694444444" calcext:value-type="float">
            <text:p>47.9678694444</text:p>
          </table:table-cell>
          <table:table-cell office:value-type="float" office:value="102.478086111111" calcext:value-type="float">
            <text:p>102.478086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V4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NORTHWOOD MUNI-VINCE FIELD</text:p>
          </table:table-cell>
          <table:table-cell office:value-type="float" office:value="47.7248861111111" calcext:value-type="float">
            <text:p>47.7248861111</text:p>
          </table:table-cell>
          <table:table-cell office:value-type="float" office:value="97.5898111111111" calcext:value-type="float">
            <text:p>97.58981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D5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OAKES MUNI</text:p>
          </table:table-cell>
          <table:table-cell office:value-type="float" office:value="46.1732944444444" calcext:value-type="float">
            <text:p>46.1732944444</text:p>
          </table:table-cell>
          <table:table-cell office:value-type="float" office:value="98.0800361111111" calcext:value-type="float">
            <text:p>98.080036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4G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PAGE RGNL</text:p>
          </table:table-cell>
          <table:table-cell office:value-type="float" office:value="47.1701944444444" calcext:value-type="float">
            <text:p>47.1701944444</text:p>
          </table:table-cell>
          <table:table-cell office:value-type="float" office:value="97.4819166666667" calcext:value-type="float">
            <text:p>97.4819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37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PARK RIVER - W C SKJERVEN FIELD</text:p>
          </table:table-cell>
          <table:table-cell office:value-type="float" office:value="48.3940833333333" calcext:value-type="float">
            <text:p>48.3940833333</text:p>
          </table:table-cell>
          <table:table-cell office:value-type="float" office:value="97.7807777777778" calcext:value-type="float">
            <text:p>97.78077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74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PARSHALL-HANKINS</text:p>
          </table:table-cell>
          <table:table-cell office:value-type="float" office:value="47.9356833333333" calcext:value-type="float">
            <text:p>47.9356833333</text:p>
          </table:table-cell>
          <table:table-cell office:value-type="float" office:value="102.142138888889" calcext:value-type="float">
            <text:p>102.14213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MB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PEMBINA MUNI</text:p>
          </table:table-cell>
          <table:table-cell office:value-type="float" office:value="48.9424166666667" calcext:value-type="float">
            <text:p>48.9424166667</text:p>
          </table:table-cell>
          <table:table-cell office:value-type="float" office:value="97.2406666666667" calcext:value-type="float">
            <text:p>97.24066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99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TRULSON FIELD</text:p>
          </table:table-cell>
          <table:table-cell office:value-type="float" office:value="48.0305666666667" calcext:value-type="float">
            <text:p>48.0305666667</text:p>
          </table:table-cell>
          <table:table-cell office:value-type="float" office:value="101.953222222222" calcext:value-type="float">
            <text:p>101.95322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style-name="ce1" office:value-type="float" office:value="400000000" calcext:value-type="float">
            <text:p>4.00E+08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RICHARDTON</text:p>
          </table:table-cell>
          <table:table-cell office:value-type="float" office:value="46.8958166666667" calcext:value-type="float">
            <text:p>46.8958166667</text:p>
          </table:table-cell>
          <table:table-cell office:value-type="float" office:value="102.356744444444" calcext:value-type="float">
            <text:p>102.35674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7N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GARRISON DAM RECREATIONAL AIRPARK</text:p>
          </table:table-cell>
          <table:table-cell office:value-type="float" office:value="47.4827277777778" calcext:value-type="float">
            <text:p>47.4827277778</text:p>
          </table:table-cell>
          <table:table-cell office:value-type="float" office:value="101.408147222222" calcext:value-type="float">
            <text:p>101.408147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H9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ROLETTE</text:p>
          </table:table-cell>
          <table:table-cell office:value-type="float" office:value="48.6668611111111" calcext:value-type="float">
            <text:p>48.6668611111</text:p>
          </table:table-cell>
          <table:table-cell office:value-type="float" office:value="99.8531611111111" calcext:value-type="float">
            <text:p>99.85316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6D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ROLLA MUNI</text:p>
          </table:table-cell>
          <table:table-cell office:value-type="float" office:value="48.8844166666667" calcext:value-type="float">
            <text:p>48.8844166667</text:p>
          </table:table-cell>
          <table:table-cell office:value-type="float" office:value="99.62075" calcext:value-type="float">
            <text:p>99.6207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RUGBY MUNI</text:p>
          </table:table-cell>
          <table:table-cell office:value-type="float" office:value="48.3903611111111" calcext:value-type="float">
            <text:p>48.3903611111</text:p>
          </table:table-cell>
          <table:table-cell office:value-type="float" office:value="100.024277777778" calcext:value-type="float">
            <text:p>100.02427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S5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ST THOMAS MUNI</text:p>
          </table:table-cell>
          <table:table-cell office:value-type="float" office:value="48.6264361111111" calcext:value-type="float">
            <text:p>48.6264361111</text:p>
          </table:table-cell>
          <table:table-cell office:value-type="float" office:value="97.4390555555556" calcext:value-type="float">
            <text:p>97.43905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8D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STANLEY MUNI</text:p>
          </table:table-cell>
          <table:table-cell office:value-type="float" office:value="48.3007972222222" calcext:value-type="float">
            <text:p>48.3007972222</text:p>
          </table:table-cell>
          <table:table-cell office:value-type="float" office:value="102.40635" calcext:value-type="float">
            <text:p>102.4063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60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TIOGA MUNI</text:p>
          </table:table-cell>
          <table:table-cell office:value-type="float" office:value="48.3802777777778" calcext:value-type="float">
            <text:p>48.3802777778</text:p>
          </table:table-cell>
          <table:table-cell office:value-type="float" office:value="102.897361111111" calcext:value-type="float">
            <text:p>102.89736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61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TOWNER MUNI</text:p>
          </table:table-cell>
          <table:table-cell office:value-type="float" office:value="48.3591944444444" calcext:value-type="float">
            <text:p>48.3591944444</text:p>
          </table:table-cell>
          <table:table-cell office:value-type="float" office:value="100.395611111111" calcext:value-type="float">
            <text:p>100.39561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1N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TURTLE LAKE MUNI</text:p>
          </table:table-cell>
          <table:table-cell office:value-type="float" office:value="47.5096055555556" calcext:value-type="float">
            <text:p>47.5096055556</text:p>
          </table:table-cell>
          <table:table-cell office:value-type="float" office:value="100.9166" calcext:value-type="float">
            <text:p>100.916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AC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BARNES COUNTY MUNI</text:p>
          </table:table-cell>
          <table:table-cell office:value-type="float" office:value="46.9411833333333" calcext:value-type="float">
            <text:p>46.9411833333</text:p>
          </table:table-cell>
          <table:table-cell office:value-type="float" office:value="98.0180166666667" calcext:value-type="float">
            <text:p>98.0180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WP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HARRY STERN</text:p>
          </table:table-cell>
          <table:table-cell office:value-type="float" office:value="46.2442916666667" calcext:value-type="float">
            <text:p>46.2442916667</text:p>
          </table:table-cell>
          <table:table-cell office:value-type="float" office:value="96.6071555555556" calcext:value-type="float">
            <text:p>96.60715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6D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WALHALLA MUNI</text:p>
          </table:table-cell>
          <table:table-cell office:value-type="float" office:value="48.9405722222222" calcext:value-type="float">
            <text:p>48.9405722222</text:p>
          </table:table-cell>
          <table:table-cell office:value-type="float" office:value="97.902775" calcext:value-type="float">
            <text:p>97.90277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C8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WASHBURN MUNI</text:p>
          </table:table-cell>
          <table:table-cell office:value-type="float" office:value="47.3511666666667" calcext:value-type="float">
            <text:p>47.3511666667</text:p>
          </table:table-cell>
          <table:table-cell office:value-type="float" office:value="101.025888888889" calcext:value-type="float">
            <text:p>101.02588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25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WATFORD CITY MUNI</text:p>
          </table:table-cell>
          <table:table-cell office:value-type="float" office:value="47.7965833333333" calcext:value-type="float">
            <text:p>47.7965833333</text:p>
          </table:table-cell>
          <table:table-cell office:value-type="float" office:value="103.255194444444" calcext:value-type="float">
            <text:p>103.25519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64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WESTHOPE MUNI</text:p>
          </table:table-cell>
          <table:table-cell office:value-type="float" office:value="48.913075" calcext:value-type="float">
            <text:p>48.913075</text:p>
          </table:table-cell>
          <table:table-cell office:value-type="float" office:value="101.033722222222" calcext:value-type="float">
            <text:p>101.03372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SN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SLOULIN FLD INTL</text:p>
          </table:table-cell>
          <table:table-cell office:value-type="float" office:value="48.1779361111111" calcext:value-type="float">
            <text:p>48.1779361111</text:p>
          </table:table-cell>
          <table:table-cell office:value-type="float" office:value="103.642344444444" calcext:value-type="float">
            <text:p>103.64234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L5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WISHEK MUNI</text:p>
          </table:table-cell>
          <table:table-cell office:value-type="float" office:value="46.2496277777778" calcext:value-type="float">
            <text:p>46.2496277778</text:p>
          </table:table-cell>
          <table:table-cell office:value-type="float" office:value="99.5396583333333" calcext:value-type="float">
            <text:p>99.539658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D7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ADA</text:p>
          </table:table-cell>
          <table:table-cell office:value-type="float" office:value="40.7906055555556" calcext:value-type="float">
            <text:p>40.7906055556</text:p>
          </table:table-cell>
          <table:table-cell office:value-type="float" office:value="83.8291027777778" calcext:value-type="float">
            <text:p>83.829102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KR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AKRON FULTON INTL</text:p>
          </table:table-cell>
          <table:table-cell office:value-type="float" office:value="41.0375" calcext:value-type="float">
            <text:p>41.0375</text:p>
          </table:table-cell>
          <table:table-cell office:value-type="float" office:value="81.4669166666667" calcext:value-type="float">
            <text:p>81.4669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AK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AKRON-CANTON RGNL</text:p>
          </table:table-cell>
          <table:table-cell office:value-type="float" office:value="40.9150555555556" calcext:value-type="float">
            <text:p>40.9150555556</text:p>
          </table:table-cell>
          <table:table-cell office:value-type="float" office:value="81.4436388888889" calcext:value-type="float">
            <text:p>81.44363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D4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AYFIELD</text:p>
          </table:table-cell>
          <table:table-cell office:value-type="float" office:value="40.9925555555556" calcext:value-type="float">
            <text:p>40.9925555556</text:p>
          </table:table-cell>
          <table:table-cell office:value-type="float" office:value="81.4317777777778" calcext:value-type="float">
            <text:p>81.43177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D1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BARBER</text:p>
          </table:table-cell>
          <table:table-cell office:value-type="float" office:value="40.9699694444444" calcext:value-type="float">
            <text:p>40.9699694444</text:p>
          </table:table-cell>
          <table:table-cell office:value-type="float" office:value="81.0986666666667" calcext:value-type="float">
            <text:p>81.09866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G3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ILLER</text:p>
          </table:table-cell>
          <table:table-cell office:value-type="float" office:value="40.98175" calcext:value-type="float">
            <text:p>40.98175</text:p>
          </table:table-cell>
          <table:table-cell office:value-type="float" office:value="81.0421388888889" calcext:value-type="float">
            <text:p>81.04213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G4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ASHLAND COUNTY</text:p>
          </table:table-cell>
          <table:table-cell office:value-type="float" office:value="40.9029722222222" calcext:value-type="float">
            <text:p>40.9029722222</text:p>
          </table:table-cell>
          <table:table-cell office:value-type="float" office:value="82.2556388888889" calcext:value-type="float">
            <text:p>82.25563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ZY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ORTHEAST OHIO RGNL</text:p>
          </table:table-cell>
          <table:table-cell office:value-type="float" office:value="41.7779694444444" calcext:value-type="float">
            <text:p>41.7779694444</text:p>
          </table:table-cell>
          <table:table-cell office:value-type="float" office:value="80.6955055555556" calcext:value-type="float">
            <text:p>80.6955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OHIO UNIVERSITY</text:p>
          </table:table-cell>
          <table:table-cell office:value-type="float" office:value="39.2118916666667" calcext:value-type="float">
            <text:p>39.2118916667</text:p>
          </table:table-cell>
          <table:table-cell office:value-type="float" office:value="82.2292527777778" calcext:value-type="float">
            <text:p>82.229252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B4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ILLER FARM LANDING STRIP</text:p>
          </table:table-cell>
          <table:table-cell office:value-type="float" office:value="39.8845055555556" calcext:value-type="float">
            <text:p>39.8845055556</text:p>
          </table:table-cell>
          <table:table-cell office:value-type="float" office:value="82.58905" calcext:value-type="float">
            <text:p>82.58905</text:p>
          </table:table-cell>
        </table:table-row>
        <table:table-row table:style-name="ro1">
          <table:table-cell office:value-type="string" calcext:value-type="string">
            <text:p>HELIPORT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BANNOCK</text:p>
          </table:table-cell>
          <table:table-cell office:value-type="float" office:value="40.1070138888889" calcext:value-type="float">
            <text:p>40.1070138889</text:p>
          </table:table-cell>
          <table:table-cell office:value-type="float" office:value="80.9753722222222" calcext:value-type="float">
            <text:p>80.97537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G5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BARNESVILLE-BRADFIELD</text:p>
          </table:table-cell>
          <table:table-cell office:value-type="float" office:value="40.0024166666667" calcext:value-type="float">
            <text:p>40.0024166667</text:p>
          </table:table-cell>
          <table:table-cell office:value-type="float" office:value="81.1918333333333" calcext:value-type="float">
            <text:p>81.19183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LERMONT COUNTY</text:p>
          </table:table-cell>
          <table:table-cell office:value-type="float" office:value="39.0783888888889" calcext:value-type="float">
            <text:p>39.0783888889</text:p>
          </table:table-cell>
          <table:table-cell office:value-type="float" office:value="84.2102222222222" calcext:value-type="float">
            <text:p>84.21022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D7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BEACH CITY</text:p>
          </table:table-cell>
          <table:table-cell office:value-type="float" office:value="40.64635" calcext:value-type="float">
            <text:p>40.64635</text:p>
          </table:table-cell>
          <table:table-cell office:value-type="float" office:value="81.5559" calcext:value-type="float">
            <text:p>81.555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EDJ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BELLEFONTAINE RGNL</text:p>
          </table:table-cell>
          <table:table-cell office:value-type="float" office:value="40.3722777777778" calcext:value-type="float">
            <text:p>40.3722777778</text:p>
          </table:table-cell>
          <table:table-cell office:value-type="float" office:value="83.81925" calcext:value-type="float">
            <text:p>83.8192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G7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BLUFFTON</text:p>
          </table:table-cell>
          <table:table-cell office:value-type="float" office:value="40.8854444444444" calcext:value-type="float">
            <text:p>40.8854444444</text:p>
          </table:table-cell>
          <table:table-cell office:value-type="float" office:value="83.8686388888889" calcext:value-type="float">
            <text:p>83.86863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D8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BORDNER</text:p>
          </table:table-cell>
          <table:table-cell office:value-type="float" office:value="41.336" calcext:value-type="float">
            <text:p>41.336</text:p>
          </table:table-cell>
          <table:table-cell office:value-type="float" office:value="83.7231944444445" calcext:value-type="float">
            <text:p>83.72319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G0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WOOD COUNTY</text:p>
          </table:table-cell>
          <table:table-cell office:value-type="float" office:value="41.391" calcext:value-type="float">
            <text:p>41.391</text:p>
          </table:table-cell>
          <table:table-cell office:value-type="float" office:value="83.6301388888889" calcext:value-type="float">
            <text:p>83.63013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BROOKVILLE AIR-PARK</text:p>
          </table:table-cell>
          <table:table-cell office:value-type="float" office:value="39.8625527777778" calcext:value-type="float">
            <text:p>39.8625527778</text:p>
          </table:table-cell>
          <table:table-cell office:value-type="float" office:value="84.4332805555556" calcext:value-type="float">
            <text:p>84.433280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G6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WILLIAMS COUNTY</text:p>
          </table:table-cell>
          <table:table-cell office:value-type="float" office:value="41.4673055555556" calcext:value-type="float">
            <text:p>41.4673055556</text:p>
          </table:table-cell>
          <table:table-cell office:value-type="float" office:value="84.5067777777778" calcext:value-type="float">
            <text:p>84.50677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7G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PORT BUCYRUS-CRAWFORD COUNTY</text:p>
          </table:table-cell>
          <table:table-cell office:value-type="float" office:value="40.7815833333333" calcext:value-type="float">
            <text:p>40.7815833333</text:p>
          </table:table-cell>
          <table:table-cell office:value-type="float" office:value="82.9748055555556" calcext:value-type="float">
            <text:p>82.9748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G6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HARRISON COUNTY</text:p>
          </table:table-cell>
          <table:table-cell office:value-type="float" office:value="40.2383611111111" calcext:value-type="float">
            <text:p>40.2383611111</text:p>
          </table:table-cell>
          <table:table-cell office:value-type="float" office:value="81.0128888888889" calcext:value-type="float">
            <text:p>81.01288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OBLE COUNTY</text:p>
          </table:table-cell>
          <table:table-cell office:value-type="float" office:value="39.8009694444444" calcext:value-type="float">
            <text:p>39.8009694444</text:p>
          </table:table-cell>
          <table:table-cell office:value-type="float" office:value="81.5363222222222" calcext:value-type="float">
            <text:p>81.53632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DI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AMBRIDGE MUNI</text:p>
          </table:table-cell>
          <table:table-cell office:value-type="float" office:value="39.9750277777778" calcext:value-type="float">
            <text:p>39.9750277778</text:p>
          </table:table-cell>
          <table:table-cell office:value-type="float" office:value="81.5775833333333" calcext:value-type="float">
            <text:p>81.5775833333</text:p>
          </table:table-cell>
        </table:table-row>
        <table:table-row table:style-name="ro1">
          <table:table-cell office:value-type="string" calcext:value-type="string">
            <text:p>HELIPORT</text:p>
          </table:table-cell>
          <table:table-cell office:value-type="string" calcext:value-type="string">
            <text:p>08G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SALT FORK LODGE</text:p>
          </table:table-cell>
          <table:table-cell office:value-type="float" office:value="40.1109027777778" calcext:value-type="float">
            <text:p>40.1109027778</text:p>
          </table:table-cell>
          <table:table-cell office:value-type="float" office:value="81.5262305555556" calcext:value-type="float">
            <text:p>81.5262305556</text:p>
          </table:table-cell>
        </table:table-row>
        <table:table-row table:style-name="ro1">
          <table:table-cell office:value-type="string" calcext:value-type="string">
            <text:p>HELIPORT</text:p>
          </table:table-cell>
          <table:table-cell office:value-type="string" calcext:value-type="string">
            <text:p>5D1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STARK COUNTY SHERIFF</text:p>
          </table:table-cell>
          <table:table-cell office:value-type="float" office:value="40.8397805555556" calcext:value-type="float">
            <text:p>40.8397805556</text:p>
          </table:table-cell>
          <table:table-cell office:value-type="float" office:value="81.3081638888889" calcext:value-type="float">
            <text:p>81.308163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ARROLL COUNTY-TOLSON</text:p>
          </table:table-cell>
          <table:table-cell office:value-type="float" office:value="40.5616666666667" calcext:value-type="float">
            <text:p>40.5616666667</text:p>
          </table:table-cell>
          <table:table-cell office:value-type="float" office:value="81.0780833333333" calcext:value-type="float">
            <text:p>81.0780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D6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PARSONS</text:p>
          </table:table-cell>
          <table:table-cell office:value-type="float" office:value="40.6481166666667" calcext:value-type="float">
            <text:p>40.6481166667</text:p>
          </table:table-cell>
          <table:table-cell office:value-type="float" office:value="81.0687055555556" calcext:value-type="float">
            <text:p>81.0687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Q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LAKEFIELD</text:p>
          </table:table-cell>
          <table:table-cell office:value-type="float" office:value="40.4842777777778" calcext:value-type="float">
            <text:p>40.4842777778</text:p>
          </table:table-cell>
          <table:table-cell office:value-type="float" office:value="84.5581944444444" calcext:value-type="float">
            <text:p>84.55819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CM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HAPMAN MEMORIAL FIELD</text:p>
          </table:table-cell>
          <table:table-cell office:value-type="float" office:value="40.29545" calcext:value-type="float">
            <text:p>40.29545</text:p>
          </table:table-cell>
          <table:table-cell office:value-type="float" office:value="82.7299722222222" calcext:value-type="float">
            <text:p>82.72997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TW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LAWRENCE COUNTY AIRPARK</text:p>
          </table:table-cell>
          <table:table-cell office:value-type="float" office:value="38.4191222222222" calcext:value-type="float">
            <text:p>38.4191222222</text:p>
          </table:table-cell>
          <table:table-cell office:value-type="float" office:value="82.4948305555555" calcext:value-type="float">
            <text:p>82.494830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Z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ROSS COUNTY</text:p>
          </table:table-cell>
          <table:table-cell office:value-type="float" office:value="39.4404166666667" calcext:value-type="float">
            <text:p>39.4404166667</text:p>
          </table:table-cell>
          <table:table-cell office:value-type="float" office:value="83.0230555555556" calcext:value-type="float">
            <text:p>83.02305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INCINNATI MUNI AIRPORT LUNKEN FIELD</text:p>
          </table:table-cell>
          <table:table-cell office:value-type="float" office:value="39.1033333333333" calcext:value-type="float">
            <text:p>39.1033333333</text:p>
          </table:table-cell>
          <table:table-cell office:value-type="float" office:value="84.4186111111111" calcext:value-type="float">
            <text:p>84.41861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3I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LARKS DREAM STRIP</text:p>
          </table:table-cell>
          <table:table-cell office:value-type="float" office:value="39.6436944444444" calcext:value-type="float">
            <text:p>39.6436944444</text:p>
          </table:table-cell>
          <table:table-cell office:value-type="float" office:value="83.0174722222222" calcext:value-type="float">
            <text:p>83.01747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YO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PICKAWAY COUNTY MEMORIAL</text:p>
          </table:table-cell>
          <table:table-cell office:value-type="float" office:value="39.516" calcext:value-type="float">
            <text:p>39.516</text:p>
          </table:table-cell>
          <table:table-cell office:value-type="float" office:value="82.9821388888889" calcext:value-type="float">
            <text:p>82.98213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KL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BURKE LAKEFRONT</text:p>
          </table:table-cell>
          <table:table-cell office:value-type="float" office:value="41.5178611111111" calcext:value-type="float">
            <text:p>41.5178611111</text:p>
          </table:table-cell>
          <table:table-cell office:value-type="float" office:value="81.6826388888889" calcext:value-type="float">
            <text:p>81.68263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LEVELAND-HOPKINS INTL</text:p>
          </table:table-cell>
          <table:table-cell office:value-type="float" office:value="41.4094166666667" calcext:value-type="float">
            <text:p>41.4094166667</text:p>
          </table:table-cell>
          <table:table-cell office:value-type="float" office:value="81.8546944444444" calcext:value-type="float">
            <text:p>81.85469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GF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UYAHOGA COUNTY</text:p>
          </table:table-cell>
          <table:table-cell office:value-type="float" office:value="41.5651111111111" calcext:value-type="float">
            <text:p>41.5651111111</text:p>
          </table:table-cell>
          <table:table-cell office:value-type="float" office:value="81.4863611111111" calcext:value-type="float">
            <text:p>81.48636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D9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BANDIT FIELD AIRDROME</text:p>
          </table:table-cell>
          <table:table-cell office:value-type="float" office:value="41.2239416666667" calcext:value-type="float">
            <text:p>41.2239416667</text:p>
          </table:table-cell>
          <table:table-cell office:value-type="float" office:value="82.9576888888889" calcext:value-type="float">
            <text:p>82.95768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G8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OLUMBIA</text:p>
          </table:table-cell>
          <table:table-cell office:value-type="float" office:value="41.31915" calcext:value-type="float">
            <text:p>41.31915</text:p>
          </table:table-cell>
          <table:table-cell office:value-type="float" office:value="81.9601333333333" calcext:value-type="float">
            <text:p>81.96013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TZR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BOLTON FIELD</text:p>
          </table:table-cell>
          <table:table-cell office:value-type="float" office:value="39.9011666666667" calcext:value-type="float">
            <text:p>39.9011666667</text:p>
          </table:table-cell>
          <table:table-cell office:value-type="float" office:value="83.1369166666667" calcext:value-type="float">
            <text:p>83.1369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4I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OLUMBUS SOUTHWEST</text:p>
          </table:table-cell>
          <table:table-cell office:value-type="float" office:value="39.9111722222222" calcext:value-type="float">
            <text:p>39.9111722222</text:p>
          </table:table-cell>
          <table:table-cell office:value-type="float" office:value="83.1888" calcext:value-type="float">
            <text:p>83.1888</text:p>
          </table:table-cell>
        </table:table-row>
        <table:table-row table:style-name="ro1">
          <table:table-cell office:value-type="string" calcext:value-type="string">
            <text:p>HELIPORT</text:p>
          </table:table-cell>
          <table:table-cell office:value-type="string" calcext:value-type="string">
            <text:p>2A7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DEPARTMENT OF TRANSPORTATION</text:p>
          </table:table-cell>
          <table:table-cell office:value-type="float" office:value="39.9597861111111" calcext:value-type="float">
            <text:p>39.9597861111</text:p>
          </table:table-cell>
          <table:table-cell office:value-type="float" office:value="83.0440722222222" calcext:value-type="float">
            <text:p>83.04407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SU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OHIO STATE UNIVERSITY</text:p>
          </table:table-cell>
          <table:table-cell office:value-type="float" office:value="40.0798305555556" calcext:value-type="float">
            <text:p>40.0798305556</text:p>
          </table:table-cell>
          <table:table-cell office:value-type="float" office:value="83.07315" calcext:value-type="float">
            <text:p>83.0731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MH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PORT COLUMBUS INTL</text:p>
          </table:table-cell>
          <table:table-cell office:value-type="float" office:value="39.9969444444444" calcext:value-type="float">
            <text:p>39.9969444444</text:p>
          </table:table-cell>
          <table:table-cell office:value-type="float" office:value="82.8921666666667" calcext:value-type="float">
            <text:p>82.89216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LCK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RICKENBACKER INTL</text:p>
          </table:table-cell>
          <table:table-cell office:value-type="float" office:value="39.8137777777778" calcext:value-type="float">
            <text:p>39.8137777778</text:p>
          </table:table-cell>
          <table:table-cell office:value-type="float" office:value="82.9278055555556" calcext:value-type="float">
            <text:p>82.9278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RICHARD DOWNING</text:p>
          </table:table-cell>
          <table:table-cell office:value-type="float" office:value="40.3101666666667" calcext:value-type="float">
            <text:p>40.3101666667</text:p>
          </table:table-cell>
          <table:table-cell office:value-type="float" office:value="81.8524166666667" calcext:value-type="float">
            <text:p>81.8524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DAHIO TROTWOOD</text:p>
          </table:table-cell>
          <table:table-cell office:value-type="float" office:value="39.7658888888889" calcext:value-type="float">
            <text:p>39.7658888889</text:p>
          </table:table-cell>
          <table:table-cell office:value-type="float" office:value="84.3432777777778" calcext:value-type="float">
            <text:p>84.3432777778</text:p>
          </table:table-cell>
        </table:table-row>
        <table:table-row table:style-name="ro1">
          <table:table-cell office:value-type="string" calcext:value-type="string">
            <text:p>HELIPORT</text:p>
          </table:table-cell>
          <table:table-cell office:value-type="string" calcext:value-type="string">
            <text:p>5D7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DAYTON TRANSPORTATION CNTR</text:p>
          </table:table-cell>
          <table:table-cell office:value-type="float" office:value="39.7575555555556" calcext:value-type="float">
            <text:p>39.7575555556</text:p>
          </table:table-cell>
          <table:table-cell office:value-type="float" office:value="84.1883944444445" calcext:value-type="float">
            <text:p>84.18839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GY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DAYTON-WRIGHT BROTHERS</text:p>
          </table:table-cell>
          <table:table-cell office:value-type="float" office:value="39.5889722222222" calcext:value-type="float">
            <text:p>39.5889722222</text:p>
          </table:table-cell>
          <table:table-cell office:value-type="float" office:value="84.2248611111111" calcext:value-type="float">
            <text:p>84.22486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GREENE COUNTY-LEWIS A JACKSON RGNL</text:p>
          </table:table-cell>
          <table:table-cell office:value-type="float" office:value="39.6910277777778" calcext:value-type="float">
            <text:p>39.6910277778</text:p>
          </table:table-cell>
          <table:table-cell office:value-type="float" office:value="83.9919888888889" calcext:value-type="float">
            <text:p>83.99198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JAMES M COX DAYTON INTL</text:p>
          </table:table-cell>
          <table:table-cell office:value-type="float" office:value="39.90225" calcext:value-type="float">
            <text:p>39.90225</text:p>
          </table:table-cell>
          <table:table-cell office:value-type="float" office:value="84.2194166666667" calcext:value-type="float">
            <text:p>84.2194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ORAINE AIR PARK</text:p>
          </table:table-cell>
          <table:table-cell office:value-type="float" office:value="39.6821083333333" calcext:value-type="float">
            <text:p>39.6821083333</text:p>
          </table:table-cell>
          <table:table-cell office:value-type="float" office:value="84.2399916666667" calcext:value-type="float">
            <text:p>84.239991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FI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DEFIANCE MEMORIAL</text:p>
          </table:table-cell>
          <table:table-cell office:value-type="float" office:value="41.3375" calcext:value-type="float">
            <text:p>41.3375</text:p>
          </table:table-cell>
          <table:table-cell office:value-type="float" office:value="84.4288055555556" calcext:value-type="float">
            <text:p>84.4288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LZ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DELAWARE MUNI - JIM MOORE FIELD</text:p>
          </table:table-cell>
          <table:table-cell office:value-type="float" office:value="40.2795555555556" calcext:value-type="float">
            <text:p>40.2795555556</text:p>
          </table:table-cell>
          <table:table-cell office:value-type="float" office:value="83.1133888888889" calcext:value-type="float">
            <text:p>83.11338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D7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DESHLER MUNI LANDING STRIP</text:p>
          </table:table-cell>
          <table:table-cell office:value-type="float" office:value="41.2158833333333" calcext:value-type="float">
            <text:p>41.2158833333</text:p>
          </table:table-cell>
          <table:table-cell office:value-type="float" office:value="83.8743833333333" calcext:value-type="float">
            <text:p>83.8743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2G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OLUMBIANA COUNTY</text:p>
          </table:table-cell>
          <table:table-cell office:value-type="float" office:value="40.6733055555556" calcext:value-type="float">
            <text:p>40.6733055556</text:p>
          </table:table-cell>
          <table:table-cell office:value-type="float" office:value="80.6414166666667" calcext:value-type="float">
            <text:p>80.6414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G1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ELYRIA</text:p>
          </table:table-cell>
          <table:table-cell office:value-type="float" office:value="41.3315277777778" calcext:value-type="float">
            <text:p>41.3315277778</text:p>
          </table:table-cell>
          <table:table-cell office:value-type="float" office:value="82.10025" calcext:value-type="float">
            <text:p>82.1002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FDY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FINDLAY</text:p>
          </table:table-cell>
          <table:table-cell office:value-type="float" office:value="41.0120277777778" calcext:value-type="float">
            <text:p>41.0120277778</text:p>
          </table:table-cell>
          <table:table-cell office:value-type="float" office:value="83.6686111111111" calcext:value-type="float">
            <text:p>83.66861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FZI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FOSTORIA METROPOLITAN</text:p>
          </table:table-cell>
          <table:table-cell office:value-type="float" office:value="41.1908333333333" calcext:value-type="float">
            <text:p>41.1908333333</text:p>
          </table:table-cell>
          <table:table-cell office:value-type="float" office:value="83.3930833333333" calcext:value-type="float">
            <text:p>83.3930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4G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FREMONT</text:p>
          </table:table-cell>
          <table:table-cell office:value-type="float" office:value="41.3330833333333" calcext:value-type="float">
            <text:p>41.3330833333</text:p>
          </table:table-cell>
          <table:table-cell office:value-type="float" office:value="83.1611944444444" calcext:value-type="float">
            <text:p>83.16119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24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SANDUSKY COUNTY RGNL</text:p>
          </table:table-cell>
          <table:table-cell office:value-type="float" office:value="41.29575" calcext:value-type="float">
            <text:p>41.29575</text:p>
          </table:table-cell>
          <table:table-cell office:value-type="float" office:value="83.0372222222222" calcext:value-type="float">
            <text:p>83.03722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QQ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GALION MUNI</text:p>
          </table:table-cell>
          <table:table-cell office:value-type="float" office:value="40.7533888888889" calcext:value-type="float">
            <text:p>40.7533888889</text:p>
          </table:table-cell>
          <table:table-cell office:value-type="float" office:value="82.7238055555556" calcext:value-type="float">
            <text:p>82.7238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GALLIA-MEIGS RGNL</text:p>
          </table:table-cell>
          <table:table-cell office:value-type="float" office:value="38.8341111111111" calcext:value-type="float">
            <text:p>38.8341111111</text:p>
          </table:table-cell>
          <table:table-cell office:value-type="float" office:value="82.1634277777778" calcext:value-type="float">
            <text:p>82.16342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D8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GATES</text:p>
          </table:table-cell>
          <table:table-cell office:value-type="float" office:value="41.3511638888889" calcext:value-type="float">
            <text:p>41.3511638889</text:p>
          </table:table-cell>
          <table:table-cell office:value-type="float" office:value="81.0995388888889" calcext:value-type="float">
            <text:p>81.09953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D9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GERMACK</text:p>
          </table:table-cell>
          <table:table-cell office:value-type="float" office:value="41.7778305555556" calcext:value-type="float">
            <text:p>41.7778305556</text:p>
          </table:table-cell>
          <table:table-cell office:value-type="float" office:value="80.9039777777778" calcext:value-type="float">
            <text:p>80.90397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BROWN COUNTY</text:p>
          </table:table-cell>
          <table:table-cell office:value-type="float" office:value="38.8819444444444" calcext:value-type="float">
            <text:p>38.8819444444</text:p>
          </table:table-cell>
          <table:table-cell office:value-type="float" office:value="83.8827361111111" calcext:value-type="float">
            <text:p>83.882736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AO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BUTLER CO RGNL-HOGAN FIELD</text:p>
          </table:table-cell>
          <table:table-cell office:value-type="float" office:value="39.36375" calcext:value-type="float">
            <text:p>39.36375</text:p>
          </table:table-cell>
          <table:table-cell office:value-type="float" office:value="84.5219444444444" calcext:value-type="float">
            <text:p>84.52194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INCINNATI WEST</text:p>
          </table:table-cell>
          <table:table-cell office:value-type="float" office:value="39.259275" calcext:value-type="float">
            <text:p>39.259275</text:p>
          </table:table-cell>
          <table:table-cell office:value-type="float" office:value="84.7743055555556" calcext:value-type="float">
            <text:p>84.7743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OC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HIGHLAND COUNTY</text:p>
          </table:table-cell>
          <table:table-cell office:value-type="float" office:value="39.1887611111111" calcext:value-type="float">
            <text:p>39.1887611111</text:p>
          </table:table-cell>
          <table:table-cell office:value-type="float" office:value="83.5387888888889" calcext:value-type="float">
            <text:p>83.53878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8D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HINDE</text:p>
          </table:table-cell>
          <table:table-cell office:value-type="float" office:value="41.4044944444444" calcext:value-type="float">
            <text:p>41.4044944444</text:p>
          </table:table-cell>
          <table:table-cell office:value-type="float" office:value="82.6031472222222" calcext:value-type="float">
            <text:p>82.603147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JAMES A RHODES</text:p>
          </table:table-cell>
          <table:table-cell office:value-type="float" office:value="38.9813583333333" calcext:value-type="float">
            <text:p>38.9813583333</text:p>
          </table:table-cell>
          <table:table-cell office:value-type="float" office:value="82.57785" calcext:value-type="float">
            <text:p>82.5778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9D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KELLEYS ISLAND LAND FLD</text:p>
          </table:table-cell>
          <table:table-cell office:value-type="float" office:value="41.6026694444444" calcext:value-type="float">
            <text:p>41.6026694444</text:p>
          </table:table-cell>
          <table:table-cell office:value-type="float" office:value="82.6853527777778" calcext:value-type="float">
            <text:p>82.685352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G3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KENT STATE UNIV</text:p>
          </table:table-cell>
          <table:table-cell office:value-type="float" office:value="41.1513888888889" calcext:value-type="float">
            <text:p>41.1513888889</text:p>
          </table:table-cell>
          <table:table-cell office:value-type="float" office:value="81.4151111111111" calcext:value-type="float">
            <text:p>81.41511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HARDIN COUNTY</text:p>
          </table:table-cell>
          <table:table-cell office:value-type="float" office:value="40.6100833333333" calcext:value-type="float">
            <text:p>40.6100833333</text:p>
          </table:table-cell>
          <table:table-cell office:value-type="float" office:value="83.64425" calcext:value-type="float">
            <text:p>83.6442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2D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LAGRANGE</text:p>
          </table:table-cell>
          <table:table-cell office:value-type="float" office:value="41.2028305555556" calcext:value-type="float">
            <text:p>41.2028305556</text:p>
          </table:table-cell>
          <table:table-cell office:value-type="float" office:value="82.1151472222222" calcext:value-type="float">
            <text:p>82.115147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LHQ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FAIRFIELD COUNTY</text:p>
          </table:table-cell>
          <table:table-cell office:value-type="float" office:value="39.7556361111111" calcext:value-type="float">
            <text:p>39.7556361111</text:p>
          </table:table-cell>
          <table:table-cell office:value-type="float" office:value="82.6570944444445" calcext:value-type="float">
            <text:p>82.65709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WARREN COUNTY/JOHN LANE FIELD</text:p>
          </table:table-cell>
          <table:table-cell office:value-type="float" office:value="39.4621722222222" calcext:value-type="float">
            <text:p>39.4621722222</text:p>
          </table:table-cell>
          <table:table-cell office:value-type="float" office:value="84.2518444444444" calcext:value-type="float">
            <text:p>84.25184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RUHE'S</text:p>
          </table:table-cell>
          <table:table-cell office:value-type="float" office:value="41.1031055555556" calcext:value-type="float">
            <text:p>41.1031055556</text:p>
          </table:table-cell>
          <table:table-cell office:value-type="float" office:value="84.0518861111111" calcext:value-type="float">
            <text:p>84.051886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OH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LIMA ALLEN COUNTY</text:p>
          </table:table-cell>
          <table:table-cell office:value-type="float" office:value="40.7074777777778" calcext:value-type="float">
            <text:p>40.7074777778</text:p>
          </table:table-cell>
          <table:table-cell office:value-type="float" office:value="84.0270777777778" calcext:value-type="float">
            <text:p>84.02707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UYF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ADISON COUNTY</text:p>
          </table:table-cell>
          <table:table-cell office:value-type="float" office:value="39.9327222222222" calcext:value-type="float">
            <text:p>39.9327222222</text:p>
          </table:table-cell>
          <table:table-cell office:value-type="float" office:value="83.462" calcext:value-type="float">
            <text:p>83.46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LPR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LORAIN COUNTY RGNL</text:p>
          </table:table-cell>
          <table:table-cell office:value-type="float" office:value="41.3442777777778" calcext:value-type="float">
            <text:p>41.3442777778</text:p>
          </table:table-cell>
          <table:table-cell office:value-type="float" office:value="82.1776388888889" calcext:value-type="float">
            <text:p>82.17763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FD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ANSFIELD LAHM RGNL</text:p>
          </table:table-cell>
          <table:table-cell office:value-type="float" office:value="40.8214166666667" calcext:value-type="float">
            <text:p>40.8214166667</text:p>
          </table:table-cell>
          <table:table-cell office:value-type="float" office:value="82.5166388888889" calcext:value-type="float">
            <text:p>82.51663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NN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ARION MUNI</text:p>
          </table:table-cell>
          <table:table-cell office:value-type="float" office:value="40.61625" calcext:value-type="float">
            <text:p>40.61625</text:p>
          </table:table-cell>
          <table:table-cell office:value-type="float" office:value="83.0634722222222" calcext:value-type="float">
            <text:p>83.06347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NION COUNTY</text:p>
          </table:table-cell>
          <table:table-cell office:value-type="float" office:value="40.2246944444445" calcext:value-type="float">
            <text:p>40.2246944444</text:p>
          </table:table-cell>
          <table:table-cell office:value-type="float" office:value="83.3516111111111" calcext:value-type="float">
            <text:p>83.35161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2I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VINTON COUNTY</text:p>
          </table:table-cell>
          <table:table-cell office:value-type="float" office:value="39.328125" calcext:value-type="float">
            <text:p>39.328125</text:p>
          </table:table-cell>
          <table:table-cell office:value-type="float" office:value="82.4418194444445" calcext:value-type="float">
            <text:p>82.441819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ORGAN COUNTY</text:p>
          </table:table-cell>
          <table:table-cell office:value-type="float" office:value="39.6542361111111" calcext:value-type="float">
            <text:p>39.6542361111</text:p>
          </table:table-cell>
          <table:table-cell office:value-type="float" office:value="81.8031888888889" calcext:value-type="float">
            <text:p>81.80318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G5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EDINA MUNI</text:p>
          </table:table-cell>
          <table:table-cell office:value-type="float" office:value="41.1314444444445" calcext:value-type="float">
            <text:p>41.1314444444</text:p>
          </table:table-cell>
          <table:table-cell office:value-type="float" office:value="81.7648888888889" calcext:value-type="float">
            <text:p>81.76488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T7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IDDLE BASS ISLAND</text:p>
          </table:table-cell>
          <table:table-cell office:value-type="float" office:value="41.6884" calcext:value-type="float">
            <text:p>41.6884</text:p>
          </table:table-cell>
          <table:table-cell office:value-type="float" office:value="82.8081777777778" calcext:value-type="float">
            <text:p>82.80817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W9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IDDLE BASS-EAST POINT</text:p>
          </table:table-cell>
          <table:table-cell office:value-type="float" office:value="41.6944444444444" calcext:value-type="float">
            <text:p>41.6944444444</text:p>
          </table:table-cell>
          <table:table-cell office:value-type="float" office:value="82.7965555555556" calcext:value-type="float">
            <text:p>82.79655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G8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GEAUGA COUNTY</text:p>
          </table:table-cell>
          <table:table-cell office:value-type="float" office:value="41.4495833333333" calcext:value-type="float">
            <text:p>41.4495833333</text:p>
          </table:table-cell>
          <table:table-cell office:value-type="float" office:value="81.0629444444444" calcext:value-type="float">
            <text:p>81.06294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WO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IDDLETOWN REGIONAL/HOOK FIELD</text:p>
          </table:table-cell>
          <table:table-cell office:value-type="float" office:value="39.5318055555556" calcext:value-type="float">
            <text:p>39.5318055556</text:p>
          </table:table-cell>
          <table:table-cell office:value-type="float" office:value="84.3964444444445" calcext:value-type="float">
            <text:p>84.39644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HOLMES COUNTY</text:p>
          </table:table-cell>
          <table:table-cell office:value-type="float" office:value="40.5367" calcext:value-type="float">
            <text:p>40.5367</text:p>
          </table:table-cell>
          <table:table-cell office:value-type="float" office:value="81.9559388888889" calcext:value-type="float">
            <text:p>81.95593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I9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ORROW COUNTY</text:p>
          </table:table-cell>
          <table:table-cell office:value-type="float" office:value="40.5245277777778" calcext:value-type="float">
            <text:p>40.5245277778</text:p>
          </table:table-cell>
          <table:table-cell office:value-type="float" office:value="82.8500555555556" calcext:value-type="float">
            <text:p>82.85005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I3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KNOX COUNTY</text:p>
          </table:table-cell>
          <table:table-cell office:value-type="float" office:value="40.3289166666667" calcext:value-type="float">
            <text:p>40.3289166667</text:p>
          </table:table-cell>
          <table:table-cell office:value-type="float" office:value="82.5260833333333" calcext:value-type="float">
            <text:p>82.5260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G4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WYNKOOP</text:p>
          </table:table-cell>
          <table:table-cell office:value-type="float" office:value="40.3650611111111" calcext:value-type="float">
            <text:p>40.3650611111</text:p>
          </table:table-cell>
          <table:table-cell office:value-type="float" office:value="82.4957166666667" calcext:value-type="float">
            <text:p>82.4957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74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ELLIOTTS LANDING</text:p>
          </table:table-cell>
          <table:table-cell office:value-type="float" office:value="40.5247222222222" calcext:value-type="float">
            <text:p>40.5247222222</text:p>
          </table:table-cell>
          <table:table-cell office:value-type="float" office:value="83.5116666666667" calcext:value-type="float">
            <text:p>83.51166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W5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HENRY COUNTY</text:p>
          </table:table-cell>
          <table:table-cell office:value-type="float" office:value="41.3742777777778" calcext:value-type="float">
            <text:p>41.3742777778</text:p>
          </table:table-cell>
          <table:table-cell office:value-type="float" office:value="84.0678611111111" calcext:value-type="float">
            <text:p>84.06786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PERRY COUNTY</text:p>
          </table:table-cell>
          <table:table-cell office:value-type="float" office:value="39.6915944444444" calcext:value-type="float">
            <text:p>39.6915944444</text:p>
          </table:table-cell>
          <table:table-cell office:value-type="float" office:value="82.1977833333333" calcext:value-type="float">
            <text:p>82.1977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HARRY CLEVER FIELD</text:p>
          </table:table-cell>
          <table:table-cell office:value-type="float" office:value="40.4701666666667" calcext:value-type="float">
            <text:p>40.4701666667</text:p>
          </table:table-cell>
          <table:table-cell office:value-type="float" office:value="81.4199444444445" calcext:value-type="float">
            <text:p>81.41994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VT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EWARK-HEATH</text:p>
          </table:table-cell>
          <table:table-cell office:value-type="float" office:value="40.0246666666667" calcext:value-type="float">
            <text:p>40.0246666667</text:p>
          </table:table-cell>
          <table:table-cell office:value-type="float" office:value="82.4618055555556" calcext:value-type="float">
            <text:p>82.4618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1N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BRACEVILLE</text:p>
          </table:table-cell>
          <table:table-cell office:value-type="float" office:value="41.2111666666667" calcext:value-type="float">
            <text:p>41.2111666667</text:p>
          </table:table-cell>
          <table:table-cell office:value-type="float" office:value="80.9692555555556" calcext:value-type="float">
            <text:p>80.96925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X5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ORTH BASS ISLAND</text:p>
          </table:table-cell>
          <table:table-cell office:value-type="float" office:value="41.718" calcext:value-type="float">
            <text:p>41.718</text:p>
          </table:table-cell>
          <table:table-cell office:value-type="float" office:value="82.8211111111111" calcext:value-type="float">
            <text:p>82.82111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A1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ORWALK-HURON COUNTY</text:p>
          </table:table-cell>
          <table:table-cell office:value-type="float" office:value="41.2447638888889" calcext:value-type="float">
            <text:p>41.2447638889</text:p>
          </table:table-cell>
          <table:table-cell office:value-type="float" office:value="82.551225" calcext:value-type="float">
            <text:p>82.55122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WX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PUTNAM COUNTY</text:p>
          </table:table-cell>
          <table:table-cell office:value-type="float" office:value="41.0355833333333" calcext:value-type="float">
            <text:p>41.0355833333</text:p>
          </table:table-cell>
          <table:table-cell office:value-type="float" office:value="83.9819166666667" calcext:value-type="float">
            <text:p>83.9819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XD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IAMI UNIVERSITY</text:p>
          </table:table-cell>
          <table:table-cell office:value-type="float" office:value="39.50225" calcext:value-type="float">
            <text:p>39.50225</text:p>
          </table:table-cell>
          <table:table-cell office:value-type="float" office:value="84.7843611111111" calcext:value-type="float">
            <text:p>84.78436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G1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ONCORD AIRPARK</text:p>
          </table:table-cell>
          <table:table-cell office:value-type="float" office:value="41.6670416666667" calcext:value-type="float">
            <text:p>41.6670416667</text:p>
          </table:table-cell>
          <table:table-cell office:value-type="float" office:value="81.1971833333334" calcext:value-type="float">
            <text:p>81.1971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C2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OHIO DUSTING CO INC</text:p>
          </table:table-cell>
          <table:table-cell office:value-type="float" office:value="40.95255" calcext:value-type="float">
            <text:p>40.95255</text:p>
          </table:table-cell>
          <table:table-cell office:value-type="float" office:value="83.9821638888889" calcext:value-type="float">
            <text:p>83.982163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I7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PHILLIPSBURG</text:p>
          </table:table-cell>
          <table:table-cell office:value-type="float" office:value="39.9132777777778" calcext:value-type="float">
            <text:p>39.9132777778</text:p>
          </table:table-cell>
          <table:table-cell office:value-type="float" office:value="84.4004111111111" calcext:value-type="float">
            <text:p>84.40041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PIQUA AIRPORT- HARTZELL FIELD</text:p>
          </table:table-cell>
          <table:table-cell office:value-type="float" office:value="40.1646944444444" calcext:value-type="float">
            <text:p>40.1646944444</text:p>
          </table:table-cell>
          <table:table-cell office:value-type="float" office:value="84.3084166666667" calcext:value-type="float">
            <text:p>84.3084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CW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ERIE-OTTAWA INTL</text:p>
          </table:table-cell>
          <table:table-cell office:value-type="float" office:value="41.5162694444445" calcext:value-type="float">
            <text:p>41.5162694444</text:p>
          </table:table-cell>
          <table:table-cell office:value-type="float" office:value="82.8694861111111" calcext:value-type="float">
            <text:p>82.869486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MH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GREATER PORTSMOUTH RGNL</text:p>
          </table:table-cell>
          <table:table-cell office:value-type="float" office:value="38.8404722222222" calcext:value-type="float">
            <text:p>38.8404722222</text:p>
          </table:table-cell>
          <table:table-cell office:value-type="float" office:value="82.8473055555556" calcext:value-type="float">
            <text:p>82.8473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W2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PUT IN BAY</text:p>
          </table:table-cell>
          <table:table-cell office:value-type="float" office:value="41.6366666666667" calcext:value-type="float">
            <text:p>41.6366666667</text:p>
          </table:table-cell>
          <table:table-cell office:value-type="float" office:value="82.8283333333333" calcext:value-type="float">
            <text:p>82.82833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style-name="ce1" office:value-type="float" office:value="5000000000" calcext:value-type="float">
            <text:p>5.00E+09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PACKER</text:p>
          </table:table-cell>
          <table:table-cell office:value-type="float" office:value="40.407975" calcext:value-type="float">
            <text:p>40.407975</text:p>
          </table:table-cell>
          <table:table-cell office:value-type="float" office:value="83.2193583333333" calcext:value-type="float">
            <text:p>83.219358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OV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PORTAGE COUNTY</text:p>
          </table:table-cell>
          <table:table-cell office:value-type="float" office:value="41.2101805555556" calcext:value-type="float">
            <text:p>41.2101805556</text:p>
          </table:table-cell>
          <table:table-cell office:value-type="float" office:value="81.251625" calcext:value-type="float">
            <text:p>81.25162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G8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KOONS</text:p>
          </table:table-cell>
          <table:table-cell office:value-type="float" office:value="40.8833916666667" calcext:value-type="float">
            <text:p>40.8833916667</text:p>
          </table:table-cell>
          <table:table-cell office:value-type="float" office:value="80.8831388888889" calcext:value-type="float">
            <text:p>80.88313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8D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SALEM AIRPARK INC</text:p>
          </table:table-cell>
          <table:table-cell office:value-type="float" office:value="40.9480833333333" calcext:value-type="float">
            <text:p>40.9480833333</text:p>
          </table:table-cell>
          <table:table-cell office:value-type="float" office:value="80.8620833333333" calcext:value-type="float">
            <text:p>80.8620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G6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TRI-CITY</text:p>
          </table:table-cell>
          <table:table-cell office:value-type="float" office:value="40.906" calcext:value-type="float">
            <text:p>40.906</text:p>
          </table:table-cell>
          <table:table-cell office:value-type="float" office:value="81.0000277777778" calcext:value-type="float">
            <text:p>81.00002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SHELBY COMMUNITY</text:p>
          </table:table-cell>
          <table:table-cell office:value-type="float" office:value="40.8728611111111" calcext:value-type="float">
            <text:p>40.8728611111</text:p>
          </table:table-cell>
          <table:table-cell office:value-type="float" office:value="82.6973888888889" calcext:value-type="float">
            <text:p>82.69738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C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SIDNEY MUNI</text:p>
          </table:table-cell>
          <table:table-cell office:value-type="float" office:value="40.2412777777778" calcext:value-type="float">
            <text:p>40.2412777778</text:p>
          </table:table-cell>
          <table:table-cell office:value-type="float" office:value="84.1478611111111" calcext:value-type="float">
            <text:p>84.14786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GH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SPRINGFIELD-BECKLEY MUNI</text:p>
          </table:table-cell>
          <table:table-cell office:value-type="float" office:value="39.8402777777778" calcext:value-type="float">
            <text:p>39.8402777778</text:p>
          </table:table-cell>
          <table:table-cell office:value-type="float" office:value="83.8401666666667" calcext:value-type="float">
            <text:p>83.84016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P7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ALDERMAN</text:p>
          </table:table-cell>
          <table:table-cell office:value-type="float" office:value="40.0568611111111" calcext:value-type="float">
            <text:p>40.0568611111</text:p>
          </table:table-cell>
          <table:table-cell office:value-type="float" office:value="80.9631861111111" calcext:value-type="float">
            <text:p>80.9631861111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O12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GRAND LAKE ST MARYS</text:p>
          </table:table-cell>
          <table:table-cell office:value-type="float" office:value="40.5410194444444" calcext:value-type="float">
            <text:p>40.5410194444</text:p>
          </table:table-cell>
          <table:table-cell office:value-type="float" office:value="84.490675" calcext:value-type="float">
            <text:p>84.49067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G2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JEFFERSON COUNTY AIRPARK</text:p>
          </table:table-cell>
          <table:table-cell office:value-type="float" office:value="40.3606111111111" calcext:value-type="float">
            <text:p>40.3606111111</text:p>
          </table:table-cell>
          <table:table-cell office:value-type="float" office:value="80.7016944444444" calcext:value-type="float">
            <text:p>80.70169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6G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SENECA COUNTY</text:p>
          </table:table-cell>
          <table:table-cell office:value-type="float" office:value="41.0940555555556" calcext:value-type="float">
            <text:p>41.0940555556</text:p>
          </table:table-cell>
          <table:table-cell office:value-type="float" office:value="83.2125" calcext:value-type="float">
            <text:p>83.2125</text:p>
          </table:table-cell>
        </table:table-row>
        <table:table-row table:style-name="ro1">
          <table:table-cell office:value-type="string" calcext:value-type="string">
            <text:p>HELIPORT</text:p>
          </table:table-cell>
          <table:table-cell office:value-type="string" calcext:value-type="string">
            <text:p>6T2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SEAGATE HELISTOP</text:p>
          </table:table-cell>
          <table:table-cell office:value-type="float" office:value="41.6542138888889" calcext:value-type="float">
            <text:p>41.6542138889</text:p>
          </table:table-cell>
          <table:table-cell office:value-type="float" office:value="83.5313222222222" calcext:value-type="float">
            <text:p>83.53132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TDZ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TOLEDO EXECUTIVE</text:p>
          </table:table-cell>
          <table:table-cell office:value-type="float" office:value="41.5649444444444" calcext:value-type="float">
            <text:p>41.5649444444</text:p>
          </table:table-cell>
          <table:table-cell office:value-type="float" office:value="83.4822222222222" calcext:value-type="float">
            <text:p>83.48222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TOLEDO EXPRESS</text:p>
          </table:table-cell>
          <table:table-cell office:value-type="float" office:value="41.5868055555556" calcext:value-type="float">
            <text:p>41.5868055556</text:p>
          </table:table-cell>
          <table:table-cell office:value-type="float" office:value="83.8078333333333" calcext:value-type="float">
            <text:p>83.8078333333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2C9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TOLEDO SEAPLANE BASE</text:p>
          </table:table-cell>
          <table:table-cell office:value-type="float" office:value="41.6222222222222" calcext:value-type="float">
            <text:p>41.6222222222</text:p>
          </table:table-cell>
          <table:table-cell office:value-type="float" office:value="83.553375" calcext:value-type="float">
            <text:p>83.55337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G8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EDDIE DEW MEMORIAL AIRPARK</text:p>
          </table:table-cell>
          <table:table-cell office:value-type="float" office:value="40.4758972222222" calcext:value-type="float">
            <text:p>40.4758972222</text:p>
          </table:table-cell>
          <table:table-cell office:value-type="float" office:value="80.6281277777778" calcext:value-type="float">
            <text:p>80.62812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AD RIVER AIRPARK</text:p>
          </table:table-cell>
          <table:table-cell office:value-type="float" office:value="40.0200583333333" calcext:value-type="float">
            <text:p>40.0200583333</text:p>
          </table:table-cell>
          <table:table-cell office:value-type="float" office:value="83.8285388888889" calcext:value-type="float">
            <text:p>83.82853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7I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TROY SKYPARK</text:p>
          </table:table-cell>
          <table:table-cell office:value-type="float" office:value="39.9908861111111" calcext:value-type="float">
            <text:p>39.9908861111</text:p>
          </table:table-cell>
          <table:table-cell office:value-type="float" office:value="84.2705" calcext:value-type="float">
            <text:p>84.270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WF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WACO FIELD</text:p>
          </table:table-cell>
          <table:table-cell office:value-type="float" office:value="40.0147638888889" calcext:value-type="float">
            <text:p>40.0147638889</text:p>
          </table:table-cell>
          <table:table-cell office:value-type="float" office:value="84.1980555555556" calcext:value-type="float">
            <text:p>84.19805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6D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WYANDOT COUNTY</text:p>
          </table:table-cell>
          <table:table-cell office:value-type="float" office:value="40.8833666666667" calcext:value-type="float">
            <text:p>40.8833666667</text:p>
          </table:table-cell>
          <table:table-cell office:value-type="float" office:value="83.3145305555555" calcext:value-type="float">
            <text:p>83.314530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GRIMES FIELD</text:p>
          </table:table-cell>
          <table:table-cell office:value-type="float" office:value="40.1323694444444" calcext:value-type="float">
            <text:p>40.1323694444</text:p>
          </table:table-cell>
          <table:table-cell office:value-type="float" office:value="83.7540611111111" calcext:value-type="float">
            <text:p>83.75406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8I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WELLER</text:p>
          </table:table-cell>
          <table:table-cell office:value-type="float" office:value="40.0911694444445" calcext:value-type="float">
            <text:p>40.0911694444</text:p>
          </table:table-cell>
          <table:table-cell office:value-type="float" office:value="83.6893722222222" calcext:value-type="float">
            <text:p>83.68937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VNW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VAN WERT COUNTY</text:p>
          </table:table-cell>
          <table:table-cell office:value-type="float" office:value="40.8638277777778" calcext:value-type="float">
            <text:p>40.8638277778</text:p>
          </table:table-cell>
          <table:table-cell office:value-type="float" office:value="84.6063555555556" calcext:value-type="float">
            <text:p>84.60635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VE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DARKE COUNTY</text:p>
          </table:table-cell>
          <table:table-cell office:value-type="float" office:value="40.2044166666667" calcext:value-type="float">
            <text:p>40.2044166667</text:p>
          </table:table-cell>
          <table:table-cell office:value-type="float" office:value="84.5319166666667" calcext:value-type="float">
            <text:p>84.5319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G3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WADSWORTH MUNI</text:p>
          </table:table-cell>
          <table:table-cell office:value-type="float" office:value="41.0031555555556" calcext:value-type="float">
            <text:p>41.0031555556</text:p>
          </table:table-cell>
          <table:table-cell office:value-type="float" office:value="81.7564388888889" calcext:value-type="float">
            <text:p>81.75643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5G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WELTZIEN SKYPARK</text:p>
          </table:table-cell>
          <table:table-cell office:value-type="float" office:value="41.0283861111111" calcext:value-type="float">
            <text:p>41.0283861111</text:p>
          </table:table-cell>
          <table:table-cell office:value-type="float" office:value="81.7984666666667" calcext:value-type="float">
            <text:p>81.79846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ORTNER</text:p>
          </table:table-cell>
          <table:table-cell office:value-type="float" office:value="41.2931055555556" calcext:value-type="float">
            <text:p>41.2931055556</text:p>
          </table:table-cell>
          <table:table-cell office:value-type="float" office:value="82.3707194444444" calcext:value-type="float">
            <text:p>82.370719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XV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EIL ARMSTRONG</text:p>
          </table:table-cell>
          <table:table-cell office:value-type="float" office:value="40.4935555555556" calcext:value-type="float">
            <text:p>40.4935555556</text:p>
          </table:table-cell>
          <table:table-cell office:value-type="float" office:value="84.2980833333333" calcext:value-type="float">
            <text:p>84.2980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2D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WARREN</text:p>
          </table:table-cell>
          <table:table-cell office:value-type="float" office:value="41.2670277777778" calcext:value-type="float">
            <text:p>41.2670277778</text:p>
          </table:table-cell>
          <table:table-cell office:value-type="float" office:value="80.9273611111111" calcext:value-type="float">
            <text:p>80.92736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FAYETTE COUNTY</text:p>
          </table:table-cell>
          <table:table-cell office:value-type="float" office:value="39.5704027777778" calcext:value-type="float">
            <text:p>39.5704027778</text:p>
          </table:table-cell>
          <table:table-cell office:value-type="float" office:value="83.4205138888889" calcext:value-type="float">
            <text:p>83.420513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FULTON COUNTY</text:p>
          </table:table-cell>
          <table:table-cell office:value-type="float" office:value="41.6097777777778" calcext:value-type="float">
            <text:p>41.6097777778</text:p>
          </table:table-cell>
          <table:table-cell office:value-type="float" office:value="84.1271861111111" calcext:value-type="float">
            <text:p>84.127186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EOP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PIKE COUNTY</text:p>
          </table:table-cell>
          <table:table-cell office:value-type="float" office:value="39.1669722222222" calcext:value-type="float">
            <text:p>39.1669722222</text:p>
          </table:table-cell>
          <table:table-cell office:value-type="float" office:value="82.9283333333333" calcext:value-type="float">
            <text:p>82.92833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0I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RED STEWART AIRFIELD</text:p>
          </table:table-cell>
          <table:table-cell office:value-type="float" office:value="39.5053361111111" calcext:value-type="float">
            <text:p>39.5053361111</text:p>
          </table:table-cell>
          <table:table-cell office:value-type="float" office:value="84.1218777777778" calcext:value-type="float">
            <text:p>84.12187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7D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READER-BOTSFORD</text:p>
          </table:table-cell>
          <table:table-cell office:value-type="float" office:value="41.1625527777778" calcext:value-type="float">
            <text:p>41.1625527778</text:p>
          </table:table-cell>
          <table:table-cell office:value-type="float" office:value="82.2026555555556" calcext:value-type="float">
            <text:p>82.20265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0G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TRI-CITY</text:p>
          </table:table-cell>
          <table:table-cell office:value-type="float" office:value="40.2478472222222" calcext:value-type="float">
            <text:p>40.2478472222</text:p>
          </table:table-cell>
          <table:table-cell office:value-type="float" office:value="81.7359583333333" calcext:value-type="float">
            <text:p>81.735958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M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ALEXANDER SALAMON</text:p>
          </table:table-cell>
          <table:table-cell office:value-type="float" office:value="38.8514722222222" calcext:value-type="float">
            <text:p>38.8514722222</text:p>
          </table:table-cell>
          <table:table-cell office:value-type="float" office:value="83.5662611111111" calcext:value-type="float">
            <text:p>83.56626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G1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WILLARD</text:p>
          </table:table-cell>
          <table:table-cell office:value-type="float" office:value="41.03875" calcext:value-type="float">
            <text:p>41.03875</text:p>
          </table:table-cell>
          <table:table-cell office:value-type="float" office:value="82.7245638888889" calcext:value-type="float">
            <text:p>82.724563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LNN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WILLOUGHBY LOST NATION MUNI</text:p>
          </table:table-cell>
          <table:table-cell office:value-type="float" office:value="41.6840277777778" calcext:value-type="float">
            <text:p>41.6840277778</text:p>
          </table:table-cell>
          <table:table-cell office:value-type="float" office:value="81.38975" calcext:value-type="float">
            <text:p>81.3897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LINTON FIELD</text:p>
          </table:table-cell>
          <table:table-cell office:value-type="float" office:value="39.5024722222222" calcext:value-type="float">
            <text:p>39.5024722222</text:p>
          </table:table-cell>
          <table:table-cell office:value-type="float" office:value="83.8633055555556" calcext:value-type="float">
            <text:p>83.8633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B6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HOLLISTER FIELD</text:p>
          </table:table-cell>
          <table:table-cell office:value-type="float" office:value="39.4375611111111" calcext:value-type="float">
            <text:p>39.4375611111</text:p>
          </table:table-cell>
          <table:table-cell office:value-type="float" office:value="83.7082555555556" calcext:value-type="float">
            <text:p>83.70825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LN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WILMINGTON AIR PARK</text:p>
          </table:table-cell>
          <table:table-cell office:value-type="float" office:value="39.4279166666667" calcext:value-type="float">
            <text:p>39.4279166667</text:p>
          </table:table-cell>
          <table:table-cell office:value-type="float" office:value="83.7921111111111" calcext:value-type="float">
            <text:p>83.79211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G5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ONROE COUNTY</text:p>
          </table:table-cell>
          <table:table-cell office:value-type="float" office:value="39.77905" calcext:value-type="float">
            <text:p>39.77905</text:p>
          </table:table-cell>
          <table:table-cell office:value-type="float" office:value="81.1027777777778" calcext:value-type="float">
            <text:p>81.10277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JJ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WAYNE COUNTY</text:p>
          </table:table-cell>
          <table:table-cell office:value-type="float" office:value="40.8748333333333" calcext:value-type="float">
            <text:p>40.8748333333</text:p>
          </table:table-cell>
          <table:table-cell office:value-type="float" office:value="81.88825" calcext:value-type="float">
            <text:p>81.8882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4G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LANSDOWNE</text:p>
          </table:table-cell>
          <table:table-cell office:value-type="float" office:value="41.1304722222222" calcext:value-type="float">
            <text:p>41.1304722222</text:p>
          </table:table-cell>
          <table:table-cell office:value-type="float" office:value="80.6195833333333" calcext:value-type="float">
            <text:p>80.6195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G4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YOUNGSTOWN ELSER METRO</text:p>
          </table:table-cell>
          <table:table-cell office:value-type="float" office:value="40.9617944444445" calcext:value-type="float">
            <text:p>40.9617944444</text:p>
          </table:table-cell>
          <table:table-cell office:value-type="float" office:value="80.677325" calcext:value-type="float">
            <text:p>80.67732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NG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YOUNGSTOWN-WARREN RGNL</text:p>
          </table:table-cell>
          <table:table-cell office:value-type="float" office:value="41.2615833333333" calcext:value-type="float">
            <text:p>41.2615833333</text:p>
          </table:table-cell>
          <table:table-cell office:value-type="float" office:value="80.6803611111111" calcext:value-type="float">
            <text:p>80.68036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2I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PARR</text:p>
          </table:table-cell>
          <table:table-cell office:value-type="float" office:value="40.0070111111111" calcext:value-type="float">
            <text:p>40.0070111111</text:p>
          </table:table-cell>
          <table:table-cell office:value-type="float" office:value="82.0123555555556" calcext:value-type="float">
            <text:p>82.01235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ZZV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ZANESVILLE MUNI</text:p>
          </table:table-cell>
          <table:table-cell office:value-type="float" office:value="39.9444444444444" calcext:value-type="float">
            <text:p>39.9444444444</text:p>
          </table:table-cell>
          <table:table-cell office:value-type="float" office:value="81.8920833333334" calcext:value-type="float">
            <text:p>81.8920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ABERDEEN RGNL</text:p>
          </table:table-cell>
          <table:table-cell office:value-type="float" office:value="45.4467972222222" calcext:value-type="float">
            <text:p>45.4467972222</text:p>
          </table:table-cell>
          <table:table-cell office:value-type="float" office:value="98.4224388888889" calcext:value-type="float">
            <text:p>98.42243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A9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ARLINGTON MUNI</text:p>
          </table:table-cell>
          <table:table-cell office:value-type="float" office:value="44.3938277777778" calcext:value-type="float">
            <text:p>44.3938277778</text:p>
          </table:table-cell>
          <table:table-cell office:value-type="float" office:value="97.1229472222222" calcext:value-type="float">
            <text:p>97.122947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EFC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BELLE FOURCHE MUNI</text:p>
          </table:table-cell>
          <table:table-cell office:value-type="float" office:value="44.7345555555556" calcext:value-type="float">
            <text:p>44.7345555556</text:p>
          </table:table-cell>
          <table:table-cell office:value-type="float" office:value="103.861805555556" calcext:value-type="float">
            <text:p>103.8618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V5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BISON MUNI</text:p>
          </table:table-cell>
          <table:table-cell office:value-type="float" office:value="45.5183333333333" calcext:value-type="float">
            <text:p>45.5183333333</text:p>
          </table:table-cell>
          <table:table-cell office:value-type="float" office:value="102.467833333333" calcext:value-type="float">
            <text:p>102.46783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P3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BOWDLE MUNI</text:p>
          </table:table-cell>
          <table:table-cell office:value-type="float" office:value="45.4395611111111" calcext:value-type="float">
            <text:p>45.4395611111</text:p>
          </table:table-cell>
          <table:table-cell office:value-type="float" office:value="99.6752083333334" calcext:value-type="float">
            <text:p>99.675208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BRITTON MUNI</text:p>
          </table:table-cell>
          <table:table-cell office:value-type="float" office:value="45.8150277777778" calcext:value-type="float">
            <text:p>45.8150277778</text:p>
          </table:table-cell>
          <table:table-cell office:value-type="float" office:value="97.7428055555556" calcext:value-type="float">
            <text:p>97.7428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KX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BROOKINGS RGNL</text:p>
          </table:table-cell>
          <table:table-cell office:value-type="float" office:value="44.3045277777778" calcext:value-type="float">
            <text:p>44.3045277778</text:p>
          </table:table-cell>
          <table:table-cell office:value-type="float" office:value="96.8189166666667" calcext:value-type="float">
            <text:p>96.8189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D2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HARDING COUNTY</text:p>
          </table:table-cell>
          <table:table-cell office:value-type="float" office:value="45.5795527777778" calcext:value-type="float">
            <text:p>45.5795527778</text:p>
          </table:table-cell>
          <table:table-cell office:value-type="float" office:value="103.528908333333" calcext:value-type="float">
            <text:p>103.528908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G9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CANTON MUNI</text:p>
          </table:table-cell>
          <table:table-cell office:value-type="float" office:value="43.309" calcext:value-type="float">
            <text:p>43.309</text:p>
          </table:table-cell>
          <table:table-cell office:value-type="float" office:value="96.5712166666667" calcext:value-type="float">
            <text:p>96.5712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V9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CHAMBERLAIN MUNI</text:p>
          </table:table-cell>
          <table:table-cell office:value-type="float" office:value="43.7661361111111" calcext:value-type="float">
            <text:p>43.7661361111</text:p>
          </table:table-cell>
          <table:table-cell office:value-type="float" office:value="99.3212277777778" calcext:value-type="float">
            <text:p>99.32122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D7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CLARK COUNTY</text:p>
          </table:table-cell>
          <table:table-cell office:value-type="float" office:value="44.8950305555556" calcext:value-type="float">
            <text:p>44.8950305556</text:p>
          </table:table-cell>
          <table:table-cell office:value-type="float" office:value="97.7104777777778" calcext:value-type="float">
            <text:p>97.71047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H3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CLEAR LAKE MUNI</text:p>
          </table:table-cell>
          <table:table-cell office:value-type="float" office:value="44.7713527777778" calcext:value-type="float">
            <text:p>44.7713527778</text:p>
          </table:table-cell>
          <table:table-cell office:value-type="float" office:value="96.6881138888889" calcext:value-type="float">
            <text:p>96.688113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65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CORSICA MUNI</text:p>
          </table:table-cell>
          <table:table-cell office:value-type="float" office:value="43.4344333333333" calcext:value-type="float">
            <text:p>43.4344333333</text:p>
          </table:table-cell>
          <table:table-cell office:value-type="float" office:value="98.3975777777778" calcext:value-type="float">
            <text:p>98.39757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CUSTER COUNTY</text:p>
          </table:table-cell>
          <table:table-cell office:value-type="float" office:value="43.7336583333333" calcext:value-type="float">
            <text:p>43.7336583333</text:p>
          </table:table-cell>
          <table:table-cell office:value-type="float" office:value="103.619497222222" calcext:value-type="float">
            <text:p>103.619497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style-name="ce1" office:value-type="float" office:value="600000" calcext:value-type="float">
            <text:p>6.00E+05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WILDER</text:p>
          </table:table-cell>
          <table:table-cell office:value-type="float" office:value="44.4330527777778" calcext:value-type="float">
            <text:p>44.4330527778</text:p>
          </table:table-cell>
          <table:table-cell office:value-type="float" office:value="97.5581694444444" calcext:value-type="float">
            <text:p>97.558169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4D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CHEYENNE EAGLE BUTTE</text:p>
          </table:table-cell>
          <table:table-cell office:value-type="float" office:value="44.9843888888889" calcext:value-type="float">
            <text:p>44.9843888889</text:p>
          </table:table-cell>
          <table:table-cell office:value-type="float" office:value="101.251055555556" calcext:value-type="float">
            <text:p>101.25105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V0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EDGEMONT MUNI</text:p>
          </table:table-cell>
          <table:table-cell office:value-type="float" office:value="43.295" calcext:value-type="float">
            <text:p>43.295</text:p>
          </table:table-cell>
          <table:table-cell office:value-type="float" office:value="103.842980555556" calcext:value-type="float">
            <text:p>103.842980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W8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EUREKA MUNI</text:p>
          </table:table-cell>
          <table:table-cell office:value-type="float" office:value="45.7998888888889" calcext:value-type="float">
            <text:p>45.7998888889</text:p>
          </table:table-cell>
          <table:table-cell office:value-type="float" office:value="99.6427777777778" calcext:value-type="float">
            <text:p>99.64277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V0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CUSTER STATE PARK</text:p>
          </table:table-cell>
          <table:table-cell office:value-type="float" office:value="43.7249166666667" calcext:value-type="float">
            <text:p>43.7249166667</text:p>
          </table:table-cell>
          <table:table-cell office:value-type="float" office:value="103.349977777778" calcext:value-type="float">
            <text:p>103.34997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07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FAITH MUNI</text:p>
          </table:table-cell>
          <table:table-cell office:value-type="float" office:value="45.0351666666667" calcext:value-type="float">
            <text:p>45.0351666667</text:p>
          </table:table-cell>
          <table:table-cell office:value-type="float" office:value="102.020666666667" calcext:value-type="float">
            <text:p>102.02066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FU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FAULKTON MUNI</text:p>
          </table:table-cell>
          <table:table-cell office:value-type="float" office:value="45.0306722222222" calcext:value-type="float">
            <text:p>45.0306722222</text:p>
          </table:table-cell>
          <table:table-cell office:value-type="float" office:value="99.1128722222222" calcext:value-type="float">
            <text:p>99.11287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P3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FLANDREAU MUNI</text:p>
          </table:table-cell>
          <table:table-cell office:value-type="float" office:value="44.0043722222222" calcext:value-type="float">
            <text:p>44.0043722222</text:p>
          </table:table-cell>
          <table:table-cell office:value-type="float" office:value="96.5947277777778" calcext:value-type="float">
            <text:p>96.59472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D8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GETTYSBURG MUNI</text:p>
          </table:table-cell>
          <table:table-cell office:value-type="float" office:value="44.9866111111111" calcext:value-type="float">
            <text:p>44.9866111111</text:p>
          </table:table-cell>
          <table:table-cell office:value-type="float" office:value="99.9528888888889" calcext:value-type="float">
            <text:p>99.95288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D1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GREGORY MUNI - FLYNN FLD</text:p>
          </table:table-cell>
          <table:table-cell office:value-type="float" office:value="43.2217777777778" calcext:value-type="float">
            <text:p>43.2217777778</text:p>
          </table:table-cell>
          <table:table-cell office:value-type="float" office:value="99.4034222222222" calcext:value-type="float">
            <text:p>99.40342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style-name="ce1" office:value-type="float" office:value="2000000" calcext:value-type="float">
            <text:p>2.00E+06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GROTON MUNI</text:p>
          </table:table-cell>
          <table:table-cell office:value-type="float" office:value="45.5345" calcext:value-type="float">
            <text:p>45.5345</text:p>
          </table:table-cell>
          <table:table-cell office:value-type="float" office:value="98.09525" calcext:value-type="float">
            <text:p>98.0952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T4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HERREID MUNI</text:p>
          </table:table-cell>
          <table:table-cell office:value-type="float" office:value="45.8482916666667" calcext:value-type="float">
            <text:p>45.8482916667</text:p>
          </table:table-cell>
          <table:table-cell office:value-type="float" office:value="100.073977777778" calcext:value-type="float">
            <text:p>100.07397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D0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HIGHMORE MUNI</text:p>
          </table:table-cell>
          <table:table-cell office:value-type="float" office:value="44.5407666666667" calcext:value-type="float">
            <text:p>44.5407666667</text:p>
          </table:table-cell>
          <table:table-cell office:value-type="float" office:value="99.4510111111111" calcext:value-type="float">
            <text:p>99.45101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HOT SPRINGS MUNI</text:p>
          </table:table-cell>
          <table:table-cell office:value-type="float" office:value="43.3683055555556" calcext:value-type="float">
            <text:p>43.3683055556</text:p>
          </table:table-cell>
          <table:table-cell office:value-type="float" office:value="103.388277777778" calcext:value-type="float">
            <text:p>103.38827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F8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HOVEN MUNI</text:p>
          </table:table-cell>
          <table:table-cell office:value-type="float" office:value="45.2575583333333" calcext:value-type="float">
            <text:p>45.2575583333</text:p>
          </table:table-cell>
          <table:table-cell office:value-type="float" office:value="99.7978388888889" calcext:value-type="float">
            <text:p>99.79783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D9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HOWARD MUNI</text:p>
          </table:table-cell>
          <table:table-cell office:value-type="float" office:value="44.0291388888889" calcext:value-type="float">
            <text:p>44.0291388889</text:p>
          </table:table-cell>
          <table:table-cell office:value-type="float" office:value="97.5378472222222" calcext:value-type="float">
            <text:p>97.537847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ON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HURON RGNL</text:p>
          </table:table-cell>
          <table:table-cell office:value-type="float" office:value="44.3851944444444" calcext:value-type="float">
            <text:p>44.3851944444</text:p>
          </table:table-cell>
          <table:table-cell office:value-type="float" office:value="98.2285555555556" calcext:value-type="float">
            <text:p>98.22855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Y7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ISABEL MUNI</text:p>
          </table:table-cell>
          <table:table-cell office:value-type="float" office:value="45.3897111111111" calcext:value-type="float">
            <text:p>45.3897111111</text:p>
          </table:table-cell>
          <table:table-cell office:value-type="float" office:value="101.437572222222" calcext:value-type="float">
            <text:p>101.43757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V8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KADOKA MUNI</text:p>
          </table:table-cell>
          <table:table-cell office:value-type="float" office:value="43.833325" calcext:value-type="float">
            <text:p>43.833325</text:p>
          </table:table-cell>
          <table:table-cell office:value-type="float" office:value="101.497086111111" calcext:value-type="float">
            <text:p>101.497086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A6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KIMBALL MUNI</text:p>
          </table:table-cell>
          <table:table-cell office:value-type="float" office:value="43.7583305555556" calcext:value-type="float">
            <text:p>43.7583305556</text:p>
          </table:table-cell>
          <table:table-cell office:value-type="float" office:value="98.9781472222222" calcext:value-type="float">
            <text:p>98.978147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D8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LAKE ANDES MUNI</text:p>
          </table:table-cell>
          <table:table-cell office:value-type="float" office:value="43.1480472222222" calcext:value-type="float">
            <text:p>43.1480472222</text:p>
          </table:table-cell>
          <table:table-cell office:value-type="float" office:value="98.5403583333333" calcext:value-type="float">
            <text:p>98.540358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34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LAKE PRESTON MUNI</text:p>
          </table:table-cell>
          <table:table-cell office:value-type="float" office:value="44.357275" calcext:value-type="float">
            <text:p>44.357275</text:p>
          </table:table-cell>
          <table:table-cell office:value-type="float" office:value="97.3848027777778" calcext:value-type="float">
            <text:p>97.384802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LEM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LEMMON MUNI</text:p>
          </table:table-cell>
          <table:table-cell office:value-type="float" office:value="45.9183777777778" calcext:value-type="float">
            <text:p>45.9183777778</text:p>
          </table:table-cell>
          <table:table-cell office:value-type="float" office:value="102.105536111111" calcext:value-type="float">
            <text:p>102.105536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MADISON MUNI</text:p>
          </table:table-cell>
          <table:table-cell office:value-type="float" office:value="44.0164166666667" calcext:value-type="float">
            <text:p>44.0164166667</text:p>
          </table:table-cell>
          <table:table-cell office:value-type="float" office:value="97.0856111111111" calcext:value-type="float">
            <text:p>97.08561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V6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MARTIN MUNI</text:p>
          </table:table-cell>
          <table:table-cell office:value-type="float" office:value="43.1656388888889" calcext:value-type="float">
            <text:p>43.1656388889</text:p>
          </table:table-cell>
          <table:table-cell office:value-type="float" office:value="101.712694444444" calcext:value-type="float">
            <text:p>101.71269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P2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MC LAUGHLIN MUNI</text:p>
          </table:table-cell>
          <table:table-cell office:value-type="float" office:value="45.7968083333333" calcext:value-type="float">
            <text:p>45.7968083333</text:p>
          </table:table-cell>
          <table:table-cell office:value-type="float" office:value="100.78425" calcext:value-type="float">
            <text:p>100.7842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D1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MILBANK MUNI</text:p>
          </table:table-cell>
          <table:table-cell office:value-type="float" office:value="45.2305" calcext:value-type="float">
            <text:p>45.2305</text:p>
          </table:table-cell>
          <table:table-cell office:value-type="float" office:value="96.5660833333333" calcext:value-type="float">
            <text:p>96.5660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KA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MILLER MUNI</text:p>
          </table:table-cell>
          <table:table-cell office:value-type="float" office:value="44.5252388888889" calcext:value-type="float">
            <text:p>44.5252388889</text:p>
          </table:table-cell>
          <table:table-cell office:value-type="float" office:value="98.9580777777778" calcext:value-type="float">
            <text:p>98.95807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HE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MITCHELL MUNI</text:p>
          </table:table-cell>
          <table:table-cell office:value-type="float" office:value="43.7748333333333" calcext:value-type="float">
            <text:p>43.7748333333</text:p>
          </table:table-cell>
          <table:table-cell office:value-type="float" office:value="98.0386111111111" calcext:value-type="float">
            <text:p>98.03861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BG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MOBRIDGE MUNI</text:p>
          </table:table-cell>
          <table:table-cell office:value-type="float" office:value="45.5462777777778" calcext:value-type="float">
            <text:p>45.5462777778</text:p>
          </table:table-cell>
          <table:table-cell office:value-type="float" office:value="100.406277777778" calcext:value-type="float">
            <text:p>100.40627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F6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MURDO MUNI</text:p>
          </table:table-cell>
          <table:table-cell office:value-type="float" office:value="43.8521388888889" calcext:value-type="float">
            <text:p>43.8521388889</text:p>
          </table:table-cell>
          <table:table-cell office:value-type="float" office:value="100.712805555556" calcext:value-type="float">
            <text:p>100.7128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K7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GRAHAM FIELD</text:p>
          </table:table-cell>
          <table:table-cell office:value-type="float" office:value="42.5395" calcext:value-type="float">
            <text:p>42.5395</text:p>
          </table:table-cell>
          <table:table-cell office:value-type="float" office:value="96.4847777777778" calcext:value-type="float">
            <text:p>96.48477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8D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ONIDA MUNI</text:p>
          </table:table-cell>
          <table:table-cell office:value-type="float" office:value="44.7005" calcext:value-type="float">
            <text:p>44.7005</text:p>
          </table:table-cell>
          <table:table-cell office:value-type="float" office:value="100.101416666667" calcext:value-type="float">
            <text:p>100.1014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V3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PARKSTON MUNI</text:p>
          </table:table-cell>
          <table:table-cell office:value-type="float" office:value="43.3774083333333" calcext:value-type="float">
            <text:p>43.3774083333</text:p>
          </table:table-cell>
          <table:table-cell office:value-type="float" office:value="97.9897083333333" calcext:value-type="float">
            <text:p>97.989708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PHILIP</text:p>
          </table:table-cell>
          <table:table-cell office:value-type="float" office:value="44.0487305555556" calcext:value-type="float">
            <text:p>44.0487305556</text:p>
          </table:table-cell>
          <table:table-cell office:value-type="float" office:value="101.598838888889" calcext:value-type="float">
            <text:p>101.59883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IR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PIERRE RGNL</text:p>
          </table:table-cell>
          <table:table-cell office:value-type="float" office:value="44.3826944444445" calcext:value-type="float">
            <text:p>44.3826944444</text:p>
          </table:table-cell>
          <table:table-cell office:value-type="float" office:value="100.285972222222" calcext:value-type="float">
            <text:p>100.28597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EN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PINE RIDGE</text:p>
          </table:table-cell>
          <table:table-cell office:value-type="float" office:value="43.0212722222222" calcext:value-type="float">
            <text:p>43.0212722222</text:p>
          </table:table-cell>
          <table:table-cell office:value-type="float" office:value="102.506605555556" calcext:value-type="float">
            <text:p>102.5066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D3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PLATTE MUNI</text:p>
          </table:table-cell>
          <table:table-cell office:value-type="float" office:value="43.4047138888889" calcext:value-type="float">
            <text:p>43.4047138889</text:p>
          </table:table-cell>
          <table:table-cell office:value-type="float" office:value="98.8304888888889" calcext:value-type="float">
            <text:p>98.83048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P5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PRESHO MUNI</text:p>
          </table:table-cell>
          <table:table-cell office:value-type="float" office:value="43.9063777777778" calcext:value-type="float">
            <text:p>43.9063777778</text:p>
          </table:table-cell>
          <table:table-cell office:value-type="float" office:value="100.037066666667" calcext:value-type="float">
            <text:p>100.03706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RAPID CITY RGNL</text:p>
          </table:table-cell>
          <table:table-cell office:value-type="float" office:value="44.0453333333333" calcext:value-type="float">
            <text:p>44.0453333333</text:p>
          </table:table-cell>
          <table:table-cell office:value-type="float" office:value="103.057361111111" calcext:value-type="float">
            <text:p>103.05736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D8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REDFIELD MUNI</text:p>
          </table:table-cell>
          <table:table-cell office:value-type="float" office:value="44.862475" calcext:value-type="float">
            <text:p>44.862475</text:p>
          </table:table-cell>
          <table:table-cell office:value-type="float" office:value="98.5295388888889" calcext:value-type="float">
            <text:p>98.52953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UO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ROSEBUD SIOUX TRIBAL</text:p>
          </table:table-cell>
          <table:table-cell office:value-type="float" office:value="43.2584722222222" calcext:value-type="float">
            <text:p>43.2584722222</text:p>
          </table:table-cell>
          <table:table-cell office:value-type="float" office:value="100.8595" calcext:value-type="float">
            <text:p>100.859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FSD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JOE FOSS FIELD</text:p>
          </table:table-cell>
          <table:table-cell office:value-type="float" office:value="43.5820111111111" calcext:value-type="float">
            <text:p>43.5820111111</text:p>
          </table:table-cell>
          <table:table-cell office:value-type="float" office:value="96.7419111111111" calcext:value-type="float">
            <text:p>96.74191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D3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SISSETON MUNI</text:p>
          </table:table-cell>
          <table:table-cell office:value-type="float" office:value="45.669525" calcext:value-type="float">
            <text:p>45.669525</text:p>
          </table:table-cell>
          <table:table-cell office:value-type="float" office:value="96.9935833333333" calcext:value-type="float">
            <text:p>96.9935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PF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BLACK HILLS-CLYDE ICE FIELD</text:p>
          </table:table-cell>
          <table:table-cell office:value-type="float" office:value="44.4810555555556" calcext:value-type="float">
            <text:p>44.4810555556</text:p>
          </table:table-cell>
          <table:table-cell office:value-type="float" office:value="103.786" calcext:value-type="float">
            <text:p>103.78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03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SPRINGFIELD MUNI</text:p>
          </table:table-cell>
          <table:table-cell office:value-type="float" office:value="42.8811194444444" calcext:value-type="float">
            <text:p>42.8811194444</text:p>
          </table:table-cell>
          <table:table-cell office:value-type="float" office:value="97.901625" calcext:value-type="float">
            <text:p>97.90162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9B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STURGIS MUNI</text:p>
          </table:table-cell>
          <table:table-cell office:value-type="float" office:value="44.418675" calcext:value-type="float">
            <text:p>44.418675</text:p>
          </table:table-cell>
          <table:table-cell office:value-type="float" office:value="103.377722222222" calcext:value-type="float">
            <text:p>103.37772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14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MARV SKIE-LINCOLN COUNTY</text:p>
          </table:table-cell>
          <table:table-cell office:value-type="float" office:value="43.4549027777778" calcext:value-type="float">
            <text:p>43.4549027778</text:p>
          </table:table-cell>
          <table:table-cell office:value-type="float" office:value="96.8013138888889" calcext:value-type="float">
            <text:p>96.801313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TIMBER LAKE MUNI</text:p>
          </table:table-cell>
          <table:table-cell office:value-type="float" office:value="45.4149861111111" calcext:value-type="float">
            <text:p>45.4149861111</text:p>
          </table:table-cell>
          <table:table-cell office:value-type="float" office:value="101.0832" calcext:value-type="float">
            <text:p>101.083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VMR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HAROLD DAVIDSON FIELD</text:p>
          </table:table-cell>
          <table:table-cell office:value-type="float" office:value="42.7652777777778" calcext:value-type="float">
            <text:p>42.7652777778</text:p>
          </table:table-cell>
          <table:table-cell office:value-type="float" office:value="96.93425" calcext:value-type="float">
            <text:p>96.9342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GZ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WAGNER MUNI</text:p>
          </table:table-cell>
          <table:table-cell office:value-type="float" office:value="43.0641638888889" calcext:value-type="float">
            <text:p>43.0641638889</text:p>
          </table:table-cell>
          <table:table-cell office:value-type="float" office:value="98.2963805555556" calcext:value-type="float">
            <text:p>98.296380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V4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WALL MUNI</text:p>
          </table:table-cell>
          <table:table-cell office:value-type="float" office:value="43.9994944444444" calcext:value-type="float">
            <text:p>43.9994944444</text:p>
          </table:table-cell>
          <table:table-cell office:value-type="float" office:value="102.254605555556" calcext:value-type="float">
            <text:p>102.2546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TY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WATERTOWN RGNL</text:p>
          </table:table-cell>
          <table:table-cell office:value-type="float" office:value="44.9139722222222" calcext:value-type="float">
            <text:p>44.9139722222</text:p>
          </table:table-cell>
          <table:table-cell office:value-type="float" office:value="97.1547222222222" calcext:value-type="float">
            <text:p>97.15472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D7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THE SIGURD ANDERSON</text:p>
          </table:table-cell>
          <table:table-cell office:value-type="float" office:value="45.2931111111111" calcext:value-type="float">
            <text:p>45.2931111111</text:p>
          </table:table-cell>
          <table:table-cell office:value-type="float" office:value="97.5136111111111" calcext:value-type="float">
            <text:p>97.51361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X4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WESSINGTON SPRINGS</text:p>
          </table:table-cell>
          <table:table-cell office:value-type="float" office:value="44.0618888888889" calcext:value-type="float">
            <text:p>44.0618888889</text:p>
          </table:table-cell>
          <table:table-cell office:value-type="float" office:value="98.5321944444445" calcext:value-type="float">
            <text:p>98.53219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Q7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WHITE RIVER MUNI</text:p>
          </table:table-cell>
          <table:table-cell office:value-type="float" office:value="43.5616638888889" calcext:value-type="float">
            <text:p>43.5616638889</text:p>
          </table:table-cell>
          <table:table-cell office:value-type="float" office:value="100.741805555556" calcext:value-type="float">
            <text:p>100.7418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CR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WINNER RGNL</text:p>
          </table:table-cell>
          <table:table-cell office:value-type="float" office:value="43.3894722222222" calcext:value-type="float">
            <text:p>43.3894722222</text:p>
          </table:table-cell>
          <table:table-cell office:value-type="float" office:value="99.8412222222222" calcext:value-type="float">
            <text:p>99.84122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KN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CHAN GURNEY MUNI</text:p>
          </table:table-cell>
          <table:table-cell office:value-type="float" office:value="42.9166944444444" calcext:value-type="float">
            <text:p>42.9166944444</text:p>
          </table:table-cell>
          <table:table-cell office:value-type="float" office:value="97.3859444444445" calcext:value-type="float">
            <text:p>97.38594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4W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ALBANY</text:p>
          </table:table-cell>
          <table:table-cell office:value-type="float" office:value="42.7173861111111" calcext:value-type="float">
            <text:p>42.7173861111</text:p>
          </table:table-cell>
          <table:table-cell office:value-type="float" office:value="89.4241833333333" calcext:value-type="float">
            <text:p>89.4241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HH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AMERY MUNI</text:p>
          </table:table-cell>
          <table:table-cell office:value-type="float" office:value="45.2811472222222" calcext:value-type="float">
            <text:p>45.2811472222</text:p>
          </table:table-cell>
          <table:table-cell office:value-type="float" office:value="92.3753916666667" calcext:value-type="float">
            <text:p>92.375391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IG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LANGLADE COUNTY</text:p>
          </table:table-cell>
          <table:table-cell office:value-type="float" office:value="45.1539472222222" calcext:value-type="float">
            <text:p>45.1539472222</text:p>
          </table:table-cell>
          <table:table-cell office:value-type="float" office:value="89.1106166666667" calcext:value-type="float">
            <text:p>89.1106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TW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APPLETON INTL</text:p>
          </table:table-cell>
          <table:table-cell office:value-type="float" office:value="44.2580833333333" calcext:value-type="float">
            <text:p>44.2580833333</text:p>
          </table:table-cell>
          <table:table-cell office:value-type="float" office:value="88.5190833333333" calcext:value-type="float">
            <text:p>88.5190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SX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JOHN F KENNEDY MEMORIAL</text:p>
          </table:table-cell>
          <table:table-cell office:value-type="float" office:value="46.5485277777778" calcext:value-type="float">
            <text:p>46.5485277778</text:p>
          </table:table-cell>
          <table:table-cell office:value-type="float" office:value="90.9189722222222" calcext:value-type="float">
            <text:p>90.91897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LL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ARABOO WISCONSIN DELLS</text:p>
          </table:table-cell>
          <table:table-cell office:value-type="float" office:value="43.5220277777778" calcext:value-type="float">
            <text:p>43.5220277778</text:p>
          </table:table-cell>
          <table:table-cell office:value-type="float" office:value="89.77125" calcext:value-type="float">
            <text:p>89.7712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Y7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ARRON MUNI</text:p>
          </table:table-cell>
          <table:table-cell office:value-type="float" office:value="45.4074555555556" calcext:value-type="float">
            <text:p>45.4074555556</text:p>
          </table:table-cell>
          <table:table-cell office:value-type="float" office:value="91.8343388888889" calcext:value-type="float">
            <text:p>91.83433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4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ELOIT</text:p>
          </table:table-cell>
          <table:table-cell office:value-type="float" office:value="42.4977777777778" calcext:value-type="float">
            <text:p>42.4977777778</text:p>
          </table:table-cell>
          <table:table-cell office:value-type="float" office:value="88.9676111111111" calcext:value-type="float">
            <text:p>88.96761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CK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LACK RIVER FALLS AREA</text:p>
          </table:table-cell>
          <table:table-cell office:value-type="float" office:value="44.2507361111111" calcext:value-type="float">
            <text:p>44.2507361111</text:p>
          </table:table-cell>
          <table:table-cell office:value-type="float" office:value="90.8552777777778" calcext:value-type="float">
            <text:p>90.85527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VS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OSCOBEL</text:p>
          </table:table-cell>
          <table:table-cell office:value-type="float" office:value="43.16085" calcext:value-type="float">
            <text:p>43.16085</text:p>
          </table:table-cell>
          <table:table-cell office:value-type="float" office:value="90.6737194444444" calcext:value-type="float">
            <text:p>90.673719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DJ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OULDER JUNCTION PAYZER</text:p>
          </table:table-cell>
          <table:table-cell office:value-type="float" office:value="46.1374472222222" calcext:value-type="float">
            <text:p>46.1374472222</text:p>
          </table:table-cell>
          <table:table-cell office:value-type="float" office:value="89.6459833333333" calcext:value-type="float">
            <text:p>89.6459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T3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OYCEVILLE MUNI</text:p>
          </table:table-cell>
          <table:table-cell office:value-type="float" office:value="45.0439527777778" calcext:value-type="float">
            <text:p>45.0439527778</text:p>
          </table:table-cell>
          <table:table-cell office:value-type="float" office:value="92.0213277777778" calcext:value-type="float">
            <text:p>92.02132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37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RODHEAD</text:p>
          </table:table-cell>
          <table:table-cell office:value-type="float" office:value="42.591675" calcext:value-type="float">
            <text:p>42.591675</text:p>
          </table:table-cell>
          <table:table-cell office:value-type="float" office:value="89.3751138888889" calcext:value-type="float">
            <text:p>89.375113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2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CAPITOL</text:p>
          </table:table-cell>
          <table:table-cell office:value-type="float" office:value="43.0902222222222" calcext:value-type="float">
            <text:p>43.0902222222</text:p>
          </table:table-cell>
          <table:table-cell office:value-type="float" office:value="88.1781583333333" calcext:value-type="float">
            <text:p>88.178158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UU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URLINGTON MUNI</text:p>
          </table:table-cell>
          <table:table-cell office:value-type="float" office:value="42.6907166666667" calcext:value-type="float">
            <text:p>42.6907166667</text:p>
          </table:table-cell>
          <table:table-cell office:value-type="float" office:value="88.3046805555555" calcext:value-type="float">
            <text:p>88.304680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CU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CABLE UNION</text:p>
          </table:table-cell>
          <table:table-cell office:value-type="float" office:value="46.195125" calcext:value-type="float">
            <text:p>46.195125</text:p>
          </table:table-cell>
          <table:table-cell office:value-type="float" office:value="91.2482416666667" calcext:value-type="float">
            <text:p>91.248241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9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CAMP LAKE</text:p>
          </table:table-cell>
          <table:table-cell office:value-type="float" office:value="42.53335" calcext:value-type="float">
            <text:p>42.53335</text:p>
          </table:table-cell>
          <table:table-cell office:value-type="float" office:value="88.1584194444445" calcext:value-type="float">
            <text:p>88.158419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74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CASSVILLE MUNI</text:p>
          </table:table-cell>
          <table:table-cell office:value-type="float" office:value="42.7042694444445" calcext:value-type="float">
            <text:p>42.7042694444</text:p>
          </table:table-cell>
          <table:table-cell office:value-type="float" office:value="90.9661055555556" calcext:value-type="float">
            <text:p>90.9661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23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CHETEK MUNI-SOUTHWORTH</text:p>
          </table:table-cell>
          <table:table-cell office:value-type="float" office:value="45.3064861111111" calcext:value-type="float">
            <text:p>45.3064861111</text:p>
          </table:table-cell>
          <table:table-cell office:value-type="float" office:value="91.6368222222222" calcext:value-type="float">
            <text:p>91.63682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1Y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FLYING FEATHERS</text:p>
          </table:table-cell>
          <table:table-cell office:value-type="float" office:value="44.0611833333333" calcext:value-type="float">
            <text:p>44.0611833333</text:p>
          </table:table-cell>
          <table:table-cell office:value-type="float" office:value="88.1949333333333" calcext:value-type="float">
            <text:p>88.19493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CLINTONVILLE MUNI</text:p>
          </table:table-cell>
          <table:table-cell office:value-type="float" office:value="44.6132777777778" calcext:value-type="float">
            <text:p>44.6132777778</text:p>
          </table:table-cell>
          <table:table-cell office:value-type="float" office:value="88.7306972222222" calcext:value-type="float">
            <text:p>88.730697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55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CRANDON/STEVE CONWAY MUNI</text:p>
          </table:table-cell>
          <table:table-cell office:value-type="float" office:value="45.5226472222222" calcext:value-type="float">
            <text:p>45.5226472222</text:p>
          </table:table-cell>
          <table:table-cell office:value-type="float" office:value="88.9284361111111" calcext:value-type="float">
            <text:p>88.928436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D1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CRIVITZ MUNI</text:p>
          </table:table-cell>
          <table:table-cell office:value-type="float" office:value="45.2143888888889" calcext:value-type="float">
            <text:p>45.2143888889</text:p>
          </table:table-cell>
          <table:table-cell office:value-type="float" office:value="88.0737777777778" calcext:value-type="float">
            <text:p>88.07377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UBE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CUMBERLAND MUNI</text:p>
          </table:table-cell>
          <table:table-cell office:value-type="float" office:value="45.5060972222222" calcext:value-type="float">
            <text:p>45.5060972222</text:p>
          </table:table-cell>
          <table:table-cell office:value-type="float" office:value="91.9808" calcext:value-type="float">
            <text:p>91.9808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WN2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SILVER LAKE</text:p>
          </table:table-cell>
          <table:table-cell office:value-type="float" office:value="45.5844444444444" calcext:value-type="float">
            <text:p>45.5844444444</text:p>
          </table:table-cell>
          <table:table-cell office:value-type="float" office:value="91.9258333333334" calcext:value-type="float">
            <text:p>91.92583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59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LAKE LAWN</text:p>
          </table:table-cell>
          <table:table-cell office:value-type="float" office:value="42.634125" calcext:value-type="float">
            <text:p>42.634125</text:p>
          </table:table-cell>
          <table:table-cell office:value-type="float" office:value="88.6011277777778" calcext:value-type="float">
            <text:p>88.60112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G4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EAU CLAIRE LAKES</text:p>
          </table:table-cell>
          <table:table-cell office:value-type="float" office:value="46.3483888888889" calcext:value-type="float">
            <text:p>46.3483888889</text:p>
          </table:table-cell>
          <table:table-cell office:value-type="float" office:value="91.4965" calcext:value-type="float">
            <text:p>91.496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EGV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EAGLE RIVER UNION</text:p>
          </table:table-cell>
          <table:table-cell office:value-type="float" office:value="45.9323333333333" calcext:value-type="float">
            <text:p>45.9323333333</text:p>
          </table:table-cell>
          <table:table-cell office:value-type="float" office:value="89.2682777777778" calcext:value-type="float">
            <text:p>89.26827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7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EAST TROY MUNI</text:p>
          </table:table-cell>
          <table:table-cell office:value-type="float" office:value="42.7971666666667" calcext:value-type="float">
            <text:p>42.7971666667</text:p>
          </table:table-cell>
          <table:table-cell office:value-type="float" office:value="88.3726111111111" calcext:value-type="float">
            <text:p>88.37261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CHIPPEWA VALLEY RGNL</text:p>
          </table:table-cell>
          <table:table-cell office:value-type="float" office:value="44.8658055555556" calcext:value-type="float">
            <text:p>44.8658055556</text:p>
          </table:table-cell>
          <table:table-cell office:value-type="float" office:value="91.48425" calcext:value-type="float">
            <text:p>91.4842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8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JANA</text:p>
          </table:table-cell>
          <table:table-cell office:value-type="float" office:value="42.8727805555556" calcext:value-type="float">
            <text:p>42.8727805556</text:p>
          </table:table-cell>
          <table:table-cell office:value-type="float" office:value="89.0756666666667" calcext:value-type="float">
            <text:p>89.07566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0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ELROY MUNI</text:p>
          </table:table-cell>
          <table:table-cell office:value-type="float" office:value="43.7063611111111" calcext:value-type="float">
            <text:p>43.7063611111</text:p>
          </table:table-cell>
          <table:table-cell office:value-type="float" office:value="90.2576277777778" calcext:value-type="float">
            <text:p>90.25762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D2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EPHRAIM-GIBRALTAR</text:p>
          </table:table-cell>
          <table:table-cell office:value-type="float" office:value="45.1357055555556" calcext:value-type="float">
            <text:p>45.1357055556</text:p>
          </table:table-cell>
          <table:table-cell office:value-type="float" office:value="87.1881277777778" calcext:value-type="float">
            <text:p>87.18812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FLD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FOND DU LAC COUNTY</text:p>
          </table:table-cell>
          <table:table-cell office:value-type="float" office:value="43.7711666666667" calcext:value-type="float">
            <text:p>43.7711666667</text:p>
          </table:table-cell>
          <table:table-cell office:value-type="float" office:value="88.4884166666667" calcext:value-type="float">
            <text:p>88.4884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1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FORT ATKINSON MUNI</text:p>
          </table:table-cell>
          <table:table-cell office:value-type="float" office:value="42.9632027777778" calcext:value-type="float">
            <text:p>42.9632027778</text:p>
          </table:table-cell>
          <table:table-cell office:value-type="float" office:value="88.8176277777778" calcext:value-type="float">
            <text:p>88.81762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2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CINDY GUNTLY MEMORIAL</text:p>
          </table:table-cell>
          <table:table-cell office:value-type="float" office:value="42.8109388888889" calcext:value-type="float">
            <text:p>42.8109388889</text:p>
          </table:table-cell>
          <table:table-cell office:value-type="float" office:value="88.0940361111111" calcext:value-type="float">
            <text:p>88.094036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3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ADAMS COUNTY LEGION FIELD</text:p>
          </table:table-cell>
          <table:table-cell office:value-type="float" office:value="43.9605861111111" calcext:value-type="float">
            <text:p>43.9605861111</text:p>
          </table:table-cell>
          <table:table-cell office:value-type="float" office:value="89.7886444444444" calcext:value-type="float">
            <text:p>89.78864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TG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GRANTSBURG MUNI</text:p>
          </table:table-cell>
          <table:table-cell office:value-type="float" office:value="45.7983777777778" calcext:value-type="float">
            <text:p>45.7983777778</text:p>
          </table:table-cell>
          <table:table-cell office:value-type="float" office:value="92.6643305555556" calcext:value-type="float">
            <text:p>92.664330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RB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GREEN BAY-AUSTIN STRAUBEL INTL</text:p>
          </table:table-cell>
          <table:table-cell office:value-type="float" office:value="44.4846388888889" calcext:value-type="float">
            <text:p>44.4846388889</text:p>
          </table:table-cell>
          <table:table-cell office:value-type="float" office:value="88.1297222222222" calcext:value-type="float">
            <text:p>88.12972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XF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HARTFORD MUNI</text:p>
          </table:table-cell>
          <table:table-cell office:value-type="float" office:value="43.3492055555556" calcext:value-type="float">
            <text:p>43.3492055556</text:p>
          </table:table-cell>
          <table:table-cell office:value-type="float" office:value="88.391275" calcext:value-type="float">
            <text:p>88.39127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YR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SAWYER COUNTY</text:p>
          </table:table-cell>
          <table:table-cell office:value-type="float" office:value="46.0252638888889" calcext:value-type="float">
            <text:p>46.0252638889</text:p>
          </table:table-cell>
          <table:table-cell office:value-type="float" office:value="91.4442638888889" calcext:value-type="float">
            <text:p>91.444263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8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CENTRAL COUNTY</text:p>
          </table:table-cell>
          <table:table-cell office:value-type="float" office:value="44.5055361111111" calcext:value-type="float">
            <text:p>44.5055361111</text:p>
          </table:table-cell>
          <table:table-cell office:value-type="float" office:value="89.0251083333333" calcext:value-type="float">
            <text:p>89.025108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77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AYFIELD COUNTY</text:p>
          </table:table-cell>
          <table:table-cell office:value-type="float" office:value="46.5763277777778" calcext:value-type="float">
            <text:p>46.5763277778</text:p>
          </table:table-cell>
          <table:table-cell office:value-type="float" office:value="91.4585222222222" calcext:value-type="float">
            <text:p>91.45852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JVL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SOUTHERN WISCONSIN RGNL</text:p>
          </table:table-cell>
          <table:table-cell office:value-type="float" office:value="42.62025" calcext:value-type="float">
            <text:p>42.62025</text:p>
          </table:table-cell>
          <table:table-cell office:value-type="float" office:value="89.0415555555556" calcext:value-type="float">
            <text:p>89.04155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UNU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DODGE COUNTY</text:p>
          </table:table-cell>
          <table:table-cell office:value-type="float" office:value="43.4264722222222" calcext:value-type="float">
            <text:p>43.4264722222</text:p>
          </table:table-cell>
          <table:table-cell office:value-type="float" office:value="88.7038611111111" calcext:value-type="float">
            <text:p>88.70386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ENW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KENOSHA RGNL</text:p>
          </table:table-cell>
          <table:table-cell office:value-type="float" office:value="42.5956944444445" calcext:value-type="float">
            <text:p>42.5956944444</text:p>
          </table:table-cell>
          <table:table-cell office:value-type="float" office:value="87.9278055555556" calcext:value-type="float">
            <text:p>87.9278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LSE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LA CROSSE RGNL</text:p>
          </table:table-cell>
          <table:table-cell office:value-type="float" office:value="43.8792777777778" calcext:value-type="float">
            <text:p>43.8792777778</text:p>
          </table:table-cell>
          <table:table-cell office:value-type="float" office:value="91.2566388888889" calcext:value-type="float">
            <text:p>91.25663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R5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MAJOR GILBERT FIELD</text:p>
          </table:table-cell>
          <table:table-cell office:value-type="float" office:value="46.7886666666667" calcext:value-type="float">
            <text:p>46.7886666667</text:p>
          </table:table-cell>
          <table:table-cell office:value-type="float" office:value="90.7587222222222" calcext:value-type="float">
            <text:p>90.7587222222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4P5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FRANKS</text:p>
          </table:table-cell>
          <table:table-cell office:value-type="float" office:value="45.8832833333333" calcext:value-type="float">
            <text:p>45.8832833333</text:p>
          </table:table-cell>
          <table:table-cell office:value-type="float" office:value="90.0001527777778" calcext:value-type="float">
            <text:p>90.000152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CX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RUSK COUNTY</text:p>
          </table:table-cell>
          <table:table-cell office:value-type="float" office:value="45.4965833333333" calcext:value-type="float">
            <text:p>45.4965833333</text:p>
          </table:table-cell>
          <table:table-cell office:value-type="float" office:value="91.0001861111111" calcext:value-type="float">
            <text:p>91.000186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02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GRAND GENEVA RESORT</text:p>
          </table:table-cell>
          <table:table-cell office:value-type="float" office:value="42.6149166666667" calcext:value-type="float">
            <text:p>42.6149166667</text:p>
          </table:table-cell>
          <table:table-cell office:value-type="float" office:value="88.3895833333333" calcext:value-type="float">
            <text:p>88.3895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3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LANCASTER MUNI</text:p>
          </table:table-cell>
          <table:table-cell office:value-type="float" office:value="42.7825972222222" calcext:value-type="float">
            <text:p>42.7825972222</text:p>
          </table:table-cell>
          <table:table-cell office:value-type="float" office:value="90.6810916666667" calcext:value-type="float">
            <text:p>90.681091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LNL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KINGS LAND O' LAKES</text:p>
          </table:table-cell>
          <table:table-cell office:value-type="float" office:value="46.1541166666667" calcext:value-type="float">
            <text:p>46.1541166667</text:p>
          </table:table-cell>
          <table:table-cell office:value-type="float" office:value="89.2119638888889" calcext:value-type="float">
            <text:p>89.211963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LNR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TRI-COUNTY RGNL</text:p>
          </table:table-cell>
          <table:table-cell office:value-type="float" office:value="43.2118611111111" calcext:value-type="float">
            <text:p>43.2118611111</text:p>
          </table:table-cell>
          <table:table-cell office:value-type="float" office:value="90.1798333333333" calcext:value-type="float">
            <text:p>90.17983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7Y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LACKHAWK AIRFIELD</text:p>
          </table:table-cell>
          <table:table-cell office:value-type="float" office:value="43.1047027777778" calcext:value-type="float">
            <text:p>43.1047027778</text:p>
          </table:table-cell>
          <table:table-cell office:value-type="float" office:value="89.1853611111111" calcext:value-type="float">
            <text:p>89.18536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SN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DANE COUNTY RGNL-TRUAX FIELD</text:p>
          </table:table-cell>
          <table:table-cell office:value-type="float" office:value="43.1398777777778" calcext:value-type="float">
            <text:p>43.1398777778</text:p>
          </table:table-cell>
          <table:table-cell office:value-type="float" office:value="89.3375027777778" calcext:value-type="float">
            <text:p>89.337502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MANITOWISH WATERS</text:p>
          </table:table-cell>
          <table:table-cell office:value-type="float" office:value="46.120225" calcext:value-type="float">
            <text:p>46.120225</text:p>
          </table:table-cell>
          <table:table-cell office:value-type="float" office:value="89.8821972222222" calcext:value-type="float">
            <text:p>89.882197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TW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MANITOWOC COUNTY</text:p>
          </table:table-cell>
          <table:table-cell office:value-type="float" office:value="44.1287777777778" calcext:value-type="float">
            <text:p>44.1287777778</text:p>
          </table:table-cell>
          <table:table-cell office:value-type="float" office:value="87.6805833333333" calcext:value-type="float">
            <text:p>87.6805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FI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MARSHFIELD MUNI</text:p>
          </table:table-cell>
          <table:table-cell office:value-type="float" office:value="44.6368777777778" calcext:value-type="float">
            <text:p>44.6368777778</text:p>
          </table:table-cell>
          <table:table-cell office:value-type="float" office:value="90.189325" calcext:value-type="float">
            <text:p>90.18932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DZ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TAYLOR COUNTY</text:p>
          </table:table-cell>
          <table:table-cell office:value-type="float" office:value="45.1013166666667" calcext:value-type="float">
            <text:p>45.1013166667</text:p>
          </table:table-cell>
          <table:table-cell office:value-type="float" office:value="90.3001722222222" calcext:value-type="float">
            <text:p>90.30017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LUM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MENOMONIE MUNI-SCORE FIELD</text:p>
          </table:table-cell>
          <table:table-cell office:value-type="float" office:value="44.8923333333333" calcext:value-type="float">
            <text:p>44.8923333333</text:p>
          </table:table-cell>
          <table:table-cell office:value-type="float" office:value="91.8678055555555" calcext:value-type="float">
            <text:p>91.8678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RL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MERRILL MUNI</text:p>
          </table:table-cell>
          <table:table-cell office:value-type="float" office:value="45.1989166666667" calcext:value-type="float">
            <text:p>45.1989166667</text:p>
          </table:table-cell>
          <table:table-cell office:value-type="float" office:value="89.7128611111111" calcext:value-type="float">
            <text:p>89.71286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MIDDLETON MUNI - MOREY FIELD</text:p>
          </table:table-cell>
          <table:table-cell office:value-type="float" office:value="43.1142694444444" calcext:value-type="float">
            <text:p>43.1142694444</text:p>
          </table:table-cell>
          <table:table-cell office:value-type="float" office:value="89.5315333333333" calcext:value-type="float">
            <text:p>89.53153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KE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GENERAL MITCHELL INTL</text:p>
          </table:table-cell>
          <table:table-cell office:value-type="float" office:value="42.9469444444444" calcext:value-type="float">
            <text:p>42.9469444444</text:p>
          </table:table-cell>
          <table:table-cell office:value-type="float" office:value="87.8970555555556" calcext:value-type="float">
            <text:p>87.89705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W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LAWRENCE J TIMMERMAN</text:p>
          </table:table-cell>
          <table:table-cell office:value-type="float" office:value="43.1103888888889" calcext:value-type="float">
            <text:p>43.1103888889</text:p>
          </table:table-cell>
          <table:table-cell office:value-type="float" office:value="88.0344166666667" calcext:value-type="float">
            <text:p>88.0344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RJ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IOWA COUNTY</text:p>
          </table:table-cell>
          <table:table-cell office:value-type="float" office:value="42.8868888888889" calcext:value-type="float">
            <text:p>42.8868888889</text:p>
          </table:table-cell>
          <table:table-cell office:value-type="float" office:value="90.2366666666667" calcext:value-type="float">
            <text:p>90.23666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RV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LAKELAND/NOBLE F LEE MEMORIAL FIELD</text:p>
          </table:table-cell>
          <table:table-cell office:value-type="float" office:value="45.9279166666667" calcext:value-type="float">
            <text:p>45.9279166667</text:p>
          </table:table-cell>
          <table:table-cell office:value-type="float" office:value="89.7309444444445" calcext:value-type="float">
            <text:p>89.73094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EF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MONROE MUNI</text:p>
          </table:table-cell>
          <table:table-cell office:value-type="float" office:value="42.6149" calcext:value-type="float">
            <text:p>42.6149</text:p>
          </table:table-cell>
          <table:table-cell office:value-type="float" office:value="89.5904027777778" calcext:value-type="float">
            <text:p>89.590402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WA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CENTRAL WISCONSIN</text:p>
          </table:table-cell>
          <table:table-cell office:value-type="float" office:value="44.7776222222222" calcext:value-type="float">
            <text:p>44.7776222222</text:p>
          </table:table-cell>
          <table:table-cell office:value-type="float" office:value="89.6667777777778" calcext:value-type="float">
            <text:p>89.66677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NECEDAH</text:p>
          </table:table-cell>
          <table:table-cell office:value-type="float" office:value="44.0334444444444" calcext:value-type="float">
            <text:p>44.0334444444</text:p>
          </table:table-cell>
          <table:table-cell office:value-type="float" office:value="90.0851111111111" calcext:value-type="float">
            <text:p>90.08511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9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RENNAND</text:p>
          </table:table-cell>
          <table:table-cell office:value-type="float" office:value="44.1599833333333" calcext:value-type="float">
            <text:p>44.1599833333</text:p>
          </table:table-cell>
          <table:table-cell office:value-type="float" office:value="88.5595527777778" calcext:value-type="float">
            <text:p>88.559552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VIQ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NEILLSVILLE MUNI</text:p>
          </table:table-cell>
          <table:table-cell office:value-type="float" office:value="44.5581111111111" calcext:value-type="float">
            <text:p>44.5581111111</text:p>
          </table:table-cell>
          <table:table-cell office:value-type="float" office:value="90.51225" calcext:value-type="float">
            <text:p>90.5122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D1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NEW HOLSTEIN MUNI</text:p>
          </table:table-cell>
          <table:table-cell office:value-type="float" office:value="43.9441027777778" calcext:value-type="float">
            <text:p>43.9441027778</text:p>
          </table:table-cell>
          <table:table-cell office:value-type="float" office:value="88.1148416666667" calcext:value-type="float">
            <text:p>88.114841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2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MAUSTON-NEW LISBON UNION</text:p>
          </table:table-cell>
          <table:table-cell office:value-type="float" office:value="43.8387666666667" calcext:value-type="float">
            <text:p>43.8387666667</text:p>
          </table:table-cell>
          <table:table-cell office:value-type="float" office:value="90.1377333333334" calcext:value-type="float">
            <text:p>90.13773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NH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NEW RICHMOND RGNL</text:p>
          </table:table-cell>
          <table:table-cell office:value-type="float" office:value="45.1477777777778" calcext:value-type="float">
            <text:p>45.1477777778</text:p>
          </table:table-cell>
          <table:table-cell office:value-type="float" office:value="92.5391666666667" calcext:value-type="float">
            <text:p>92.53916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4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VALHALLA</text:p>
          </table:table-cell>
          <table:table-cell office:value-type="float" office:value="42.7625166666667" calcext:value-type="float">
            <text:p>42.7625166667</text:p>
          </table:table-cell>
          <table:table-cell office:value-type="float" office:value="88.0425833333333" calcext:value-type="float">
            <text:p>88.0425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CQ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OCONTO-J DOUGLAS BAKE MUNI</text:p>
          </table:table-cell>
          <table:table-cell office:value-type="float" office:value="44.8740555555556" calcext:value-type="float">
            <text:p>44.8740555556</text:p>
          </table:table-cell>
          <table:table-cell office:value-type="float" office:value="87.9097694444445" calcext:value-type="float">
            <text:p>87.9097694444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30W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SWEETWATER BAY</text:p>
          </table:table-cell>
          <table:table-cell office:value-type="float" office:value="44.9519305555556" calcext:value-type="float">
            <text:p>44.9519305556</text:p>
          </table:table-cell>
          <table:table-cell office:value-type="float" office:value="87.8084361111111" calcext:value-type="float">
            <text:p>87.808436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EO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L O SIMENSTAD MUNI</text:p>
          </table:table-cell>
          <table:table-cell office:value-type="float" office:value="45.3093416666667" calcext:value-type="float">
            <text:p>45.3093416667</text:p>
          </table:table-cell>
          <table:table-cell office:value-type="float" office:value="92.6901222222222" calcext:value-type="float">
            <text:p>92.69012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SH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ITTMAN RGNL</text:p>
          </table:table-cell>
          <table:table-cell office:value-type="float" office:value="43.9844888888889" calcext:value-type="float">
            <text:p>43.9844888889</text:p>
          </table:table-cell>
          <table:table-cell office:value-type="float" office:value="88.5569333333333" calcext:value-type="float">
            <text:p>88.55693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8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PALMYRA MUNI</text:p>
          </table:table-cell>
          <table:table-cell office:value-type="float" office:value="42.8835444444445" calcext:value-type="float">
            <text:p>42.8835444444</text:p>
          </table:table-cell>
          <table:table-cell office:value-type="float" office:value="88.5999166666667" calcext:value-type="float">
            <text:p>88.5999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KF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PARK FALLS MUNI</text:p>
          </table:table-cell>
          <table:table-cell office:value-type="float" office:value="45.9550888888889" calcext:value-type="float">
            <text:p>45.9550888889</text:p>
          </table:table-cell>
          <table:table-cell office:value-type="float" office:value="90.4244333333334" calcext:value-type="float">
            <text:p>90.42443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BH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PRICE COUNTY</text:p>
          </table:table-cell>
          <table:table-cell office:value-type="float" office:value="45.7089444444445" calcext:value-type="float">
            <text:p>45.7089444444</text:p>
          </table:table-cell>
          <table:table-cell office:value-type="float" office:value="90.4025" calcext:value-type="float">
            <text:p>90.402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VB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PLATTEVILLE MUNI</text:p>
          </table:table-cell>
          <table:table-cell office:value-type="float" office:value="42.6893611111111" calcext:value-type="float">
            <text:p>42.6893611111</text:p>
          </table:table-cell>
          <table:table-cell office:value-type="float" office:value="90.4443888888889" calcext:value-type="float">
            <text:p>90.44438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47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PORTAGE MUNI</text:p>
          </table:table-cell>
          <table:table-cell office:value-type="float" office:value="43.5603055555556" calcext:value-type="float">
            <text:p>43.5603055556</text:p>
          </table:table-cell>
          <table:table-cell office:value-type="float" office:value="89.4828611111111" calcext:value-type="float">
            <text:p>89.48286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D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PRAIRIE DU CHIEN MUNI</text:p>
          </table:table-cell>
          <table:table-cell office:value-type="float" office:value="43.0192833333333" calcext:value-type="float">
            <text:p>43.0192833333</text:p>
          </table:table-cell>
          <table:table-cell office:value-type="float" office:value="91.1237305555555" calcext:value-type="float">
            <text:p>91.123730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1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SAUK-PRAIRIE</text:p>
          </table:table-cell>
          <table:table-cell office:value-type="float" office:value="43.2978611111111" calcext:value-type="float">
            <text:p>43.2978611111</text:p>
          </table:table-cell>
          <table:table-cell office:value-type="float" office:value="89.7558055555556" calcext:value-type="float">
            <text:p>89.7558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N2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PRENTICE</text:p>
          </table:table-cell>
          <table:table-cell office:value-type="float" office:value="45.5430194444444" calcext:value-type="float">
            <text:p>45.5430194444</text:p>
          </table:table-cell>
          <table:table-cell office:value-type="float" office:value="90.2793138888889" calcext:value-type="float">
            <text:p>90.279313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2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CARTER</text:p>
          </table:table-cell>
          <table:table-cell office:value-type="float" office:value="44.6412194444445" calcext:value-type="float">
            <text:p>44.6412194444</text:p>
          </table:table-cell>
          <table:table-cell office:value-type="float" office:value="88.2152194444445" calcext:value-type="float">
            <text:p>88.215219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A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JOHN H BATTEN</text:p>
          </table:table-cell>
          <table:table-cell office:value-type="float" office:value="42.7611666666667" calcext:value-type="float">
            <text:p>42.7611666667</text:p>
          </table:table-cell>
          <table:table-cell office:value-type="float" office:value="87.8139166666667" calcext:value-type="float">
            <text:p>87.8139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REEDSBURG MUNI</text:p>
          </table:table-cell>
          <table:table-cell office:value-type="float" office:value="43.5258972222222" calcext:value-type="float">
            <text:p>43.5258972222</text:p>
          </table:table-cell>
          <table:table-cell office:value-type="float" office:value="89.9832194444445" calcext:value-type="float">
            <text:p>89.983219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HI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RHINELANDER-ONEIDA COUNTY</text:p>
          </table:table-cell>
          <table:table-cell office:value-type="float" office:value="45.6308972222222" calcext:value-type="float">
            <text:p>45.6308972222</text:p>
          </table:table-cell>
          <table:table-cell office:value-type="float" office:value="89.4666277777778" calcext:value-type="float">
            <text:p>89.46662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PD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RICE LAKE RGNL - CARL'S FIELD</text:p>
          </table:table-cell>
          <table:table-cell office:value-type="float" office:value="45.4201111111111" calcext:value-type="float">
            <text:p>45.4201111111</text:p>
          </table:table-cell>
          <table:table-cell office:value-type="float" office:value="91.7733333333333" calcext:value-type="float">
            <text:p>91.77333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3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RICHLAND</text:p>
          </table:table-cell>
          <table:table-cell office:value-type="float" office:value="43.2833555555556" calcext:value-type="float">
            <text:p>43.2833555556</text:p>
          </table:table-cell>
          <table:table-cell office:value-type="float" office:value="90.2982805555556" calcext:value-type="float">
            <text:p>90.298280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4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GILBERT FIELD</text:p>
          </table:table-cell>
          <table:table-cell office:value-type="float" office:value="43.4499833333333" calcext:value-type="float">
            <text:p>43.4499833333</text:p>
          </table:table-cell>
          <table:table-cell office:value-type="float" office:value="89.2501138888889" calcext:value-type="float">
            <text:p>89.250113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6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FOX RIVER</text:p>
          </table:table-cell>
          <table:table-cell office:value-type="float" office:value="42.7500138888889" calcext:value-type="float">
            <text:p>42.7500138889</text:p>
          </table:table-cell>
          <table:table-cell office:value-type="float" office:value="88.2509222222222" calcext:value-type="float">
            <text:p>88.25092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SHAWANO MUNI</text:p>
          </table:table-cell>
          <table:table-cell office:value-type="float" office:value="44.7873055555556" calcext:value-type="float">
            <text:p>44.7873055556</text:p>
          </table:table-cell>
          <table:table-cell office:value-type="float" office:value="88.5600138888889" calcext:value-type="float">
            <text:p>88.560013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BM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SHEBOYGAN COUNTY MEMORIAL</text:p>
          </table:table-cell>
          <table:table-cell office:value-type="float" office:value="43.7697777777778" calcext:value-type="float">
            <text:p>43.7697777778</text:p>
          </table:table-cell>
          <table:table-cell office:value-type="float" office:value="87.8517222222222" calcext:value-type="float">
            <text:p>87.85172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SQ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SHELL LAKE MUNI</text:p>
          </table:table-cell>
          <table:table-cell office:value-type="float" office:value="45.7313805555556" calcext:value-type="float">
            <text:p>45.7313805556</text:p>
          </table:table-cell>
          <table:table-cell office:value-type="float" office:value="91.9206611111111" calcext:value-type="float">
            <text:p>91.92066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W34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SHIOCTON</text:p>
          </table:table-cell>
          <table:table-cell office:value-type="float" office:value="44.4547055555556" calcext:value-type="float">
            <text:p>44.4547055556</text:p>
          </table:table-cell>
          <table:table-cell office:value-type="float" office:value="88.5617666666667" calcext:value-type="float">
            <text:p>88.56176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ZN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URNETT COUNTY</text:p>
          </table:table-cell>
          <table:table-cell office:value-type="float" office:value="45.8234638888889" calcext:value-type="float">
            <text:p>45.8234638889</text:p>
          </table:table-cell>
          <table:table-cell office:value-type="float" office:value="92.3736916666667" calcext:value-type="float">
            <text:p>92.3736916667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NORTH COUNTRY</text:p>
          </table:table-cell>
          <table:table-cell office:value-type="float" office:value="46.3698333333333" calcext:value-type="float">
            <text:p>46.3698333333</text:p>
          </table:table-cell>
          <table:table-cell office:value-type="float" office:value="91.798" calcext:value-type="float">
            <text:p>91.79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LG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SOLON SPRINGS MUNI</text:p>
          </table:table-cell>
          <table:table-cell office:value-type="float" office:value="46.31475" calcext:value-type="float">
            <text:p>46.31475</text:p>
          </table:table-cell>
          <table:table-cell office:value-type="float" office:value="91.816375" calcext:value-type="float">
            <text:p>91.81637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MY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SPARTA/FORT MC COY</text:p>
          </table:table-cell>
          <table:table-cell office:value-type="float" office:value="43.9582916666667" calcext:value-type="float">
            <text:p>43.9582916667</text:p>
          </table:table-cell>
          <table:table-cell office:value-type="float" office:value="90.7379333333333" calcext:value-type="float">
            <text:p>90.73793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H9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NEST OF EAGLES</text:p>
          </table:table-cell>
          <table:table-cell office:value-type="float" office:value="45.8356111111111" calcext:value-type="float">
            <text:p>45.8356111111</text:p>
          </table:table-cell>
          <table:table-cell office:value-type="float" office:value="91.8028888888889" calcext:value-type="float">
            <text:p>91.80288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STEVENS POINT MUNI</text:p>
          </table:table-cell>
          <table:table-cell office:value-type="float" office:value="44.5451333333333" calcext:value-type="float">
            <text:p>44.5451333333</text:p>
          </table:table-cell>
          <table:table-cell office:value-type="float" office:value="89.5302833333333" calcext:value-type="float">
            <text:p>89.5302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DOOR COUNTY CHERRYLAND</text:p>
          </table:table-cell>
          <table:table-cell office:value-type="float" office:value="44.8436666666667" calcext:value-type="float">
            <text:p>44.8436666667</text:p>
          </table:table-cell>
          <table:table-cell office:value-type="float" office:value="87.4215277777778" calcext:value-type="float">
            <text:p>87.42152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89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SYLVANIA</text:p>
          </table:table-cell>
          <table:table-cell office:value-type="float" office:value="42.70325" calcext:value-type="float">
            <text:p>42.70325</text:p>
          </table:table-cell>
          <table:table-cell office:value-type="float" office:value="87.9589722222222" calcext:value-type="float">
            <text:p>87.95897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UW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RICHARD I BONG</text:p>
          </table:table-cell>
          <table:table-cell office:value-type="float" office:value="46.6896833333333" calcext:value-type="float">
            <text:p>46.6896833333</text:p>
          </table:table-cell>
          <table:table-cell office:value-type="float" office:value="92.0946416666667" calcext:value-type="float">
            <text:p>92.094641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P5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PISO</text:p>
          </table:table-cell>
          <table:table-cell office:value-type="float" office:value="45.0654166666667" calcext:value-type="float">
            <text:p>45.0654166667</text:p>
          </table:table-cell>
          <table:table-cell office:value-type="float" office:value="88.4270833333333" calcext:value-type="float">
            <text:p>88.427083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0D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THREE LAKES MUNI</text:p>
          </table:table-cell>
          <table:table-cell office:value-type="float" office:value="45.7902333333333" calcext:value-type="float">
            <text:p>45.7902333333</text:p>
          </table:table-cell>
          <table:table-cell office:value-type="float" office:value="89.1209583333333" calcext:value-type="float">
            <text:p>89.12095833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72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LOYER FIELD</text:p>
          </table:table-cell>
          <table:table-cell office:value-type="float" office:value="43.9762222222222" calcext:value-type="float">
            <text:p>43.9762222222</text:p>
          </table:table-cell>
          <table:table-cell office:value-type="float" office:value="90.4806111111111" calcext:value-type="float">
            <text:p>90.48061111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TKV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TOMAHAWK RGNL</text:p>
          </table:table-cell>
          <table:table-cell office:value-type="float" office:value="45.4693611111111" calcext:value-type="float">
            <text:p>45.4693611111</text:p>
          </table:table-cell>
          <table:table-cell office:value-type="float" office:value="89.8048888888889" calcext:value-type="float">
            <text:p>89.80488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W19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VERONA</text:p>
          </table:table-cell>
          <table:table-cell office:value-type="float" office:value="42.9894666666667" calcext:value-type="float">
            <text:p>42.9894666667</text:p>
          </table:table-cell>
          <table:table-cell office:value-type="float" office:value="89.5094777777778" calcext:value-type="float">
            <text:p>89.50947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51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VIROQUA MUNI</text:p>
          </table:table-cell>
          <table:table-cell office:value-type="float" office:value="43.5796666666667" calcext:value-type="float">
            <text:p>43.5796666667</text:p>
          </table:table-cell>
          <table:table-cell office:value-type="float" office:value="90.897575" calcext:value-type="float">
            <text:p>90.89757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V3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IG FOOT AIRFIELD</text:p>
          </table:table-cell>
          <table:table-cell office:value-type="float" office:value="42.5256666666667" calcext:value-type="float">
            <text:p>42.5256666667</text:p>
          </table:table-cell>
          <table:table-cell office:value-type="float" office:value="88.6529722222222" calcext:value-type="float">
            <text:p>88.65297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P2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ASHINGTON ISLAND</text:p>
          </table:table-cell>
          <table:table-cell office:value-type="float" office:value="45.3882527777778" calcext:value-type="float">
            <text:p>45.3882527778</text:p>
          </table:table-cell>
          <table:table-cell office:value-type="float" office:value="86.9240388888889" calcext:value-type="float">
            <text:p>86.92403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YV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ATERTOWN MUNI</text:p>
          </table:table-cell>
          <table:table-cell office:value-type="float" office:value="43.1696388888889" calcext:value-type="float">
            <text:p>43.1696388889</text:p>
          </table:table-cell>
          <table:table-cell office:value-type="float" office:value="88.7232222222222" calcext:value-type="float">
            <text:p>88.72322222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UES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AUKESHA COUNTY</text:p>
          </table:table-cell>
          <table:table-cell office:value-type="float" office:value="43.0410277777778" calcext:value-type="float">
            <text:p>43.0410277778</text:p>
          </table:table-cell>
          <table:table-cell office:value-type="float" office:value="88.2370555555556" calcext:value-type="float">
            <text:p>88.23705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P3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AUNAKEE</text:p>
          </table:table-cell>
          <table:table-cell office:value-type="float" office:value="43.1787222222222" calcext:value-type="float">
            <text:p>43.1787222222</text:p>
          </table:table-cell>
          <table:table-cell office:value-type="float" office:value="89.4512777777778" calcext:value-type="float">
            <text:p>89.45127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CZ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AUPACA MUNI</text:p>
          </table:table-cell>
          <table:table-cell office:value-type="float" office:value="44.33325" calcext:value-type="float">
            <text:p>44.33325</text:p>
          </table:table-cell>
          <table:table-cell office:value-type="float" office:value="89.0197777777778" calcext:value-type="float">
            <text:p>89.01977777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UW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AUSAU DOWNTOWN</text:p>
          </table:table-cell>
          <table:table-cell office:value-type="float" office:value="44.9262833333333" calcext:value-type="float">
            <text:p>44.9262833333</text:p>
          </table:table-cell>
          <table:table-cell office:value-type="float" office:value="89.627" calcext:value-type="float">
            <text:p>89.62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AUTOMA MUNI</text:p>
          </table:table-cell>
          <table:table-cell office:value-type="float" office:value="44.0431333333333" calcext:value-type="float">
            <text:p>44.0431333333</text:p>
          </table:table-cell>
          <table:table-cell office:value-type="float" office:value="89.3056888888889" calcext:value-type="float">
            <text:p>89.30568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EST BEND MUNI</text:p>
          </table:table-cell>
          <table:table-cell office:value-type="float" office:value="43.4221666666667" calcext:value-type="float">
            <text:p>43.4221666667</text:p>
          </table:table-cell>
          <table:table-cell office:value-type="float" office:value="88.1279166666667" calcext:value-type="float">
            <text:p>88.12791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Y3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GUTZMER'S TWIN OAKS</text:p>
          </table:table-cell>
          <table:table-cell office:value-type="float" office:value="42.8535555555556" calcext:value-type="float">
            <text:p>42.8535555556</text:p>
          </table:table-cell>
          <table:table-cell office:value-type="float" office:value="88.7598055555556" calcext:value-type="float">
            <text:p>88.75980555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W23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ILD ROSE IDLEWILD</text:p>
          </table:table-cell>
          <table:table-cell office:value-type="float" office:value="44.1977527777778" calcext:value-type="float">
            <text:p>44.1977527778</text:p>
          </table:table-cell>
          <table:table-cell office:value-type="float" office:value="89.2178944444444" calcext:value-type="float">
            <text:p>89.21789444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ESTOSHA</text:p>
          </table:table-cell>
          <table:table-cell office:value-type="float" office:value="42.5141388888889" calcext:value-type="float">
            <text:p>42.5141388889</text:p>
          </table:table-cell>
          <table:table-cell office:value-type="float" office:value="88.2051666666667" calcext:value-type="float">
            <text:p>88.20516666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SW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ALEXANDER FIELD SOUTH WOOD COUNTY</text:p>
          </table:table-cell>
          <table:table-cell office:value-type="float" office:value="44.3606444444445" calcext:value-type="float">
            <text:p>44.3606444444</text:p>
          </table:table-cell>
          <table:table-cell office:value-type="float" office:value="89.8381388888889" calcext:value-type="float">
            <text:p>89.83813888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D1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THREE CASTLES AIRPARK</text:p>
          </table:table-cell>
          <table:table-cell office:value-type="float" office:value="43.6699722222222" calcext:value-type="float">
            <text:p>43.6699722222</text:p>
          </table:table-cell>
          <table:table-cell office:value-type="float" office:value="90.2326277777778" calcext:value-type="float">
            <text:p>90.23262777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$Build-2</meta:generator>
    <dc:date>2017-05-29T00:01:47.500273862</dc:date>
    <meta:editing-duration>PT2H57M28S</meta:editing-duration>
    <meta:editing-cycles>3</meta:editing-cycles>
    <meta:document-statistic meta:table-count="1" meta:cell-count="6366" meta:object-count="0"/>
  </office:meta>
</office:document-meta>
</file>